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80000001E0AF00482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5cm" svg:stroke-color="#66ffff" draw:marker-start-width="1.65cm" draw:marker-end-width="1.65cm" draw:fill="none" draw:fill-color="#ffffff" fo:min-height="6.165cm" fo:padding-top="0.374cm" fo:padding-bottom="0.374cm" fo:padding-left="0.499cm" fo:padding-right="0.499cm"/>
    </style:style>
    <style:style style:name="gr2" style:family="graphic" style:parent-style-name="standard">
      <style:graphic-properties draw:stroke="solid" svg:stroke-width="0.5cm" svg:stroke-color="#6666ff" draw:marker-start-width="1.65cm" draw:marker-end-width="1.65cm" draw:fill="none" draw:fill-color="#ffffff" fo:min-height="6.165cm" fo:padding-top="0.374cm" fo:padding-bottom="0.374cm" fo:padding-left="0.499cm" fo:padding-right="0.499cm"/>
    </style:style>
    <style:style style:name="gr3" style:family="graphic" style:parent-style-name="standard">
      <style:graphic-properties draw:stroke="solid" svg:stroke-width="0.5cm" svg:stroke-color="#ff3333" draw:marker-start-width="1.65cm" draw:marker-end-width="1.65cm" draw:fill="none" draw:fill-color="#ffffff" fo:min-height="6.165cm" fo:padding-top="0.374cm" fo:padding-bottom="0.374cm" fo:padding-left="0.499cm" fo:padding-right="0.499cm"/>
    </style:style>
    <style:style style:name="gr4" style:family="graphic" style:parent-style-name="standard">
      <style:graphic-properties draw:stroke="solid" svg:stroke-width="0.5cm" svg:stroke-color="#ff33ff" draw:marker-start-width="1.65cm" draw:marker-end-width="1.65cm" draw:fill="none" draw:fill-color="#ffffff" fo:min-height="6.165cm" fo:padding-top="0.374cm" fo:padding-bottom="0.374cm" fo:padding-left="0.499cm" fo:padding-right="0.499cm"/>
    </style:style>
    <style:style style:name="gr5" style:family="graphic" style:parent-style-name="standard">
      <style:graphic-properties draw:stroke="solid" svg:stroke-width="0.035cm" svg:stroke-color="#cccccc" draw:stroke-linejoin="miter" draw:fill="none" fo:padding-top="0.142cm" fo:padding-bottom="0.142cm" fo:padding-left="0.267cm" fo:padding-right="0.267cm"/>
    </style:style>
    <style:style style:name="gr6" style:family="graphic" style:parent-style-name="standard">
      <style:graphic-properties draw:stroke="solid" svg:stroke-width="0.035cm" svg:stroke-color="#000000" draw:stroke-linejoin="miter" draw:fill="solid" draw:fill-color="#000099" draw:opacity="50%" fo:padding-top="0.142cm" fo:padding-bottom="0.142cm" fo:padding-left="0.267cm" fo:padding-right="0.267cm"/>
    </style:style>
    <style:style style:name="gr7" style:family="graphic" style:parent-style-name="standard">
      <style:graphic-properties draw:stroke="solid" svg:stroke-width="0.035cm" svg:stroke-color="#000000" draw:stroke-linejoin="miter" draw:fill="solid" draw:fill-color="#006600" draw:opacity="50%" fo:padding-top="0.142cm" fo:padding-bottom="0.142cm" fo:padding-left="0.267cm" fo:padding-right="0.267cm"/>
    </style:style>
    <style:style style:name="gr8" style:family="graphic" style:parent-style-name="standard">
      <style:graphic-properties draw:stroke="solid" svg:stroke-width="0.035cm" svg:stroke-color="#000000" draw:stroke-linejoin="miter" draw:fill="solid" draw:fill-color="#990066" draw:opacity="50%" fo:padding-top="0.142cm" fo:padding-bottom="0.142cm" fo:padding-left="0.267cm" fo:padding-right="0.267cm"/>
    </style:style>
    <style:style style:name="gr9" style:family="graphic" style:parent-style-name="standard">
      <style:graphic-properties draw:stroke="solid" svg:stroke-width="0.035cm" svg:stroke-color="#000000" draw:stroke-linejoin="miter" draw:fill="solid" draw:fill-color="#990000" draw:opacity="50%" fo:padding-top="0.142cm" fo:padding-bottom="0.142cm" fo:padding-left="0.267cm" fo:padding-right="0.267cm"/>
    </style:style>
    <style:style style:name="gr10" style:family="graphic" style:parent-style-name="standard">
      <style:graphic-properties draw:stroke="solid" svg:stroke-width="0.035cm" svg:stroke-color="#000000" draw:stroke-linejoin="miter" draw:fill="solid" draw:fill-color="#ff33ff" draw:opacity="50%" fo:padding-top="0.142cm" fo:padding-bottom="0.142cm" fo:padding-left="0.267cm" fo:padding-right="0.267cm"/>
    </style:style>
    <style:style style:name="gr11" style:family="graphic" style:parent-style-name="standard">
      <style:graphic-properties draw:stroke="solid" svg:stroke-width="0.035cm" svg:stroke-color="#000000" draw:stroke-linejoin="miter" draw:fill="solid" draw:fill-color="#ffff00" draw:opacity="50%" fo:padding-top="0.142cm" fo:padding-bottom="0.142cm" fo:padding-left="0.267cm" fo:padding-right="0.267cm"/>
    </style:style>
    <style:style style:name="gr12" style:family="graphic" style:parent-style-name="standard">
      <style:graphic-properties draw:stroke="solid" svg:stroke-width="0.035cm" svg:stroke-color="#000000" draw:stroke-linejoin="miter" draw:fill="solid" draw:fill-color="#006666" draw:opacity="50%" fo:padding-top="0.142cm" fo:padding-bottom="0.142cm" fo:padding-left="0.267cm" fo:padding-right="0.267cm"/>
    </style:style>
    <style:style style:name="gr13" style:family="graphic" style:parent-style-name="standard">
      <style:graphic-properties draw:stroke="none" draw:fill="none" draw:textarea-horizontal-align="left" draw:auto-grow-width="true" fo:min-height="1.909cm" fo:min-width="0.002cm" fo:padding-top="0cm" fo:padding-bottom="0cm" fo:padding-left="0cm" fo:padding-right="0cm"/>
    </style:style>
    <style:style style:name="gr14" style:family="graphic" style:parent-style-name="standard">
      <style:graphic-properties draw:stroke="none" draw:fill="none" draw:textarea-horizontal-align="left" draw:auto-grow-width="true" fo:min-height="0.945cm" fo:min-width="0.002cm" fo:padding-top="0cm" fo:padding-bottom="0cm" fo:padding-left="0cm" fo:padding-right="0cm"/>
    </style:style>
    <style:style style:name="gr15" style:family="graphic" style:parent-style-name="standard">
      <style:graphic-properties draw:stroke="none" draw:fill="none" draw:textarea-horizontal-align="left" draw:auto-grow-width="true" fo:min-height="1.908cm" fo:min-width="0.002cm" fo:padding-top="0cm" fo:padding-bottom="0cm" fo:padding-left="0cm" fo:padding-right="0cm"/>
    </style:style>
    <style:style style:name="gr16" style:family="graphic" style:parent-style-name="standard">
      <style:graphic-properties draw:stroke="solid" svg:stroke-color="#000000" draw:fill="solid" draw:fill-color="#006600" draw:opacity="50%" fo:min-height="2.224cm"/>
    </style:style>
    <style:style style:name="gr17" style:family="graphic" style:parent-style-name="standard">
      <style:graphic-properties draw:stroke="solid" svg:stroke-color="#000000" draw:fill="solid" draw:fill-color="#000099" draw:opacity="50%" fo:min-height="4.447cm"/>
    </style:style>
    <style:style style:name="gr18" style:family="graphic" style:parent-style-name="standard">
      <style:graphic-properties draw:stroke="solid" svg:stroke-color="#000000" draw:fill="solid" draw:fill-color="#ff33ff" draw:opacity="50%" fo:min-height="4.447cm"/>
    </style:style>
    <style:style style:name="gr19" style:family="graphic" style:parent-style-name="standard">
      <style:graphic-properties draw:stroke="solid" svg:stroke-color="#000000" draw:fill="solid" draw:fill-color="#006666" draw:opacity="50%" fo:min-height="4.55cm"/>
    </style:style>
    <style:style style:name="gr20" style:family="graphic" style:parent-style-name="standard">
      <style:graphic-properties draw:stroke="solid" svg:stroke-color="#000000" draw:fill="solid" draw:fill-color="#990000" draw:opacity="50%" fo:min-height="6.67cm"/>
    </style:style>
    <style:style style:name="gr21" style:family="graphic" style:parent-style-name="standard">
      <style:graphic-properties draw:stroke="solid" svg:stroke-color="#000000" draw:fill="solid" draw:fill-color="#990066" draw:opacity="50%" fo:min-height="4.447cm"/>
    </style:style>
    <style:style style:name="gr22" style:family="graphic" style:parent-style-name="standard">
      <style:graphic-properties draw:stroke="solid" svg:stroke-color="#000000" draw:fill="solid" draw:fill-color="#ffff00" draw:opacity="50%" fo:min-height="4.447cm"/>
    </style:style>
    <style:style style:name="gr23" style:family="graphic" style:parent-style-name="standard">
      <style:graphic-properties draw:stroke="none" draw:fill="none" draw:textarea-horizontal-align="left" draw:auto-grow-width="true" fo:min-height="1.483cm" fo:min-width="4.132cm" fo:padding-top="0cm" fo:padding-bottom="0cm" fo:padding-left="0cm" fo:padding-right="0cm"/>
    </style:style>
    <style:style style:name="gr24" style:family="graphic" style:parent-style-name="standard">
      <style:graphic-properties draw:stroke="none" draw:fill="none" draw:textarea-horizontal-align="left" draw:auto-grow-width="true" fo:min-height="1.483cm" fo:min-width="4.133cm" fo:padding-top="0cm" fo:padding-bottom="0cm" fo:padding-left="0cm" fo:padding-right="0cm"/>
    </style:style>
    <style:style style:name="gr25" style:family="graphic" style:parent-style-name="standard">
      <style:graphic-properties draw:stroke="none" draw:fill="none" draw:textarea-horizontal-align="left" draw:auto-grow-width="true" fo:min-height="1.483cm" fo:min-width="4.051cm" fo:padding-top="0cm" fo:padding-bottom="0cm" fo:padding-left="0cm" fo:padding-right="0cm"/>
    </style:style>
    <style:style style:name="gr26" style:family="graphic" style:parent-style-name="standard">
      <style:graphic-properties draw:stroke="none" draw:fill="none" draw:textarea-horizontal-align="left" draw:auto-grow-width="true" fo:min-height="1.483cm" fo:min-width="3.87cm" fo:padding-top="0cm" fo:padding-bottom="0cm" fo:padding-left="0cm" fo:padding-right="0cm"/>
    </style:style>
    <style:style style:name="gr27" style:family="graphic" style:parent-style-name="standard">
      <style:graphic-properties draw:stroke="none" draw:fill="none" draw:textarea-horizontal-align="left" draw:auto-grow-width="true" fo:min-height="1.483cm" fo:min-width="3.869cm" fo:padding-top="0cm" fo:padding-bottom="0cm" fo:padding-left="0cm" fo:padding-right="0cm"/>
    </style:style>
    <style:style style:name="gr2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svg:stroke-width="0.1cm" svg:stroke-color="#000000" draw:marker-start-width="0.5cm" draw:marker-end-width="0.5cm" draw:fill="solid" draw:fill-color="#ffffff" fo:min-height="7.231cm" fo:padding-top="0.175cm" fo:padding-bottom="0.175cm" fo:padding-left="0.3cm" fo:padding-right="0.3cm"/>
    </style:style>
    <style:style style:name="gr30" style:family="graphic" style:parent-style-name="standard">
      <style:graphic-properties draw:stroke="none" svg:stroke-width="0.1cm" svg:stroke-color="#000000" draw:marker-start-width="0.5cm" draw:marker-end-width="0.5cm" draw:fill="solid" draw:fill-color="#ffffff" fo:min-height="3.616cm" fo:padding-top="0.175cm" fo:padding-bottom="0.175cm" fo:padding-left="0.3cm" fo:padding-right="0.3cm"/>
    </style:style>
    <style:style style:name="gr31" style:family="graphic" style:parent-style-name="standard">
      <style:graphic-properties draw:stroke="none" svg:stroke-width="0.1cm" svg:stroke-color="#000000" draw:marker-start-width="0.5cm" draw:marker-end-width="0.5cm" draw:fill="solid" draw:fill-color="#ffffff" fo:min-height="10.948cm" fo:padding-top="0.175cm" fo:padding-bottom="0.175cm" fo:padding-left="0.3cm" fo:padding-right="0.3cm"/>
    </style:style>
    <style:style style:name="gr32" style:family="graphic" style:parent-style-name="standard">
      <style:graphic-properties draw:stroke="none" svg:stroke-width="0.1cm" svg:stroke-color="#000000" draw:marker-start-width="0.5cm" draw:marker-end-width="0.5cm" draw:fill="solid" draw:fill-color="#ffffff" fo:min-height="10.846cm" fo:padding-top="0.175cm" fo:padding-bottom="0.175cm" fo:padding-left="0.3cm" fo:padding-right="0.3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00cccc" style:font-name="DejaVu Sans Condensed" fo:font-size="150pt" fo:font-weight="bold" style:font-size-asian="150pt" style:font-weight-asian="bold" style:font-size-complex="150pt" style:font-weight-complex="bold"/>
    </style:style>
    <style:style style:name="P3" style:family="paragraph">
      <loext:graphic-properties draw:fill="none" draw:fill-color="#ffffff"/>
      <style:paragraph-properties fo:text-align="center"/>
      <style:text-properties fo:color="#3333ff" style:font-name="DejaVu Sans Condensed" fo:font-size="150pt" fo:font-weight="bold" style:font-size-asian="150pt" style:font-weight-asian="bold" style:font-size-complex="150pt" style:font-weight-complex="bold"/>
    </style:style>
    <style:style style:name="P4" style:family="paragraph">
      <loext:graphic-properties draw:fill="none" draw:fill-color="#ffffff"/>
      <style:paragraph-properties fo:text-align="center"/>
      <style:text-properties fo:color="#ff6666" style:font-name="DejaVu Sans Condensed" fo:font-size="150pt" fo:font-weight="bold" style:font-size-asian="150pt" style:font-weight-asian="bold" style:font-size-complex="150pt" style:font-weight-complex="bold"/>
    </style:style>
    <style:style style:name="P5" style:family="paragraph">
      <loext:graphic-properties draw:fill="none" draw:fill-color="#ffffff"/>
      <style:paragraph-properties fo:text-align="center"/>
      <style:text-properties fo:color="#ff66ff" style:font-name="DejaVu Sans Condensed" fo:font-size="150pt" fo:font-weight="bold" style:font-size-asian="150pt" style:font-weight-asian="bold" style:font-size-complex="150pt" style:font-weight-complex="bold"/>
    </style:style>
    <style:style style:name="P6" style:family="paragraph">
      <loext:graphic-properties draw:fill="none"/>
    </style:style>
    <style:style style:name="P7" style:family="paragraph">
      <loext:graphic-properties draw:fill="solid" draw:fill-color="#000099" draw:opacity="50%"/>
    </style:style>
    <style:style style:name="P8" style:family="paragraph">
      <loext:graphic-properties draw:fill="solid" draw:fill-color="#006600" draw:opacity="50%"/>
    </style:style>
    <style:style style:name="P9" style:family="paragraph">
      <loext:graphic-properties draw:fill="solid" draw:fill-color="#990066" draw:opacity="50%"/>
    </style:style>
    <style:style style:name="P10" style:family="paragraph">
      <loext:graphic-properties draw:fill="solid" draw:fill-color="#990000" draw:opacity="50%"/>
    </style:style>
    <style:style style:name="P11" style:family="paragraph">
      <loext:graphic-properties draw:fill="solid" draw:fill-color="#ff33ff" draw:opacity="50%"/>
    </style:style>
    <style:style style:name="P12" style:family="paragraph">
      <loext:graphic-properties draw:fill="solid" draw:fill-color="#ffff00" draw:opacity="50%"/>
    </style:style>
    <style:style style:name="P13" style:family="paragraph">
      <loext:graphic-properties draw:fill="solid" draw:fill-color="#006666" draw:opacity="50%"/>
    </style:style>
    <style:style style:name="P14" style:family="paragraph">
      <loext:graphic-properties draw:fill="solid" draw:fill-color="#006600" draw:opacity="50%"/>
      <style:paragraph-properties fo:text-align="center"/>
      <style:text-properties style:font-name="DejaVu Sans Condensed" fo:font-size="54pt" fo:font-weight="normal" style:font-size-asian="54pt" style:font-weight-asian="normal" style:font-size-complex="54pt" style:font-weight-complex="normal"/>
    </style:style>
    <style:style style:name="P15" style:family="paragraph">
      <loext:graphic-properties draw:fill="solid" draw:fill-color="#000099" draw:opacity="50%"/>
      <style:paragraph-properties fo:text-align="center"/>
      <style:text-properties style:font-name="DejaVu Sans Condensed" fo:font-size="54pt" fo:font-weight="normal" style:font-size-asian="54pt" style:font-weight-asian="normal" style:font-size-complex="54pt" style:font-weight-complex="normal"/>
    </style:style>
    <style:style style:name="P16" style:family="paragraph">
      <loext:graphic-properties draw:fill="solid" draw:fill-color="#ff33ff" draw:opacity="50%"/>
      <style:paragraph-properties fo:text-align="center"/>
      <style:text-properties style:font-name="DejaVu Sans Condensed" fo:font-size="54pt" fo:font-weight="normal" style:font-size-asian="54pt" style:font-weight-asian="normal" style:font-size-complex="54pt" style:font-weight-complex="normal"/>
    </style:style>
    <style:style style:name="P17" style:family="paragraph">
      <loext:graphic-properties draw:fill="solid" draw:fill-color="#006666" draw:opacity="50%"/>
      <style:paragraph-properties fo:text-align="center"/>
      <style:text-properties style:font-name="DejaVu Sans Condensed" fo:font-size="54pt" fo:font-weight="normal" style:font-size-asian="54pt" style:font-weight-asian="normal" style:font-size-complex="54pt" style:font-weight-complex="normal"/>
    </style:style>
    <style:style style:name="P18" style:family="paragraph">
      <loext:graphic-properties draw:fill="solid" draw:fill-color="#990000" draw:opacity="50%"/>
      <style:paragraph-properties fo:text-align="center"/>
      <style:text-properties style:font-name="DejaVu Sans Condensed" fo:font-size="54pt" fo:font-weight="normal" style:font-size-asian="54pt" style:font-weight-asian="normal" style:font-size-complex="54pt" style:font-weight-complex="normal"/>
    </style:style>
    <style:style style:name="P19" style:family="paragraph">
      <loext:graphic-properties draw:fill="solid" draw:fill-color="#990066" draw:opacity="50%"/>
      <style:paragraph-properties fo:text-align="center"/>
      <style:text-properties style:font-name="DejaVu Sans Condensed" fo:font-size="54pt" fo:font-weight="normal" style:font-size-asian="54pt" style:font-weight-asian="normal" style:font-size-complex="54pt" style:font-weight-complex="normal"/>
    </style:style>
    <style:style style:name="P20" style:family="paragraph">
      <loext:graphic-properties draw:fill="solid" draw:fill-color="#ffff00" draw:opacity="50%"/>
      <style:paragraph-properties fo:text-align="center"/>
      <style:text-properties style:font-name="DejaVu Sans Condensed" fo:font-size="54pt" fo:font-weight="normal" style:font-size-asian="54pt" style:font-weight-asian="normal" style:font-size-complex="54pt" style:font-weight-complex="normal"/>
    </style:style>
    <style:style style:name="P21" style:family="paragraph">
      <loext:graphic-properties draw:fill="none"/>
      <style:paragraph-properties fo:text-align="center"/>
      <style:text-properties style:font-name="DejaVu Sans Condensed" fo:font-size="36pt"/>
    </style:style>
    <style:style style:name="P22" style:family="paragraph">
      <loext:graphic-properties draw:fill="none"/>
      <style:paragraph-properties fo:text-align="center"/>
    </style:style>
    <style:style style:name="P23" style:family="paragraph">
      <loext:graphic-properties draw:fill="solid" draw:fill-color="#ffffff"/>
      <style:paragraph-properties fo:text-align="center"/>
      <style:text-properties style:font-name="DejaVu Sans Condensed" fo:font-size="88pt" style:font-size-asian="88pt" style:font-size-complex="88pt"/>
    </style:style>
    <style:style style:name="P24" style:family="paragraph">
      <style:paragraph-properties fo:margin-top="0.102cm" fo:margin-bottom="0.102cm" fo:text-align="center"/>
    </style:style>
    <style:style style:name="P25" style:family="paragraph">
      <loext:graphic-properties draw:fill="solid" draw:fill-color="#ffffff"/>
      <style:paragraph-properties fo:margin-top="0.102cm" fo:margin-bottom="0.102cm" fo:text-align="center"/>
      <style:text-properties style:font-name="DejaVu Sans Condensed" fo:font-size="88pt" style:font-size-asian="88pt" style:font-size-complex="88pt"/>
    </style:style>
    <style:style style:name="T1" style:family="text">
      <style:text-properties fo:color="#00cccc" style:font-name="DejaVu Sans Condensed" fo:font-size="150pt" fo:font-weight="bold" style:font-size-asian="150pt" style:font-weight-asian="bold" style:font-size-complex="150pt" style:font-weight-complex="bold"/>
    </style:style>
    <style:style style:name="T2" style:family="text">
      <style:text-properties fo:color="#3333ff" style:font-name="DejaVu Sans Condensed" fo:font-size="150pt" fo:font-weight="bold" style:font-size-asian="150pt" style:font-weight-asian="bold" style:font-size-complex="150pt" style:font-weight-complex="bold"/>
    </style:style>
    <style:style style:name="T3" style:family="text">
      <style:text-properties fo:color="#ff6666" style:font-name="DejaVu Sans Condensed" fo:font-size="150pt" fo:font-weight="bold" style:font-size-asian="150pt" style:font-weight-asian="bold" style:font-size-complex="150pt" style:font-weight-complex="bold"/>
    </style:style>
    <style:style style:name="T4" style:family="text">
      <style:text-properties fo:color="#ff66ff" style:font-name="DejaVu Sans Condensed" fo:font-size="150pt" fo:font-weight="bold" style:font-size-asian="150pt" style:font-weight-asian="bold" style:font-size-complex="150pt" style:font-weight-complex="bold"/>
    </style:style>
    <style:style style:name="T5" style:family="text">
      <style:text-properties style:font-name="DejaVu Sans Condensed" fo:font-size="54pt" fo:font-weight="normal" style:font-size-asian="54pt" style:font-weight-asian="normal" style:font-size-complex="54pt" style:font-weight-complex="normal"/>
    </style:style>
    <style:style style:name="T6" style:family="text">
      <style:text-properties fo:font-variant="normal" fo:text-transform="none" fo:color="#000000" style:font-name="DejaVu Sans Condensed" fo:font-size="36pt" fo:font-style="normal" fo:font-weight="normal"/>
    </style:style>
    <style:style style:name="T7" style:family="text">
      <style:text-properties style:font-name="DejaVu Sans Condensed" fo:font-size="88pt" style:font-size-asian="88pt" style:font-size-complex="8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frame draw:style-name="gr1" draw:text-style-name="P2" draw:layer="measurelines" svg:width="8.2cm" svg:height="6.913cm" svg:x="7.55cm" svg:y="9cm">
            <draw:text-box>
              <text:p text:style-name="P1"><text:span text:style-name="T1">Cl</text:span></text:p>
            </draw:text-box>
          </draw:frame>
          <draw:frame draw:style-name="gr2" draw:text-style-name="P3" draw:layer="measurelines" svg:width="10.4cm" svg:height="6.913cm" svg:x="6.65cm" svg:y="30cm">
            <draw:text-box>
              <text:p text:style-name="P1"><text:span text:style-name="T2">LN</text:span></text:p>
            </draw:text-box>
          </draw:frame>
          <draw:frame draw:style-name="gr3" draw:text-style-name="P4" draw:layer="measurelines" svg:width="12cm" svg:height="6.913cm" svg:x="5.95cm" svg:y="51cm">
            <draw:text-box>
              <text:p text:style-name="P1"><text:span text:style-name="T3">P12</text:span></text:p>
            </draw:text-box>
          </draw:frame>
          <draw:frame draw:style-name="gr4" draw:text-style-name="P5" draw:layer="measurelines" svg:width="12cm" svg:height="6.913cm" svg:x="5.95cm" svg:y="72cm">
            <draw:text-box>
              <text:p text:style-name="P1"><text:span text:style-name="T4">Inf</text:span></text:p>
            </draw:text-box>
          </draw:frame>
          <draw:line draw:style-name="gr5" draw:text-style-name="P6" draw:layer="layout" svg:x1="26.033cm" svg:y1="21.714cm" svg:x2="26.033cm" svg:y2="5.329cm">
            <text:p/>
          </draw:line>
          <draw:line draw:style-name="gr5" draw:text-style-name="P6" draw:layer="layout" svg:x1="32.528cm" svg:y1="21.714cm" svg:x2="32.528cm" svg:y2="5.329cm">
            <text:p/>
          </draw:line>
          <draw:line draw:style-name="gr5" draw:text-style-name="P6" draw:layer="layout" svg:x1="39.022cm" svg:y1="21.714cm" svg:x2="39.022cm" svg:y2="5.329cm">
            <text:p/>
          </draw:line>
          <draw:line draw:style-name="gr5" draw:text-style-name="P6" draw:layer="layout" svg:x1="45.518cm" svg:y1="21.714cm" svg:x2="45.518cm" svg:y2="5.329cm">
            <text:p/>
          </draw:line>
          <draw:line draw:style-name="gr5" draw:text-style-name="P6" draw:layer="layout" svg:x1="52.012cm" svg:y1="21.714cm" svg:x2="52.012cm" svg:y2="5.329cm">
            <text:p/>
          </draw:line>
          <draw:line draw:style-name="gr5" draw:text-style-name="P6" draw:layer="layout" svg:x1="58.507cm" svg:y1="21.714cm" svg:x2="58.507cm" svg:y2="5.329cm">
            <text:p/>
          </draw:line>
          <draw:line draw:style-name="gr5" draw:text-style-name="P6" draw:layer="layout" svg:x1="65.002cm" svg:y1="21.714cm" svg:x2="65.002cm" svg:y2="5.329cm">
            <text:p/>
          </draw:line>
          <draw:line draw:style-name="gr5" draw:text-style-name="P6" draw:layer="layout" svg:x1="71.497cm" svg:y1="21.714cm" svg:x2="71.497cm" svg:y2="5.329cm">
            <text:p/>
          </draw:line>
          <draw:line draw:style-name="gr5" draw:text-style-name="P6" draw:layer="layout" svg:x1="77.991cm" svg:y1="21.714cm" svg:x2="77.991cm" svg:y2="5.329cm">
            <text:p/>
          </draw:line>
          <draw:line draw:style-name="gr5" draw:text-style-name="P6" draw:layer="layout" svg:x1="84.486cm" svg:y1="21.714cm" svg:x2="84.486cm" svg:y2="5.329cm">
            <text:p/>
          </draw:line>
          <draw:line draw:style-name="gr5" draw:text-style-name="P6" draw:layer="layout" svg:x1="90.981cm" svg:y1="21.714cm" svg:x2="90.981cm" svg:y2="5.329cm">
            <text:p/>
          </draw:line>
          <draw:line draw:style-name="gr5" draw:text-style-name="P6" draw:layer="layout" svg:x1="97.476cm" svg:y1="21.714cm" svg:x2="97.476cm" svg:y2="5.329cm">
            <text:p/>
          </draw:line>
          <draw:line draw:style-name="gr5" draw:text-style-name="P6" draw:layer="layout" svg:x1="103.971cm" svg:y1="21.714cm" svg:x2="103.971cm" svg:y2="5.329cm">
            <text:p/>
          </draw:line>
          <draw:polyline draw:style-name="gr5" draw:text-style-name="P6" draw:layer="layout" svg:width="89.999cm" svg:height="16.386cm" svg:x="20.35cm" svg:y="5.329cm" svg:viewBox="0 0 90000 16387" draw:points="0,0 0,16387 90000,16387 90000,0">
            <text:p/>
          </draw:polyline>
          <draw:path draw:style-name="gr6" draw:text-style-name="P7" draw:layer="layout" svg:width="89.999cm" svg:height="16.386cm" svg:x="20.35cm" svg:y="5.329cm" svg:viewBox="0 0 90000 16387" svg:d="M0 14994l155 127c154 127 463 384 773 430 309 45 618-121 927-105 310 14 620 210 929 331 309 122 618 166 927 190 310 22 619 22 928-28 309-52 618-155 928-487 309-329 619-886 928-1151 309-264 619-236 928-200 309 35 618 77 927 107 310 29 619 45 928-502 309-550 618-1664 929-1834 309-172 618 604 927 1147 310 545 619 860 928 1177 309 319 618 642 928 754 309 111 618 12 927 62 310 53 620 255 929 382 309 129 618 180 927 230 310 50 619 99 928 119s618 12 928-93c309-105 619-307 928-442s619-204 928-269c309-64 618-125 927-434 310-311 619-868 928-892 309-27 618 482 929 468 309-16 618-555 927-745s619-32 928-202 618-666 927-769c310-101 619 194 928-47 310-238 619-1009 929-1429 309-418 618-485 927-873s619-1096 928-2122 618-2365 927-3734c310-1367 620-2765 929-3461 309-699 618-699 928-699 309 0 618 0 927 0s619 0 928 0 618 0 929 0c309 0 618 0 927 0s619 0 928 0 618 0 927 0c310 0 619 0 928 0 310 0 619 0 929 0 309 0 618 0 927 0s619 0 928 666c309 665 618 1996 927 2654 310 658 620 642 929 814 309 169 618 527 928-132 309-656 618-2330 927-3166s619-836 928-836 618 0 928 0 619 0 928 0 618 0 928 0c309 0 618 0 927 729s619 2187 928 3481c310 1293 619 2424 928 3056 310 634 619 769 928 852 309 81 618 109 928 575 309 467 618 1372 927 1780 309 407 620 319 929-53s618-1026 928-2076c309-1050 618-2496 927-2597 309-103 619 1141 928 2141 309 999 619 1755 928 2175 310 420 619 502 928 567 309 67 618 113 928-214 309-327 618-1028 927-1060 309-30 619 610 929 1452 309 842 618 1888 927 2270 310 379 619 92 928-154 309-244 618-448 928-664 309-216 618-445 927-497 310-55 620 67 929 174s618 202 927 145c310-57 619-267 928-109 309 157 618 680 928 1101 309 420 619 737 928 70 309-666 619-2314 928-3831 309-1514 618-2895 927-4426 310-1531 619-3209 928-4047 309-840 618-840 929-840 309 0 618 0 927 1414 309 1411 619 4238 928 5890s618 2131 927 2765c310 634 619 1425 928 2027 310 600 620 1010 929 1311 309 303 618 498 927 692 310 196 619 390 928 453 309 62 618-8 928-18 309-11 619 40 928 54 309 12 619-10 928 97s618 341 927 388c310 44 619-99 928-233 309-133 618-254 929-313 309-56 618-50 927-512 309-461 619-1390 928-1420 309-32 618 832 927 955 310 123 619-497 774-806l154-309v1596l-154 244c-155 246-464 735-774 594-309-142-618-915-927-877-309 39-619 887-928 1313-309 424-618 424-927 424-311 2-620 4-929 46-309 45-618 132-928 75-309-58-618-256-927-335-309-77-619-34-928-16s-619 8-928 34c-310 24-619 81-928 103-309 20-618 4-928-111-309-115-618-329-927-586-309-256-619-553-929-935-309-383-618-850-928-1038-309-187-618-98-927-943-309-844-619-2621-928-3651s-618-1310-927-1621c-311-311-620-654-929-208s-618 1678-928 2698c-309 1017-618 1821-927 2776-309 954-619 2058-928 2527-309 470-619 305-928-27-310-329-619-824-928-979-309-158-618 26-928 54-309 27-618-100-927-145-309-42-619 2-929 113-309 111-618 293-927 448-310 156-619 287-928 376-309 91-618 143-928-192-309-333-618-1054-927-1625-310-572-620-996-929-927-309 68-618 630-927 898-310 267-619 239-928 293-309 55-618 192-928 0-309-194-619-715-928-1474-309-761-619-1759-928-1862-309-101-618 691-927 1424-310 731-619 1401-928 1757-309 353-620 393-929 62-309-329-618-1028-927-1458-310-428-619-589-928-618-309-28-618 75-928-292-309-368-618-1204-928-2234-309-1030-619-2252-928-2878-309-624-618-650-927-617-310 32-619 127-928 252s-618 283-928 422c-310 141-619 265-928 275-309 8-619-97-928 529-309 624-618 1979-927 2373-310 391-619-180-928-479-309-297-619-323-929-947-309-622-618-1842-927-2387s-619-418-928-246c-309 173-618 391-927 609-310 221-619 439-929 598-309 158-618 253-928 150-309-101-618-402-927-536-309-131-619-92-928 4-309 97-618 255-927 418-311 164-620 336-929 340-309 2-619-164-928-265s-618-139-927-228c-310-89-619-228-928 238-309 465-619 1537-929 2601-309 1067-618 2125-927 2809-309 687-619 1000-928 1186-309 185-618 242-927 567-310 327-619 921-929 1107-309 185-618-39-928 20-309 60-618 406-927 517-309 109-619-16-928 113s-618 511-927 442c-311-70-620-596-929-630-309-32-618 424-928 683-309 260-618 319-927 387-309 67-619 140-928 279-309 137-619 341-928 444-310 101-619 101-928 101s-618 0-928 0c-309 0-618 0-927-143-309-141-619-426-929-543-309-119-618-73-927-180-310-109-619-372-928-616-309-246-618-472-928-860-309-388-618-937-927-790-311 150-620 998-929 1438s-618 475-928 483c-309 8-618-8-927-23-309-16-619-30-928 176s-619 632-928 844c-310 214-619 214-928 214s-618 0-928 0c-309 0-618 0-927-89-309-88-619-266-929-266-309 0-618 178-927 170-310-11-619-206-773-303l-155-99z">
            <text:p/>
          </draw:path>
          <draw:path draw:style-name="gr7" draw:text-style-name="P8" draw:layer="layout" svg:width="89.999cm" svg:height="14.477cm" svg:x="20.35cm" svg:y="5.329cm" svg:viewBox="0 0 90000 14478" svg:d="M0 5194l155-866c154-867 463-2597 773-3462 309-866 618-866 927-866 310 0 620 0 929 0s618 0 927 0c310 0 619 0 928 0s618 0 928 0c309 0 619 0 928 0s619 0 928 0 618 0 927 0c310 0 619 0 928 0s618 0 929 0c309 0 618 0 927 0 310 0 619 0 928 0s618 0 928 0c309 0 618 0 927 0 310 0 620 0 929 0s618 0 927 0c310 0 619 0 928 0s618 0 928 0c309 0 619 0 928 0s619 0 928 1105c309 1102 618 3309 927 4345 310 1036 619 901 928 689s618-499 929-1535c309-1036 618-2821 927-3711 309-893 619-893 928-893s618 0 927 0c310 0 619 0 928 0 310 0 619 0 929 0 309 0 618 0 927 0s619 0 928 1395c309 1396 618 4185 927 5045 310 858 620-212 929-679 309-466 618-327 928-238 309 89 618 127 927 824 309 695 619 2050 928 3136 309 1084 618 1902 929 2223 309 319 618 144 927 65s619-59 928-1006 618-2861 927-3867c310-1005 619-1100 928-1258 310-159 619-377 929-598 309-218 618-436 927-609 309-172 619-299 928-1030 309-733 618-2068 927-2735 310-668 620-668 929-668s618 0 928 899c309 896 618 2693 927 3645 309 949 619 1054 928 1740 309 687 618 1953 928 2444 310 490 619 208 928-41 309-246 618-454 928-1120 309-665 618-1785 927-3122s619-2890 928-3668c310-777 619-777 928-18 310 762 619 2282 928 3118s618 990 928 1073c309 84 618 100 927 56 309-42 620-145 929-228 309-81 618-141 928 499 309 642 618 1983 927 1946 309-36 619-1450 928-1643 309-194 619 832 928 1373 310 541 619 597 928 89 309-509 618-1584 928-2095 309-512 618-462 927-1193s619-2243 929-2999c309-755 618-755 927-755 310 0 619 0 928 0s618 0 928 0c309 0 618 0 927 0 310 0 620 0 929 0s618 0 927 0c310 0 619 0 928 0s618 0 928 0c309 0 619 0 928 0s619 0 928 0 618 0 927 959c310 959 619 2878 928 4009 309 1129 618 1472 929 1783 309 311 618 591 927-537 309-1131 619-3674 928-4944s618-1270 927-1270c310 0 619 0 928 0 310 0 620 0 929 1000 309 997 618 2994 927 4053 310 1056 619 1173 928 173 309-997 618-3112 928-3231 309-117 619 1761 928 2850 309 1088 619 1389 928 1603 309 212 618 339 927 816 310 474 619 1298 928 1193s618-1137 929-1240c309-105 618 721 927 1313s619 949 928 1397c309 449 618 988 927 978 310-10 619-570 774-848l154-281v2659l-154 101c-155 103-464 307-774 184-309-123-618-573-927-927-309-353-619-614-928-1090-309-477-618-1171-927-1040-311 129-620 1084-929 1224-309 139-618-538-928-873-309-335-618-329-927-335-309-4-619-22-928-792-309-769-619-2290-928-2082-310 208-619 2145-928 2987-309 844-618 596-928-77-309-672-618-1765-927-1765-309 2-619 1097-929 1606-309 509-618 432-928 155-309-276-618-755-927-482-309 270-619 1292-928 1664-309 369-618 90-927-188-311-279-620-558-929-1503s-618-2556-928-3124c-309-567-618-91-927 424-309 517-619 1073-928 984-309-87-619-820-928-1262-310-442-619-594-928-632-309-37-618 38-928 113-309 74-618 147-927 107-309-41-619-194-929-166-309 28-618 236-927 434-310 196-619 384-928 701s-618 763-928 636c-309-127-618-828-927-713-310 115-620 1048-929 1372-309 323-618 36-927 363-310 327-619 1268-928 1698-309 428-618 346-928-74-309-418-619-1176-928-780s-619 1945-928 2046-618-1244-927-1991c-310-746-619-895-928-921-309-24-620 75-929 68-309-6-618-119-927-187-310-71-619-99-928-709s-618-1801-928-2436c-309-632-618-706-928-16-309 691-619 2145-928 3280-309 1133-618 1946-927 2482-310 535-619 789-928 1108s-618 703-928 368c-310-333-619-1383-928-1862-309-477-619-382-928-1202-309-819-618-2556-927-3602-310-1048-619-1406-928-1575-309-172-619-156-929 494-309 649-618 1933-927 2666-309 731-619 913-928 1133s-618 481-927 682c-310 200-619 342-929 455-309 113-618 194-928 995-309 802-618 2325-927 3070s-619 717-928 767c-309 49-618 176-927-40-311-214-620-774-929-1581-309-808-619-1866-928-2409-309-544-618-574-927-689-310-117-619-321-928-6s-619 1147-929 307c-309-842-618-3356-927-4516-309-1159-619-965-928-775-309 192-618 380-927 479-310 99-619 109-929 127-309 16-618 40-928 24-309-16-618-71-927-212-309-139-619-366-928 400-309 765-618 2524-927 3536-311 1009-620 1276-929 1631-309 358-618 806-928 194-309-612-618-2286-927-2964-309-679-619-360-928-240-309 121-619 44-928-279-310-323-619-893-928-1305-309-414-618-670-928-805-309-136-618-150-927 747-309 898-619 2710-929 4053-309 1343-618 2219-927 2605-310 383-619 278-928 22-309-259-618-668-928-1424-309-755-618-1860-927-2346-311-489-620-362-929-441-309-78-618-361-928-664-309-301-618-622-927-822s-619-274-928-224c-309 51-619 228-928 315-310 85-619 79-928-143-309-224-618-667-928-1022-309-355-618-626-927-733-309-109-619-53-929 14-309 69-618 147-927 872-310 725-619 2094-773 2781l-155 685z">
            <text:p/>
          </draw:path>
          <draw:path draw:style-name="gr8" draw:text-style-name="P9" draw:layer="layout" svg:width="89.999cm" svg:height="16.386cm" svg:x="20.35cm" svg:y="5.329cm" svg:viewBox="0 0 90000 16387" svg:d="M0 9548l155 923c154 922 463 2770 773 3822 309 1050 618 1307 927 804 310-505 620-1767 929-2716 309-951 618-1587 927-1805 310-219 619-17 928 630 309 644 618 1732 928 2566 309 834 619 1412 928 1600 309 187 619-17 928-109 309-95 618-79 927-87 310-8 619-43 928-483s618-1288 929-1319c309-30 618 760 927 1252 310 493 619 689 928 901s618 436 928 525c309 89 618 40 927-412 310-450 620-1302 929-1545 309-240 618 132 927 154 310 24 619-303 928-247 309 57 618 497 928 857 309 359 619 640 928 822 309 181 619 266 928 296 309 31 618 6 927-42 310-48 619-119 928-184 309-64 618-119 929-866 309-747 618-2185 927-2841 309-659 619-536 928-810 309-275 618-947 927-1392 310-442 619-658 928-864 310-204 619-398 929 190 309 586 618 1951 927 3197s619 2372 928 2918c309 545 618 511 927 393 310-119 620-321 929-474 309-156 618-263 928-228 309 34 618 212 927 410s619 416 928 533c309 119 618 137 929 125 309-12 618-55 927-85 309-32 619-52 928-58 309-8 618-2 927 26 310 30 619 85 928 83 310-2 619-61 929-142 309-80 618-183 927-256 309-75 619-117 928-168 309-48 618-101 927-91 310 10 620 85 929 162s618 155 928 250c309 95 618 208 927 263 309 56 619 56 928 38s618-54 928-75c310-22 619-28 928-143 309-113 618-335 928-440 309-105 618-97 927-164 309-68 619-216 928-256 310-41 619 26 928 6 310-22 619-131 928-139s618 86 928 54c309-32 618-192 927-279 309-84 620-96 929-99 309-2 618 9 928-284 309-291 618-881 927-1371 309-493 619-887 928-2321 309-1435 619-3913 928-5119 310-1203 619-1133 928-521 309 610 618 1761 928 2890 309 1129 618 2235 927 3215 309 981 619 1833 929 2407 309 571 618 862 927 1107 310 244 619 444 928 353s618-471 928-535c309-65 618 188 927 297 310 109 620 74 929 147s618 250 927 226c310-24 619-250 928-188 309 63 618 414 928 519 309 107 619-34 928 33 309 64 619 335 928 492 309 156 618 196 927 219 310 24 619 28 928 40s618 28 929 36c309 8 618 6 927 20 309 13 619 39 928 55 309 14 618 18 927 18 310 0 619-2 928-14 310-12 620-32 929-69 309-38 618-93 927-181 310-87 619-206 928-295 309-91 618-148 928-172 309-26 619-16 928-34s619-61 928-354c309-290 618-830 927-1157 310-327 619-440 928-551s618-222 929-1662c309-1440 618-4210 927-6395s619-3783 928-4580c309-800 618-800 927-800 310 0 619 0 774 0h154v5557l-154 374c-155 374-464 1123-774 1203-309 81-618-504-927-345-309 162-619 1068-928 2472-309 1403-618 3304-927 4313-311 1012-620 1133-929 1266-309 134-618 277-928 489-309 210-618 489-927 648-309 158-619 196-928 196-309-2-619-42-928-60-310-18-619-14-928 36-309 48-618 143-928 190-309 48-618 48-927 48s-619 0-929 0c-309 0-618 0-928 0-309 0-618 0-927 0s-619 0-928 0-618 0-927 0c-311 0-620 0-929 0s-618 0-928 0c-309 0-618 0-927-99s-619-294-928-294-619 195-928 151c-310-46-619-335-928-406-309-73-618 73-928 148-309 76-618 84-927 86s-619-2-929-127c-309-125-618-369-927-380-310-8-619 219-928 225s-618-210-928-394c-309-184-618-337-927-701-310-363-620-937-929-1605-309-671-618-1434-927-2349-310-913-619-1975-928-2534-309-558-618-614-928 347-309 961-619 2942-928 4051s-619 1349-928 1757c-309 410-618 985-927 1282-310 297-619 311-928 315-309 2-620-10-929-34s-618-61-927-79c-310-18-619-14-928 14-309 31-618 85-928 128-309 42-618 70-928 82-309 12-619 6-928 4s-618-2-927 67c-310 69-619 206-928 277-309 68-618 68-928 68s-619 0-928 0-619 0-928-48c-309-49-618-146-927-202-310-59-619-79-928-107s-619-63-929-63c-309-2-618 31-927 59s-619 48-928 79c-309 30-618 66-927 115-310 48-619 107-929 137-309 30-618 30-928 30-309 0-618 0-927 0s-619 0-928 0-618 0-927 0c-311 0-620 0-929-70-309-71-619-210-928-364-309-151-618-317-927-339-310-22-619 97-928 250-309 152-619 338-929 430-309 93-618 93-927-305-309-397-619-1191-928-2166-309-976-618-2133-927-2613-310-481-619-289-929-49-309 238-618 523-928 915-309 392-618 888-927 1058s-619 12-928 499-618 1621-927 2187c-311 567-620 567-929 567s-618 0-928 0c-309 0-618 0-927 0s-619 0-928-107-619-321-928-579c-310-259-619-564-928-584s-618 244-928 186c-309-59-618-440-927-313s-619 761-929 1080c-309 317-618 317-927 226-310-90-619-274-928-418-309-143-618-248-928-583-309-333-618-895-927-836-311 60-620 743-929 1088-309 346-618 356-928 346-309-9-618-37-927 44-309 79-619 265-928 107-309-160-619-662-928-1216-310-555-619-1161-928-1599s-618-707-928-624c-309 83-618 519-927 1208-309 688-619 1631-929 1999-309 367-618 157-927-547-310-705-619-1905-773-2507l-155-599z">
            <text:p/>
          </draw:path>
          <draw:path draw:style-name="gr9" draw:text-style-name="P10" draw:layer="layout" svg:width="89.999cm" svg:height="16.142cm" svg:x="20.35cm" svg:y="5.574cm" svg:viewBox="0 0 90000 16143" svg:d="M0 13380l155-513c154-513 463-1538 773-2088 309-547 618-618 927-773 310-154 620-392 929-73s618 1198 927 1771c310 574 619 842 928 598 309-242 618-998 928-1529 309-533 619-840 928-993 309-154 619-156 928-18 309 137 618 412 927 668 310 256 619 497 928 1214 309 719 618 1912 929 2599 309 684 618 860 927 1001 310 142 619 247 928 273 309 24 618-30 928-81 309-52 618-99 927-299 310-198 620-549 929-882 309-335 618-653 927-596 310 59 619 495 928 574 309 80 618-192 928-421 309-230 619-411 928-393 309 20 619 240 928 303 309 64 618-29 927 99 310 127 619 472 928 430 309-45 618-475 929-384 309 89 618 703 927 905s619-6 928-69c309-65 618 18 927 129 310 113 619 259 928 335 310 75 619 83 929 85 309 2 618-2 927-60 309-59 619-172 928-255 309-85 618-139 927-26 310 113 620 394 929 475 309 80 618-39 928-17 309 23 618 188 927 51s619-576 928-788c309-210 618-194 929-250 309-55 618-182 927-232 309-49 619-20 928 18s618 85 927 133c310 49 619 99 928 154 310 54 619 113 929 56 309-56 618-226 927-262 309-39 619 58 928 42 309-18 618-149 927-166 310-14 620 89 929 192 309 105 618 212 928 303 309 91 618 168 927 198s619 16 928-20c309-34 618-91 928-222 310-133 619-343 928-570 309-228 618-472 928-616 309-143 618-185 927-210 309-26 619-36 928-10 310 29 619 91 928-24 310-117 619-414 928-495 309-78 618 61 928-620 309-682 618-2183 927-2984 309-800 620-899 929-501s618 1294 928 2451c309 1158 618 2579 927 3209s619 473 928 352c309-122 619-206 928-542 310-335 619-924 928-945 309-22 618 523 928 824 309 303 618 362 927 432 309 71 619 152 929 271 309 117 618 271 927 206 310-63 619-343 928-349s618 262 928 107c309-156 618-735 927-1046 310-311 620-356 929-313 309 44 618 171 927 531 310 361 619 953 928 1108 309 156 618-123 928-78 309 46 619 418 928 276 309-139 619-789 928-1417s618-1232 927-1895c310-664 619-1383 928-1605 309-220 618 59 929 337 309 279 618 558 927 1299s619 1942 928 2421c309 477 618 230 927 55 310-178 619-285 928-1543 310-1260 620-3670 929-6018 309-2349 618-4633 927-5775 310-1143 619-1143 928-297s618 2538 928 4143c309 1608 619 3128 928 3898 309 769 619 785 928 1153 309 365 618 1080 927 1416 310 335 619 290 928 214 309-77 618-184 929-13 309 170 618 618 927 1158 309 537 619 1165 928 1219 309 53 618-468 927-563 310-97 619 232 774 396l154 163v1194l-154-156c-155-155-464-466-774-345-309 121-618 676-927 709-309 32-619-459-928-933-309-475-618-935-927-1109-311-176-620-67-929 47-309 111-618 224-928 103-309-120-618-475-927-564s-619 87-928-594c-309-678-619-2215-928-3364-310-1149-619-1912-928-2352-309-441-618-558-928 248-309 806-618 2534-927 4075s-619 2894-929 3568c-309 675-618 673-928 784-309 109-618 333-927-4-309-339-619-1242-928-1763s-618-663-927-782c-311-121-620-224-929 10-309 235-618 804-928 1321-309 519-618 986-927 1355-309 368-619 638-928 642s-619-260-928-260c-310 0-619 264-928 202-309-63-618-453-928-735-309-283-618-461-927-533-309-73-619-39-929 171-309 212-618 602-927 667-310 64-619-196-928-208-309-13-618 224-928 335-309 109-618 93-927 107-310 14-620 58-929 71-309 12-618-9-927-273-310-265-619-776-928-784s-618 485-928 717c-309 232-619 204-928 202-309 0-619 24-928-432s-618-1395-927-2254c-310-856-619-1633-928-1979-309-343-620-256-929 467s-618 2078-927 2708c-310 630-619 535-928 543s-618 117-928 139c-309 21-618-46-928-6-309 41-619 188-928 257-309 66-618 56-927 91-310 32-619 107-928 139s-618 22-928 38c-310 15-619 53-928 83-309 31-619 51-928 75s-618 50-927 24c-310-24-619-105-928-180-309-76-619-151-929-161-309-10-618 42-927 91-309 50-619 93-928 167-309 73-618 176-927 200-310 23-619-34-929-123-309-87-618-208-928-270-309-65-618-71-927-51s-619 67-928 103-618 63-927 46c-311-14-620-68-929 71-309 137-619 469-928 560-309 90-618-61-927-61-310 0-619 151-928 121-309-28-619-238-929-325-309-87-618-53-927 52s-619 279-928 368c-309 87-618 87-927 87-310 0-619 0-929-93-309-93-618-279-928-382-309-105-618-129-927-36s-619 301-928 109-618-788-927-895c-311-107-620 273-929 297-309 27-618-305-928-438-309-135-618-75-927-149-309-73-619-283-928-283-309 2-619 212-928 456-310 243-619 519-928 463-309-57-618-449-928-497-309-51-618 240-927 481-309 240-619 432-929 512-309 83-618 55-927 69-310 16-619 75-928 87-309 10-618-26-928-77-309-50-618-117-927-612-311-494-620-1415-929-1908-309-491-618-551-928-626-309-77-618-168-927-216s-619-55-928 36c-309 89-619 275-928 624-310 350-619 863-928 1058-309 196-618 75-928-361-309-434-618-1187-927-1480s-619-125-929-75c-309 51-618-14-927 390-310 404-619 1278-773 1714l-155 438z">
            <text:p/>
          </draw:path>
          <draw:path draw:style-name="gr10" draw:text-style-name="P11" draw:layer="layout" svg:width="89.999cm" svg:height="6.834cm" svg:x="20.35cm" svg:y="14.879cm" svg:viewBox="0 0 90000 6835" svg:d="M0 6249l155-303c154-302 463-906 773-1173 309-268 618-198 927-44 310 153 620 392 929 571 309 182 618 303 927 265 310-39 619-234 928-301s618 0 928 71c309 70 619 147 928 305 309 157 619 397 928 533 309 133 618 159 927 169 310 8 619 0 928-14s618-32 929-8c309 22 618 89 927 141 310 51 619 87 928 75 309-10 618-69 928-442 309-372 618-1058 927-2155 310-1096 620-2603 929-3346s618-723 927-297c310 426 619 1258 928 1858s618 965 928 1361c309 394 619 818 928 1238s619 836 928 1014c309 177 618 117 927-142 310-258 619-716 928-1187s618-953 929-882c309 70 618 694 927 1229s619 980 928 1214 618 258 927 36c310-220 619-682 928-914 310-231 619-229 929-301 309-73 618-220 927-364 309-141 619-276 928-335 309-61 618-44 927 79 310 121 620 351 929 733 309 381 618 915 928 977 309 61 618-351 927-440 309-91 619 139 928 283 309 143 618 198 929 212 309 14 618-12 927-49 309-36 619-83 928-103 309-18 618-12 927 51 310 64 619 183 928 325 310 141 619 305 929 369 309 63 618 25 927-4 309-30 619-52 928-80 309-27 618-59 927-59 310 2 620 36 929 63 309 28 618 48 928-13 309-62 618-206 927-288 309-83 619-105 928-134 309-30 618-70 928-84 310-15 619-4 928 76 309 81 618 233 928 309 309 77 618 79 927 81s619 6 928-6c310-12 619-40 928-83 310-40 619-97 928-125 309-30 618-32 928-16 309 18 618 56 927 81 309 24 620 34 929 32s618-18 928-22c309-4 618 4 927-4s619-35 928-33 619 31 928 45c310 16 619 18 928 26s618 24 928 40c309 19 618 39 927 27s619-57 929-71c309-14 618 2 927 14 310 12 619 22 928 35 309 12 618 26 928 36 309 8 618 12 927 14 310 4 620 8 929 6s618-10 927-472c310-465 619-1384 928-2133s618-1327 928-1434c309-107 619 257 928 943 309 687 619 1693 928 2216 309 521 618 557 927 571 310 14 619 6 928 10 309 6 618 28 929 47 309 20 618 36 927 66 309 29 619 71 928 97 309 24 618 35 927 26 310-6 619-28 928-42 310-14 620-22 929-61 309-40 618-111 927-68 310 44 619 206 928 283 309 78 618 74 928 92 309 19 619 59 928 59 309 2 619-36 928-73 309-38 618-72 927-133 310-61 619-145 928-190 309-44 618-46 929-46 309-2 618-2 927 36s619 113 928 178c309 62 618 117 927 141 310 26 619 24 774 24h154v277h-154c-155 0-464 0-774 0-309 0-618 0-927 0s-619 0-928 0-618 0-927 0c-311 0-620 0-929 0s-618 0-928 0c-309 0-618 0-927 0s-619 0-928 0-619 0-928 0c-310 0-619 0-928-59-309-58-618-177-928-208-309-32-618 25-927 61-309 38-619 59-929 71-309 10-618 14-928 12-309 0-618-2-927-18-309-14-619-41-928-55-309-12-618-10-927-18-311-8-620-26-929-36-309-13-618-19-928-41-309-24-618-64-927-396-309-329-619-951-928-1419-309-469-619-786-928-717-310 69-619 523-928 1058s-618 1151-928 1458c-309 307-618 307-927 307s-619 0-929 0c-309 0-618 0-927 0-310 0-619 0-928 0s-618 0-928 0c-309 0-618 0-927 0-310 0-620 0-929 0s-618 0-927 0c-310 0-619 0-928 0s-618 0-928 0c-309 0-619 0-928 0s-619 0-928 0-618 0-927 0c-310 0-619 0-928 0s-620 0-929 0-618 0-927 0c-310 0-619 0-928 0s-618 0-928 0c-309 0-618 0-928 0-309 0-619 0-928 0s-618 0-927-71c-310-72-619-216-928-284-309-71-618-65-928-43s-619 59-928 77-619 18-928 69c-309 50-618 151-927 202-310 50-619 50-928 50s-619 0-929 0c-309 0-618 0-927 0s-619 0-928 0-618 0-927-52c-310-55-619-164-929-245-309-81-618-135-928-163-309-31-618-35-927-29-309 8-619 29-928 59-309 32-618 75-927 87-311 12-620-6-929-125-309-120-619-338-928-275-309 60-618 402-927 367-310-34-619-446-928-678-309-234-619-289-929-289-309 0-618 55-927 137-309 85-619 198-928 257-309 58-618 63-927 60-310-2-619-10-929 138-309 147-618 450-928 600-309 151-618 151-927-9-309-159-619-480-928-947-309-466-618-1078-927-1169-311-91-620 341-929 737-309 394-618 753-928 945-309 190-618 214-927 79s-619-432-928-769c-309-338-619-715-928-968-310-254-619-385-928-775s-618-1040-928-1335c-309-295-618-232-927 299-309 533-619 1535-929 2258-309 723-618 1165-927 1419-310 255-619 321-928 354-309 32-618 32-928 32-309 0-618 0-927 0-311 0-620 0-929 0s-618 0-928 0c-309 0-618 0-927-103-309-105-619-313-928-430-309-119-619-145-928-206-310-61-619-156-928-105-309 52-618 250-928 325-309 77-618 30-927-91-309-119-619-315-929-442-309-127-618-188-927 0-310 186-619 620-773 836l-155 216z">
            <text:p/>
          </draw:path>
          <draw:path draw:style-name="gr11" draw:text-style-name="P12" draw:layer="layout" svg:width="89.999cm" svg:height="10.738cm" svg:x="20.35cm" svg:y="10.699cm" svg:viewBox="0 0 90000 10739" svg:d="M0 6789l155 34c154 37 463 107 773 176 309 67 618 133 927 331 310 198 620 529 929 822 309 291 618 547 927 852 310 307 619 665 928 469s618-947 928-1414c309-468 619-654 928-745 309-89 619-83 928-34 309 48 618 139 927 216 310 74 619 135 928 295 309 159 618 418 929 607 309 192 618 315 927 491 310 174 619 400 928 458 309 59 618-52 928-393 309-340 618-911 927-1361 310-451 620-780 929-976s618-256 927-587c310-330 619-929 928-1002 309-71 618 382 928 699 309 315 619 490 928 700 309 208 619 451 928 479 309 26 618-162 927-479 310-319 619-769 928-1124 309-358 618-622 929-968 309-347 618-773 927-797 309-23 619 357 928 1236 309 876 618 2249 927 2494 310 244 619-641 928-824 310-186 619 327 929-170 309-497 618-2003 927-2189 309-184 619 953 928 1539 309 585 618 620 927 834 310 216 620 610 929 904 309 295 618 493 928 574 309 81 618 46 927-18 309-67 619-166 928-869 309-700 618-2007 929-3311 309-1305 618-2607 927-3278 309-670 619-707 928 558 309 1264 618 3830 927 5074 310 1244 619 1165 928 1113 310-55 619-81 929-220 309-140 618-390 927-1159 309-772 619-2062 928-2737 309-676 618-737 927-753 310-18 620 8 929 913s618 2690 928 3738c309 1048 618 1359 927 1468s619 14 928-143c309-156 618-374 928-673 310-301 619-685 928-1004s618-573 928-712c309-140 618-162 927-168s619 6 928-38c310-47 619-146 928-249 310-101 619-204 928-175 309 28 618 187 928 617 309 431 618 1129 927 1458 309 330 620 291 929 279s618 2 928 186c309 184 618 537 927 596 309 56 619-184 928-340 309-155 619-228 928-60 310 167 619 573 928 519 309-55 618-570 928-786 309-216 618-131 927-200 309-68 619-290 929-381 309-91 618-51 927-346 310-292 619-918 928-1361 309-442 618-698 928-908 309-212 618-378 927-322 310 55 620 332 929 499 309 166 618 224 927 97 310-127 619-440 928-577 309-136 618-97 928-319 309-221 619-701 928-1220s619-1076 928-856 618 1217 927 2219c310 1002 619 2005 928 2559 309 553 618 656 929 775 309 121 618 260 927 493 309 232 619 557 928 896 309 340 618 693 927 871 310 179 619 181 928 141 310-40 620-125 929-618 309-491 618-1391 927-2074 310-682 619-1149 928-1222 309-74 618 245 928 637 309 391 619 858 928 1003 309 144 619-32 928-626s618-1605 927-2556c310-951 619-1840 928-1979 309-140 618 470 929 1122 309 653 618 1347 927 2070 309 725 619 1478 928 2242 309 763 618 1535 927 1876 310 339 619 248 774 202l154-47v887h-154c-155 2-464 2-774-247-309-250-618-753-927-1316-309-566-619-1194-928-1733-309-537-618-985-927-1543-311-555-620-1219-929-1145-309 77-618 893-928 1755-309 863-618 1769-927 2234-309 464-619 486-928 472s-619-62-928-325c-310-262-619-737-928-800-309-62-618 289-928 754-309 464-618 1044-927 1338-309 293-619 299-929 314-309 14-618 36-928-83-309-117-618-378-927-584-309-208-619-363-928-470s-618-166-927-208c-311-43-620-67-929-479s-618-1214-928-2088c-309-874-618-1826-927-2102-309-279-619 117-928 499-309 379-619 745-928 951-310 206-619 254-928 383-309 130-618 338-928 396-309 57-618-38-927-145-309-109-619-228-929-176-309 55-618 283-927 499-310 216-619 420-928 664-309 245-618 531-928 669-309 137-618 125-927 260-310 137-620 422-929 535s-618 55-927 271c-310 218-619 713-928 735-309 20-618-430-928-614-309-184-619-99-928 22s-619 279-928 243c-309-37-618-269-927-388-310-121-619-129-928-127s-620 12-929-224c-309-239-618-725-927-1038-310-311-619-451-928-372s-618 376-928 493c-309 117-618 52-928 26-309-26-619-16-928 8-309 26-618 69-927 212-310 143-619 388-928 614-309 228-618 438-928 569-310 134-619 188-928 225-309 34-619 50-928 20-309-31-618-107-927-745-310-638-619-1840-928-2440s-619-598-929-577c-309 22-618 62-927 575s-619 1499-928 2076c-309 576-618 747-927 804-310 54-619-2-929-57-309-54-618-105-928-1100-309-996-618-2938-927-3942s-619-1070-928-489c-309 580-618 1808-927 2829-311 1022-620 1838-929 2254s-619 432-928 462c-309 31-618 73-927 13-310-61-619-227-928-425-309-197-619-428-929-551-309-123-618-137-927-688-309-552-619-1638-928-1495-309 142-618 1511-927 1929-310 420-619-111-929-12-309 99-618 832-928 628-309-204-618-1343-927-1973s-619-754-928-600c-309 153-618 584-927 886-311 303-620 477-929 693s-618 471-928 646c-309 174-618 267-927 202-309-64-619-284-928-464-309-182-619-323-928-578-310-254-619-620-928-537-309 81-618 612-928 868-309 257-618 243-927 305-309 63-619 202-929 481-309 281-618 699-927 967-310 269-619 388-928 348-309-41-618-239-928-324-309-86-618-62-927-171-311-107-620-350-929-479s-618-145-928-175c-309-29-618-71-927-105-309-37-619-65-928-77-309-10-619-4-928 325-310 331-619 985-928 1193s-618-30-928-210c-309-179-618-301-927-480-309-182-619-420-929-574-309-153-618-222-927-317-310-95-619-216-773-276l-155-61z">
            <text:p/>
          </draw:path>
          <draw:path draw:style-name="gr12" draw:text-style-name="P13" draw:layer="layout" svg:width="89.999cm" svg:height="15.729cm" svg:x="20.35cm" svg:y="5.329cm" svg:viewBox="0 0 90000 15730" svg:d="M0 0l155 907c154 904 463 2718 773 3584 309 866 618 788 927 719 310-67 620-123 929-14 309 107 618 378 927 733 310 355 619 798 928 1022 309 222 618 228 928 143 309-87 619-264 928-315 309-50 619 24 928 224 309 198 618 521 927 822 310 303 619 586 928 664 309 79 618-48 929 441 309 486 618 1591 927 2346 310 756 619 1165 928 1422 309 258 618 363 928-20 309-386 618-1262 927-2605 310-1343 620-3155 929-4053 309-897 618-883 927-747 310 135 619 391 928 805 309 412 618 982 928 1305 309 323 619 400 928 279 309-120 619-439 928-1749 309-1309 618-3611 927-4762 310-1151 619-1151 928-1151s618 0 929 751c309 753 618 2258 927 3122 309 866 619 1093 928 1232 309 141 618 196 927 212 310 16 619-8 928-24 310-18 619-28 929-127 309-99 618-287 927-479 309-190 619-384 928-1167 309-782 618-2151 927-1309 310 840 620 3892 929 5519 309 1626 618 1830 928 1947 309 115 618 145 927-452 309-596 619-1820 928-2517 309-696 618-868 929-478 309 390 618 1341 927 1850 309 508 619 573 928 793s618 594 927 739c310 146 619 63 928-48 310-113 619-255 929-455 309-201 618-462 927-88 309 373 619 1379 928 1861 309 483 618 441 927 421 310-23 620-25 929-330 309-303 618-910 928-1086 309-176 618 83 927 163 309 81 619-14 928-829 309-816 618-2353 928-3199s619-1004 928-1129 618-220 928 426c309 646 618 2032 927 2656 309 626 619 488 928-202 310-689 619-1935 928-3322 310-1388 619-2920 928-3686 309-765 618-765 928-765 309 0 618 0 927 0s620 0 929 0 618 0 928 0c309 0 618 0 927 0s619 0 928 0 619 0 928 0c310 0 619 0 928 0s618 0 928 0c309 0 618 0 927 981 309 982 619 2943 929 4275 309 1333 618 2034 927 2161 310 127 619-319 928-636s618-505 928-703c309-196 618-404 927-432 310-28 620 125 929 166 309 40 618-33 927-107 310-75 619-150 928-113 309 38 618 190 928 1003 309 816 619 2294 928 3284 309 987 619 1488 928 2122 309 636 618 1406 927 1832 310 428 619 513 928 567 309 57 618 81 929 121 309 43 618 101 927-157 309-259 619-832 928-1165 309-331 618-420 927-891 310-468 619-1316 928-1569 310-252 620 93 929 91 309 0 618-345 927-34 310 313 619 1282 928 1032 309-251 618-1723 928-3898 309-2175 619-5052 928-6490 309-1440 619-1440 928-1440s618 0 927 0c310 0 619 0 928 0s618 0 929 0c309 0 618 0 927 1008 309 1007 619 3021 928 4321 309 1301 618 1886 927 1805 310-80 619-829 774-1203l154-374v4219l-154 281c-155 278-464 838-774 848-309 10-618-529-927-1638-309-1111-619-2793-928-3385-309-591-618-92-927 277-311 368-620 608-929 713s-618 75-928-4c-309-81-618-208-927-420-309-214-619-515-928 369-309 887-619 2955-928 4463-310 1509-619 2456-928 2531-309 72-618-727-928-921-309-196-618 214-927 216-309 0-619-410-929-261-309 150-618 857-928 1170-309 313-618 232-927 460-309 226-619 763-928 1022-309 260-618 242-927 224-311-20-620-40-929-47-309-6-618 5-928-298-309-303-618-917-927-1438-309-523-619-951-928-1664-309-711-619-1705-928-2221-310-517-619-556-928-419-309 138-618 449-928 578-309 127-618 69-927-99s-619-442-929-499c-309-54-618 111-927 321-310 212-619 469-928 911-309 440-618 1068-928 1058-309-10-618-654-927-1989-310-1335-620-3358-929-4394s-618-1086-927-1113c-310-28-619-32-928-68-309-39-618-109-928-111-309-2-619 64-928 105-309 40-619 54-928 90-309 37-618 95-927 154-310 59-619 119-928 200-309 83-620 186-929 228-309 44-618 28-927-56-310-83-619-237-928 222-309 456-618 1524-928 2621-309 1096-618 2223-928 2781-309 557-619 547-928 26-309-519-618-1549-927-1959-310-408-619-200-928 46-309 249-618 531-928 1382-310 848-619 2261-928 3015-309 755-619 850-928 741-309-107-618-420-927-331-310 88-619 577-928 771s-619 91-929 107c-309 14-618 145-927-277-309-424-619-1401-928-1765-309-363-618-113-927 25-310 139-619 167-929 220-309 52-618 133-928-4-309-136-618-487-927-673s-619-206-928-644c-309-436-618-1292-927-1613-311-320-620-105-929 597-309 703-619 1892-928 2504s-618 647-927 564c-310-81-619-279-928-1818-309-1538-619-4418-929-5190-309-769-618 570-927 1228-309 659-619 634-928 663-309 30-618 115-927 254-310 137-619 331-929 535-309 206-618 422-928 535-309 113-618 124-927-62-309-184-619-566-928-1281-309-716-618-1767-927-2148-311-382-620-95-929 117s-618 347-928 1393c-309 1046-618 3003-927 3859-309 859-619 616-928 406-309-208-619-385-928-700-310-315-619-770-928-1069s-618-442-928-525c-309-81-618-101-927 465-309 567-619 1720-929 2582-309 863-618 1434-927 1660-310 225-619 103-928-115-309-216-618-531-928-1076-309-543-618-1317-927-1624-311-307-620-145-929-183-309-41-618-279-928-538-309-256-618-531-927-668s-619-135-928 18c-309 154-619 461-928 610-310 148-619 137-928 32-309-107-618-309-928-498-309-190-618-370-927-340-309 31-619 269-929 422-309 156-618 227-927-630-310-858-619-2643-773-3534l-155-892z">
            <text:p/>
          </draw:path>
          <draw:frame draw:style-name="gr13" draw:text-style-name="P6" draw:layer="layout" svg:width="0.002cm" svg:height="1.909cm" svg:x="20.35cm" svg:y="4.76cm">
            <draw:text-box>
              <text:p/>
            </draw:text-box>
          </draw:frame>
          <draw:frame draw:style-name="gr13" draw:text-style-name="P6" draw:layer="layout" svg:width="0.002cm" svg:height="1.909cm" svg:x="20.35cm" svg:y="4.76cm">
            <draw:text-box>
              <text:p/>
            </draw:text-box>
          </draw:frame>
          <draw:frame draw:style-name="gr13" draw:text-style-name="P6" draw:layer="layout" svg:width="0.002cm" svg:height="1.909cm" svg:x="20.35cm" svg:y="4.76cm">
            <draw:text-box>
              <text:p/>
            </draw:text-box>
          </draw:frame>
          <draw:frame draw:style-name="gr13" draw:text-style-name="P6" draw:layer="layout" svg:width="0.002cm" svg:height="1.909cm" svg:x="20.35cm" svg:y="4.76cm">
            <draw:text-box>
              <text:p/>
            </draw:text-box>
          </draw:frame>
          <draw:frame draw:style-name="gr13" draw:text-style-name="P6" draw:layer="layout" svg:width="0.002cm" svg:height="1.909cm" svg:x="20.35cm" svg:y="4.76cm">
            <draw:text-box>
              <text:p/>
            </draw:text-box>
          </draw:frame>
          <draw:frame draw:style-name="gr13" draw:text-style-name="P6" draw:layer="layout" svg:width="0.002cm" svg:height="1.909cm" svg:x="20.35cm" svg:y="4.76cm">
            <draw:text-box>
              <text:p/>
            </draw:text-box>
          </draw:frame>
          <draw:frame draw:style-name="gr13" draw:text-style-name="P6" draw:layer="layout" svg:width="0.002cm" svg:height="1.909cm" svg:x="20.35cm" svg:y="4.76cm">
            <draw:text-box>
              <text:p/>
            </draw:text-box>
          </draw:frame>
          <draw:frame draw:style-name="gr14" draw:text-style-name="P6" draw:layer="layout" svg:width="0.002cm" svg:height="0.945cm" svg:x="33.75cm" svg:y="25.666cm">
            <draw:text-box>
              <text:p/>
            </draw:text-box>
          </draw:frame>
          <draw:frame draw:style-name="gr14" draw:text-style-name="P6" draw:layer="layout" svg:width="0.002cm" svg:height="0.945cm" svg:x="33.75cm" svg:y="25.666cm">
            <draw:text-box>
              <text:p/>
            </draw:text-box>
          </draw:frame>
          <draw:frame draw:style-name="gr14" draw:text-style-name="P6" draw:layer="layout" svg:width="0.002cm" svg:height="0.945cm" svg:x="33.75cm" svg:y="25.666cm">
            <draw:text-box>
              <text:p/>
            </draw:text-box>
          </draw:frame>
          <draw:frame draw:style-name="gr14" draw:text-style-name="P6" draw:layer="layout" svg:width="0.002cm" svg:height="0.945cm" svg:x="33.75cm" svg:y="25.666cm">
            <draw:text-box>
              <text:p/>
            </draw:text-box>
          </draw:frame>
          <draw:frame draw:style-name="gr14" draw:text-style-name="P6" draw:layer="layout" svg:width="0.002cm" svg:height="0.945cm" svg:x="33.75cm" svg:y="25.666cm">
            <draw:text-box>
              <text:p/>
            </draw:text-box>
          </draw:frame>
          <draw:frame draw:style-name="gr14" draw:text-style-name="P6" draw:layer="layout" svg:width="0.002cm" svg:height="0.945cm" svg:x="33.75cm" svg:y="25.666cm">
            <draw:text-box>
              <text:p/>
            </draw:text-box>
          </draw:frame>
          <draw:frame draw:style-name="gr14" draw:text-style-name="P6" draw:layer="layout" svg:width="0.002cm" svg:height="0.945cm" svg:x="33.75cm" svg:y="25.666cm">
            <draw:text-box>
              <text:p/>
            </draw:text-box>
          </draw:frame>
          <draw:line draw:style-name="gr5" draw:text-style-name="P6" draw:layer="layout" svg:x1="26.033cm" svg:y1="42.398cm" svg:x2="26.033cm" svg:y2="26.01cm">
            <text:p/>
          </draw:line>
          <draw:line draw:style-name="gr5" draw:text-style-name="P6" draw:layer="layout" svg:x1="32.528cm" svg:y1="42.398cm" svg:x2="32.528cm" svg:y2="26.01cm">
            <text:p/>
          </draw:line>
          <draw:line draw:style-name="gr5" draw:text-style-name="P6" draw:layer="layout" svg:x1="39.022cm" svg:y1="42.398cm" svg:x2="39.022cm" svg:y2="26.01cm">
            <text:p/>
          </draw:line>
          <draw:line draw:style-name="gr5" draw:text-style-name="P6" draw:layer="layout" svg:x1="45.518cm" svg:y1="42.398cm" svg:x2="45.518cm" svg:y2="26.01cm">
            <text:p/>
          </draw:line>
          <draw:line draw:style-name="gr5" draw:text-style-name="P6" draw:layer="layout" svg:x1="52.012cm" svg:y1="42.398cm" svg:x2="52.012cm" svg:y2="26.01cm">
            <text:p/>
          </draw:line>
          <draw:line draw:style-name="gr5" draw:text-style-name="P6" draw:layer="layout" svg:x1="58.507cm" svg:y1="42.398cm" svg:x2="58.507cm" svg:y2="26.01cm">
            <text:p/>
          </draw:line>
          <draw:line draw:style-name="gr5" draw:text-style-name="P6" draw:layer="layout" svg:x1="65.002cm" svg:y1="42.398cm" svg:x2="65.002cm" svg:y2="26.01cm">
            <text:p/>
          </draw:line>
          <draw:line draw:style-name="gr5" draw:text-style-name="P6" draw:layer="layout" svg:x1="71.497cm" svg:y1="42.398cm" svg:x2="71.497cm" svg:y2="26.01cm">
            <text:p/>
          </draw:line>
          <draw:line draw:style-name="gr5" draw:text-style-name="P6" draw:layer="layout" svg:x1="77.991cm" svg:y1="42.398cm" svg:x2="77.991cm" svg:y2="26.01cm">
            <text:p/>
          </draw:line>
          <draw:line draw:style-name="gr5" draw:text-style-name="P6" draw:layer="layout" svg:x1="84.486cm" svg:y1="42.398cm" svg:x2="84.486cm" svg:y2="26.01cm">
            <text:p/>
          </draw:line>
          <draw:line draw:style-name="gr5" draw:text-style-name="P6" draw:layer="layout" svg:x1="90.981cm" svg:y1="42.398cm" svg:x2="90.981cm" svg:y2="26.01cm">
            <text:p/>
          </draw:line>
          <draw:line draw:style-name="gr5" draw:text-style-name="P6" draw:layer="layout" svg:x1="97.476cm" svg:y1="42.398cm" svg:x2="97.476cm" svg:y2="26.01cm">
            <text:p/>
          </draw:line>
          <draw:line draw:style-name="gr5" draw:text-style-name="P6" draw:layer="layout" svg:x1="103.971cm" svg:y1="42.398cm" svg:x2="103.971cm" svg:y2="26.01cm">
            <text:p/>
          </draw:line>
          <draw:polyline draw:style-name="gr5" draw:text-style-name="P6" draw:layer="layout" svg:width="89.999cm" svg:height="16.389cm" svg:x="20.35cm" svg:y="26.01cm" svg:viewBox="0 0 90000 16390" draw:points="0,0 0,16390 90000,16390 90000,0">
            <text:p/>
          </draw:polyline>
          <draw:path draw:style-name="gr6" draw:text-style-name="P7" draw:layer="layout" svg:width="89.999cm" svg:height="16.389cm" svg:x="20.35cm" svg:y="26.01cm" svg:viewBox="0 0 90000 16390" svg:d="M0 15814l155 17c154 18 463 52 773 88 309 35 618 71 927 95 310 23 620 35 929 35s618-10 927-101c310-91 619-265 928-441 309-177 618-357 928-505 309-145 619-256 928-290 309-33 619 12 928-87 309-97 618-338 927-590 310-254 619-521 928-574 309-54 618 105 929 316 309 210 618 470 927 670 310 202 619 341 928 471 309 129 618 246 928 240 309-6 618-135 927-26 310 107 620 454 929 610 309 153 618 115 927 129 310 14 619 79 928 83 309 2 618-57 928-253 309-198 619-531 928-628s619 43 928 93c309 49 618 8 927-269 310-278 619-791 928-1183 309-390 618-659 929-865 309-204 618-345 927-494 309-148 619-303 928-637 309-331 618-840 927-1139 310-297 619-383 928-832 310-448 619-1258 929-1773 309-513 618-731 927-947 309-219 619-435 928-877s618-1109 927-2173c310-1063 620-2519 929-3248s618-729 928 107c309 834 618 2507 927 2507s619-1673 928-2507c309-836 618-836 929-836 309 0 618 0 927 0s619 0 928 0 618 0 927 0c310 0 619 0 928 0 310 0 619 0 929 0 309 0 618 0 927 0s619 0 928 0 618 0 927 0c310 0 620 0 929 0s618 0 928 0c309 0 618 0 927 0s619 0 928 0 618 0 928 0 619 0 928 0 618 0 928 0c309 0 618 0 927 0s619 0 928 1567c310 1566 619 4698 928 6334 310 1634 619 1771 928 1751 309-18 618-196 928-303 309-107 618-145 927-194 309-50 620-109 929-143 309-32 618-38 928-697 309-658 618-1967 927-2674s619-810 928 133c309 946 619 2937 928 3426 310 487 619-529 928-951 309-421 618-247 928 24 309 268 618 632 927 1317 309 686 619 1694 929 2005 309 313 618-70 927-161 310-89 619 117 928 391 309 277 618 621 928 1140 309 517 618 1209 927 1597 310 390 620 473 929 546 309 70 618 129 927-103 310-231 619-752 928-966 309-212 618-119 928-42 309 76 619 135 928-503s619-1974 928-4341c309-2365 618-5758 927-7456 310-1697 619-1697 928-1697s618 0 929 0c309 0 618 0 927 1141s619 3422 928 5649c309 2226 618 4399 927 5540 310 1140 619 1247 928 1531 310 285 620 750 929 576s618-984 927-1161c310-180 619 272 928 436 309 163 618 38 928-396 309-434 619-1177 928-1472s619-144 928 488c309 635 618 1745 927 2287 310 541 619 511 928 424 309-85 618-224 929-816 309-592 618-1634 927-1749 309-113 619 701 928 1193 309 491 618 659 927 903 310 245 619 566 774 725l154 160v620l-154-115c-155-115-464-346-774-507-309-164-618-257-927-598-309-343-619-935-928-788-309 146-618 1030-927 1487-311 456-620 483-929 485s-618-21-928-473c-309-452-618-1335-927-1791-309-455-619-483-928-213-309 273-619 845-928 1194-310 350-619 477-928 368-309-111-618-461-928-386-309 77-618 578-927 640-309 61-619-315-929-478-309-164-618-112-928-429-309-317-618-1001-927-2080-309-1081-619-2555-928-3104-309-552-618-178-927-263-311-83-620-624-929-1194-309-569-618-1165-928-391-309 775-618 2922-927 4516-309 1593-619 2635-928 3066-309 432-619 252-928 119-310-131-619-220-928-57-309 164-618 580-928 782-309 202-618 192-927 174-309-21-619-47-929-289-309-243-618-701-927-1147-310-449-619-887-928-1150-309-260-618-345-928-246-309 99-618 382-927 178-310-204-620-893-929-1380-309-489-618-773-927-907-310-133-619-113-928 418-309 532-618 1570-928 1109-309-460-619-2423-928-3391-309-965-619-935-928-335s-618 1769-927 2347c-310 575-619 559-928 539s-620-44-929-46-618 20-927 82c-310 65-619 172-928 356-309 182-618 440-928-798-309-1236-618-3969-928-5180-309-1214-619-903-928-784s-618 48-927 83c-310 32-619 165-928 373-309 206-618 485-928 622-310 136-619 130-928 65-309-63-619-184-928-462-309-279-618-713-927-946-310-232-619-258-928-139s-619 382-929 616c-309 236-618 440-927 600-309 159-619 275-928 210-309-63-618-305-927-547-310-245-619-491-929-612-309-124-618-124-928 109-309 230-618 692-927 1117-309 424-619 809-928 967s-618 85-927-162c-311-248-620-668-929-301-309 368-619 1527-928 1372-309-154-618-1622-927-2438-310-814-619-977-928-477-309 501-619 1667-929 2458-309 794-618 1214-927 1475-309 262-619 365-928 541-309 178-618 426-927 794-310 365-619 848-929 1143-309 295-618 402-928 654-309 253-618 651-927 915-309 267-619 400-928 469-309 71-618 79-927 182-311 103-620 303-929 587-309 285-618 655-928 881-309 224-618 301-927 252-309-48-619-222-928-149-309 75-619 396-928 557-310 162-619 162-928 162s-618 0-928 0c-309 0-618 0-927-184s-619-549-929-678c-309-130-618-19-927 4-310 24-619-39-928-103-309-63-618-130-928-249-309-121-618-297-927-478-311-182-620-370-929-348-309 24-618 259-928 475-309 214-618 408-927 487-309 78-619 42-928 76-309 33-619 138-928 269-310 129-619 289-928 414-309 127-618 220-928 269-309 46-618 46-927 46s-619 0-929 0c-309 0-618 0-927 0-310 0-619 0-773 0h-155z">
            <text:p/>
          </draw:path>
          <draw:path draw:style-name="gr7" draw:text-style-name="P8" draw:layer="layout" svg:width="89.999cm" svg:height="15.171cm" svg:x="20.35cm" svg:y="26.01cm" svg:viewBox="0 0 90000 15172" svg:d="M0 5395l155-899c154-899 463-2698 773-3597 309-899 618-899 927-899 310 0 620 0 929 0s618 0 927 0c310 0 619 0 928 0s618 0 928 0c309 0 619 0 928 0s619 0 928 0 618 0 927 0c310 0 619 0 928 0s618 0 929 0c309 0 618 0 927 0 310 0 619 0 928 0s618 0 928 0c309 0 618 0 927 0 310 0 620 0 929 0s618 0 927 0c310 0 619 0 928 0s618 0 928 0c309 0 619 0 928 0s619 0 928 1131c309 1133 618 3397 927 4625 310 1226 619 1418 928 1333 309-87 618-452 929-771 309-317 618-590 927-1636 309-1044 619-2864 928-3773s618-909 927-909c310 0 619 0 928 0 310 0 619 0 929 0 309 0 618 0 927 0s619 0 928 0 618 0 927 802c310 800 620 2401 929 3284s618 1046 928 1860c309 816 618 2284 927 3290s619 1549 928 1868c309 322 618 414 929 360 309-57 618-261 927-1107 309-844 619-2329 928-3302 309-972 618-1434 927-1107 310 327 619 1442 928 2084 310 641 619 808 929 1026 309 221 618 491 927 614 309 124 619 95 928 13 309-83 618-223 927-1035 310-811 620-2296 929-3025s618-703 928-471c309 233 618 669 927 946 309 278 619 399 928 1090 309 689 618 1949 928 2935 310 985 619 1698 928 2028 309 329 618 278 928 218 309-61 618-131 927-1416 309-1283 619-3779 928-5807 310-2028 619-3589 928-4368 310-780 619-780 928 165s618 2836 928 3771c309 935 618 917 927 921s620 34 929 51c309 18 618 24 928 464 309 438 618 1311 927 1731s619 390 928-370c309-757 619-2244 928-3619 310-1373 619-2634 928-3264s618-630 928-630c309 0 618 0 927 899 309 897 619 2694 929 2694 309 0 618-1797 927-2694 310-899 619-899 928-899s618 0 928 0c309 0 618 0 927 0 310 0 620 0 929 0s618 0 927 0c310 0 619 0 928 0s618 0 928 0c309 0 619 0 928 0s619 0 928 1012 618 3036 927 4346c310 1311 619 1907 928 2476 309 570 618 1111 929 1194 309 85 618-289 927-1870 309-1580 619-4369 928-5764 309-1394 618-1394 927-1394 310 0 619 0 928 0 310 0 620 0 929 0s618 0 927 1026c310 1024 619 3076 928 3866 309 789 618 321 928 6 309-313 619-473 928-200s619 977 928 1614c309 636 618 1203 927 1842 310 638 619 1343 928 1274 309-71 618-917 929-1008 309-91 618 574 927 1113s619 951 928 1323c309 374 618 705 927 507 310-200 619-929 774-1295l154-365v3336l-154 55c-155 54-464 163-774 75-309-91-618-382-927-685s-619-618-928-1077c-309-456-618-1056-927-951-311 105-620 915-929 1014s-618-513-928-955c-309-443-618-715-927-1040-309-326-619-703-928-879s-619-148-928 8c-310 156-619 440-928-91s-618-1878-928-1299c-309 578-618 3083-927 4482-309 1400-619 1693-929 1788-309 93-618-14-928-1154-309-1141-618-3314-927-3532s-619 1517-928 2438-618 1028-927 955c-311-73-620-325-929-563-309-239-618-465-928-1113-309-651-618-1723-927-2351-309-626-619-808-928-948-309-139-619-236-928-349-310-115-619-246-928-291-309-42-618 0-928-121-309-121-618-410-927-612-309-200-619-317-929-194-309 123-618 487-927 751-310 265-619 433-928 378-309-54-618-329-928 285-309 616-618 2123-927 1876-310-246-620-2244-929-3308s-618-1194-927-1289c-310-93-619-151-928 338-309 490-618 1527-928 2783-309 1254-619 2726-928 3417-309 689-619 598-928 150-309-451-618-1257-927-1656-310-400-619-394-928-362-309 34-620 93-929 143-309 49-618 87-927-589-310-677-619-2069-928-2719-309-648-618-557-928 148-309 702-618 2017-928 3611-309 1593-619 3464-928 4403s-618 945-927 1028c-310 83-619 240-928 32-309-210-618-788-928-1478-310-691-619-1497-928-1913s-619-444-928-677c-309-234-618-672-927-1076-310-404-619-772-928-269s-619 1879-929 2612c-309 733-618 824-927 792-309-33-619-188-928-410-309-223-618-511-927-665-310-155-619-178-929-695-309-517-618-1529-928-1908-309-380-618-128-927 634-309 761-619 2032-928 2775s-618 957-927 1107c-311 149-620 232-929 181-309-48-619-228-928-1009-309-782-618-2166-927-2915-310-749-619-866-928-1725-309-856-619-2458-929-2924-309-465-618 202-927 644s-619 660-928 877c-309 216-618 434-927 385-310-46-619-357-929-545-309-188-618-252-928-483-309-230-618-628-927-121-309 509-619 1921-928 2711-309 787-618 953-927 1282-311 329-620 824-929 1281-309 456-618 876-928 240-309-634-618-2327-927-2937-309-612-619-141-928-291-309-149-619-918-928-1458-310-541-619-854-928-945-309-93-618 36-928 614-309 578-618 1602-927 2587-309 984-619 1925-929 2628-309 701-618 1161-927 1349-310 188-619 103-928-250-309-354-618-976-928-1624-309-649-618-1323-927-1505-311-184-620 125-929 135-309 11-618-278-928-543-309-264-618-507-927-725-309-220-619-418-928-436-309-20-619 139-928-22-310-164-619-647-928-1006-309-360-618-598-928-739-309-142-618-190-927-213-309-24-619-22-929 19-309 40-618 117-927 765-310 648-619 1866-773 2476l-155 608z">
            <text:p/>
          </draw:path>
          <draw:path draw:style-name="gr8" draw:text-style-name="P9" draw:layer="layout" svg:width="89.999cm" svg:height="16.167cm" svg:x="20.35cm" svg:y="26.232cm" svg:viewBox="0 0 90000 16168" svg:d="M0 10042l155 826c154 824 463 2476 773 3322 309 849 618 891 927 523 310-365 620-1145 929-1953 309-810 618-1650 927-1979 310-327 619-143 928 349 309 493 618 1293 928 1774 309 480 619 644 928 719 309 72 619 56 928 210 309 151 618 472 927 763 310 291 619 554 928 754s618 335 929 416c309 78 618 103 927 135 310 32 619 73 928 93s618 18 928 4c309-14 618-43 927-273 310-228 620-660 929-1038 309-376 618-697 927-915 310-216 619-329 928-178 309 152 618 570 928 978 309 408 619 808 928 998 309 192 619 173 928 188 309 16 618 64 927 74 310 8 619-20 928-72 309-51 618-126 929-170 309-47 618-65 927-220 309-158 619-451 928-737 309-287 618-568 927-1033 310-462 619-1110 928-1230 310-119 619 289 929 788 309 501 618 1093 927 1466 309 372 619 526 928 572 309 49 618-8 927 55 310 60 620 244 929 341s618 109 928 119c309 12 618 22 927 59 309 36 619 101 928 137 309 34 618 42 929 32 309-10 618-36 927-137s619-275 928-358c309-82 618-74 927-88 310-15 619-51 928-37 310 16 619 83 929 115 309 33 618 31 927 97 309 67 619 202 928 178 309-22 618-204 927-305 310-101 620-123 929-121s618 24 928 141c309 117 618 327 927 437 309 109 619 115 928 101 309-17 618-57 928-184 310-130 619-346 928-406 309-61 618 38 928 85 309 48 618 44 927 28 309-18 619-49 928-85 310-36 619-81 928-111 310-30 619-49 928-73 309-26 618-60 928-280 309-219 618-625 927-863s620-309 929-234 618 297 928-125c309-421 618-1487 927-1972 309-486 619-396 928-1086 309-689 619-2161 928-2270 310-109 619 1147 928 1763 309 618 618 598 928 983 309 388 618 1182 927 1836 309 655 619 1168 929 1481 309 313 618 422 927 517 310 93 619 169 928 68s618-381 928-941c309-557 618-1395 927-1555 310-159 620 360 929 564s618 93 927 468c310 378 619 1240 928 1681 309 442 618 462 928 494 309 33 619 77 928 116 309 38 619 66 928 56 309-12 618-65 927-79 310-12 619 12 928 47 309 32 618 70 929 85 309 12 618 0 927-2s619 10 928 32c309 24 618 61 927 77 310 18 619 18 928-10 310-31 620-89 929-210 309-124 618-312 927-441 310-129 619-202 928-301 309-101 618-228 928-313 309-87 619-129 928-402 309-270 619-771 928-1238 309-466 618-897 927-1769 310-871 619-2179 928-2563 309-386 618 157 929-275 309-434 618-1840 927-3466 309-1623 619-3467 928-4390 309-921 618-921 927-61 310 860 619 2579 774 3440l154 860v4542l-154-505c-155-505-464-1516-774-2106-309-592-618-764-927-267-309 499-619 1666-928 2567s-618 1533-927 1624c-311 91-620-359-929 4-309 366-618 1545-928 2307-309 761-618 1104-927 1456-309 351-619 715-928 905s-619 208-928 230c-310 24-619 52-928 77-309 22-618 42-928 89-309 48-618 127-927 181-309 57-619 91-929 107-309 19-618 19-928 19-309 0-618 0-927 0s-619 0-928 0-618 0-927-19c-311-18-620-54-929-82-309-27-618-47-928-29-309 16-618 73-927 101-309 29-619 29-928 29s-619 0-928 0c-310 0-619 0-928-348-309-347-618-1042-928-1254-309-212-618 61-927-71-309-133-619-666-929-602-309 65-618 727-927 1160-310 430-619 630-928 698-309 67-618 3-928-68-309-71-618-150-927-333-310-186-620-479-929-839-309-359-618-783-927-947-310-163-619-65-928-535-309-471-618-1509-928-1485-309 23-619 1109-928 1548-309 438-619 230-928 511-309 278-618 1046-927 1322-310 279-619 69-928-22s-620-64-929 107c-309 172-618 489-927 661-310 169-619 192-928 204-309 10-618 10-928 2-309-8-618-25-928-31-309-8-619-6-928 2-309 11-618 29-927-16-310-42-619-149-928-103-309 45-618 241-928 340s-619 99-928 99-619 0-928-67c-309-65-618-196-927-263-310-64-619-66-928-64-309 0-619 2-929 66-309 67-618 196-927 212-309 15-619-84-928-127-309-44-618-32-927-30-310 0-619-12-929-26-309-15-618-31-928-47-309-14-618-26-927 32-309 59-619 186-928 249-309 65-618 65-927 65-311 0-620 0-929 0s-619 0-928 0-618 0-927 0c-310 0-619 0-928-83-309-81-619-243-929-305-309-63-618-26-927-6-309 22-619 26-928-269s-618-891-927-1309c-310-418-619-656-929-529-309 127-618 622-928 1016-309 396-618 691-927 921-309 232-619 398-928 481s-618 83-927 83c-311 0-620 0-929 0s-618 0-928-33c-309-32-618-95-927-95s-619 63-928 2c-309-58-619-244-928-497-310-254-619-579-928-725-309-147-618-115-928-20-309 93-618 247-927 485s-619 559-929 721c-309 162-618 162-927 162-310 0-619 0-928 0s-618 0-928 0c-309 0-618 0-927-47-311-46-620-139-929-289-309-147-618-351-928-575-309-225-618-469-927-612-309-146-619-190-928-156-309 32-619 146-928-20-310-164-619-604-928-961-309-360-618-637-928-507-309 127-618 660-927 1193-309 536-619 1073-929 1323-309 251-618 214-927-424-310-638-619-1876-773-2496l-155-620z">
            <text:p/>
          </draw:path>
          <draw:path draw:style-name="gr9" draw:text-style-name="P10" draw:layer="layout" svg:width="89.999cm" svg:height="16.115cm" svg:x="20.35cm" svg:y="26.284cm" svg:viewBox="0 0 90000 16116" svg:d="M0 11927l155-113c154-113 463-337 773-436 309-99 618-71 927-103 310-33 620-126 929 76s618 699 927 1085c310 386 619 662 928 495 309-170 618-784 928-1099 309-317 619-335 928-323s619 54 928 238 618 509 927 887c310 378 619 808 928 1115 309 309 618 499 929 680 309 182 618 358 927 477 310 121 619 186 928 248 309 65 618 128 928 103 309-22 618-131 927-163 310-32 620 12 929-43 309-54 618-208 927-303 310-92 619-125 928-339s618-612 928-731c309-119 619 38 928 184 309 147 619 281 928 301s618-75 927-67c310 8 619 121 928 77 309-45 618-243 929-346 309-105 618-111 927-181 309-71 619-204 928-33 309 170 618 645 927 1006 310 362 619 608 928 774 310 165 619 250 929 297 309 46 618 56 927 58s619-4 928-24 618-59 927-180c310-123 620-331 929-424 309-91 618-65 928-44 309 20 618 34 927 107 309 74 619 208 928 284 309 79 618 99 929 99 309 0 618-22 927-151 309-131 619-372 928-677s618-674 927-1224c310-549 619-1276 928-1627 310-354 619-332 929 117 309 450 618 1325 927 1832s619 646 928 696c309 53 618 21 927-20 310-38 620-85 929-77s618 71 928 200c309 130 618 328 927 501 309 172 619 321 928 307 309-16 618-192 928-206 310-12 619 140 928 75s618-345 928-489c309-143 618-149 927-180 309-30 619-86 928-159 310-73 619-164 928-608 310-446 619-1246 928-1699 309-454 618-561 928-624 309-64 618-87 927-85s620 29 929 49 618 34 928 509c309 475 618 1410 927 2056s619 1006 928 921 619-616 928-933c310-315 619-420 928-521s618-198 928-533c309-336 618-909 927-1382s619-844 929-640c309 202 618 981 927 1414 310 430 619 515 928 929 309 412 618 1155 928 1193 309 41 618-624 927-1523 310-898 620-2033 929-2405s618 22 927 178c310 155 619 76 928 711 309 634 618 1985 928 2748 309 766 619 944 928 780 309-161 619-666 928-1450 309-782 618-1844 927-2262 310-416 619-192 928 477 309 668 618 1781 929 2322 309 541 618 513 927 384 309-127 619-354 928-226 309 127 618 610 927 840 310 230 619 206 928-267 310-470 620-1391 929-3102 309-1713 618-4215 927-6350 310-2133 619-3896 928-4777 309-882 618-882 928 517 309 1400 619 4197 928 5785 309 1587 619 1965 928 2292 309 325 618 598 927 1040 310 441 619 1053 928 1255s618-4 929 188c309 191 618 783 927 939 309 157 619-121 928-115s618 294 927 385c310 91 619-20 774-74l154-55v1434l-154 4c-155 4-464 12-774-67-309-78-618-248-927-161-309 85-619 426-928 303-309-121-618-705-927-931-311-224-620-89-929-289-309-202-618-739-928-1040-309-303-618-370-927-481-309-109-619-262-928-1448s-619-3403-928-4276c-310-874-619-404-928 503-309 909-618 2254-928 3575-309 1319-618 2612-927 3583-309 974-619 1624-929 1939-309 315-618 297-928 143-309-151-618-440-927-444s-619 275-928 428c-309 156-618 182-927-256-311-441-620-1345-929-1891-309-543-618-725-928-335-309 388-618 1349-927 1903-309 555-619 706-928 759-309 52-619 6-928-608-310-616-619-1802-928-2244-309-440-618-137-928-218-309-83-618-549-927-289-309 261-619 1246-929 1947-309 701-618 1117-927 1038-310-78-619-650-928-937-309-289-618-293-928-644-309-350-618-1048-927-1224-310-176-620 170-929 634-309 467-618 1050-927 1376-310 327-619 395-928 410-309 16-618-25-928 159-309 184-619 590-928 667-309 78-619-174-928-667s-618-1226-927-1513c-310-286-619-127-928-10-309 115-620 188-929 249-309 60-618 107-927 76-310-32-619-143-928 61s-618 725-928 1006c-309 281-618 323-928 361-309 37-619 67-928 83-309 18-618 20-927 87-310 67-619 196-928 200s-618-117-928-103-619 166-928 186-619-89-928-198-618-216-927-283c-310-65-619-89-928-89-309-2-619 18-929 67-309 48-618 125-927 147-309 25-619-6-928-315s-618-899-927-1193c-310-297-619-301-929-21-309 281-618 847-928 1123-309 279-618 271-927 354s-619 256-928 357-618 128-927 138c-311 10-620 2-929-35-309-34-619-99-928-135s-618-46-927-59c-310-10-619-24-928 53-309 75-619 238-929 321-309 81-618 81-927 81s-619 0-928 0-618 0-927 0c-310 0-619 0-929-87-309-87-618-261-928-519-309-257-618-596-927-735-309-142-619-83-928-63s-618 2-927 65c-311 60-620 200-929 226-309 28-618-59-928-81-309-22-618 20-927-30-309-49-619-188-928-265-309-74-619-87-928 111-310 196-619 600-928 770-309 168-618 103-928 89-309-12-618 24-927-10-309-37-619-146-929-156-309-10-618 81-927 105-310 24-619-22-928-32s-618 14-928 6c-309-10-618-51-927-194-311-141-620-384-929-658-309-273-618-578-928-758-309-180-618-232-927-252-309-18-619-2-928-77-309-73-619-236-928-109-310 127-619 547-928 729-309 184-618 129-928-151-309-281-618-790-927-972-309-180-619-32-929-2-309 30-618-54-927 38-310 93-619 366-773 501l-155 138z">
            <text:p/>
          </draw:path>
          <draw:path draw:style-name="gr10" draw:text-style-name="P11" draw:layer="layout" svg:width="89.999cm" svg:height="4.654cm" svg:x="20.35cm" svg:y="37.742cm" svg:viewBox="0 0 90000 4655" svg:d="M0 3399l155-139c154-140 463-418 773-521 309-105 618-35 927 163 310 198 620 523 929 699s618 202 927 305c310 105 619 285 928 376 309 89 618 87 928 66 309-18 619-56 928-74 309-21 619-21 928-11 309 11 618 33 927 53 310 22 619 42 928-18 309-61 618-200 929-251 309-48 618-6 927 53 310 58 619 137 928 180 309 42 618 50 928-23 309-74 618-230 927-656 310-424 620-1119 929-1822s618-1414 927-1664c310-250 619-40 928 143 309 184 618 338 928 905 309 568 619 1547 928 2165 309 620 619 879 928 927 309 49 618-113 927-248 310-135 619-242 928-368 309-123 618-262 929-323 309-62 618-44 927 109 309 154 619 445 928 584 309 141 618 133 927-28 310-162 619-473 928-596 310-123 619-55 929-469 309-412 618-1306 927-1763 309-456 619-477 928-608s618-375 927-333c310 42 620 372 929 703 309 329 618 660 928 1016 309 357 618 739 927 1022 309 282 619 466 928 587 309 120 618 174 929 194 309 21 618 6 927 91s619 267 928 364 618 109 927 123c310 14 619 30 928 44 310 15 619 27 929 27 309 0 618-12 927-71 309-61 619-166 928-180 309-16 618 59 927 95 310 39 620 36 929 36 309-2 618-2 928-20 309-20 618-60 927-145 309-87 619-218 928-240 309-21 618 72 928 177 310 107 619 228 928 289s618 61 928 53c309-10 618-29 927-39s619-10 928-4c310 8 619 24 928 33 310 8 619 8 928-3 309-12 618-34 928-56 309-20 618-38 927-210 309-174 620-499 929-923 309-426 618-951 928-1230 309-279 618-309 927-222 309 89 619 297 928 753s619 1161 928 1531c310 372 619 408 928 398s618-69 928-148c309-78 618-177 927-234 309-54 619-67 929-32 309 32 618 111 927 182 310 70 619 135 928 169 309 33 618 35 928 12 309-22 618-70 927-80 310-13 620 16 929 34s618 30 927-174c310-202 619-616 928-1179 309-566 618-1279 928-1630 309-354 619-348 928 143s619 1464 928 2048 618 778 927 885c310 107 619 127 928 95 309-33 618-119 929-176 309-59 618-85 927-91s619 12 928 65c309 52 618 139 927 180 310 40 619 34 928 38 310 6 620 24 929-6s618-107 927-156c310-46 619-66 928-89 309-24 618-52 928-76 309-22 619-41 928-14 309 26 619 97 928 119 309 24 618 2 927 0 310 0 619 22 928 20 309-4 618-30 929-18 309 10 618 60 927 89 309 30 619 40 928 56s618 39 927 24c310-14 619-64 774-90l154-25v309h-154c-155 0-464 0-774 0-309 0-618 0-927 0s-619 0-928 0-618 0-927 0c-311 0-620 0-929 0s-618 0-928 0c-309 0-618 0-927 0s-619 0-928 0-619 0-928 0c-310 0-619 0-928 0s-618 0-928 0c-309 0-618 0-927-10-309-12-619-36-929-46-309-10-618-8-928-26-309-19-618-57-927-81-309-25-619-37-928-35s-618 15-927 51c-311 34-620 91-929 119s-618 28-928-6c-309-34-618-105-927-471-309-365-619-1030-928-1391-309-360-619-418-928-136-310 285-619 913-928 1307-309 396-618 562-928 645-309 80-618 80-927 80s-619 0-929 0c-309 0-618 0-927 0-310 0-619 0-928 0s-618 0-928 0c-309 0-618 0-927 0-310 0-620 0-929 0s-618 0-927 0c-310 0-619 0-928 0s-618 0-928-246c-309-249-619-745-928-1036s-619-378-928-432c-309-53-618-73-927 107-310 179-619 561-928 862-309 303-620 525-929 634-309 111-618 111-927 111-310 0-619 0-928 0s-618 0-928 0c-309 0-618 0-928 0-309 0-619 0-928 0s-618 0-927 0c-310 0-619 0-928-48-309-51-618-152-928-236-310-85-619-156-928-140s-619 117-928 204c-309 85-618 154-927 188-310 32-619 32-928 32s-619 0-929-48c-309-51-618-150-927-150s-619 99-928 150c-309 48-618 48-927 48-310 0-619 0-929 0-309 0-618 0-928 0-309 0-618 0-927-99-309-97-619-295-928-383-309-87-618-65-927-65-311 0-620-22-929-101-309-77-619-210-928-424-309-216-618-513-927-697-310-184-619-256-928-313s-619-99-929-77c-309 20-618 107-927 93s-619-129-928 133c-309 263-618 903-927 1182-310 279-619 196-929 261-309 64-618 278-928 385-309 105-618 105-927-4-309-111-619-331-928-432-309-99-618-81-927-34-311 44-620 119-929 169-309 53-618 81-928 146-309 64-618 163-927 147s-619-145-928-598c-309-452-619-1228-928-1636-310-408-619-448-928-620-309-169-618-470-928-359-309 109-618 630-927 1173-309 542-619 1105-929 1442-309 336-618 447-927 501-310 57-619 59-928 39-309-21-618-63-928-95-309-31-618-55-927-8-311 46-620 161-929 218-309 56-618 56-928 56-309 0-618 0-927 0s-619 0-928 0-619 0-928 0c-310 0-619 0-928-58-309-61-618-182-928-237-309-54-618-46-927-159s-619-350-929-491c-309-139-618-184-927-105-310 77-619 277-773 376l-155 99z">
            <text:p/>
          </draw:path>
          <draw:path draw:style-name="gr11" draw:text-style-name="P12" draw:layer="layout" svg:width="89.999cm" svg:height="10.893cm" svg:x="20.35cm" svg:y="31.505cm" svg:viewBox="0 0 90000 10894" svg:d="M0 8521l155-138c154-135 463-408 773-500 309-93 618-9 927 195 310 202 620 524 929 703 309 182 618 222 927 271 310 46 619 101 928 283s618 493 928 596c309 103 619 0 928-35 309-34 619 4 928 35 309 28 618 50 927-27 310-78 619-258 928-721 309-464 618-1212 929-1412 309-199 618 146 927 651 310 505 619 1165 928 1519 309 353 618 398 928 424 309 26 618 36 927-243 310-276 620-840 929-1381s618-1062 927-1723c310-660 619-1458 928-1763s618-117 928 313c309 430 619 1103 928 1527s619 602 928 602 618-180 927-479c310-301 619-721 928-1177 309-457 618-952 929-1281 309-329 618-495 927-604s619-163 928 303c309 465 618 1450 927 2131 310 683 619 1060 928 1367 310 309 619 550 929 643 309 92 618 38 927 68 309 31 619 146 928 160s618-71 927-93c310-22 620 20 929 77 309 58 618 129 928 26 309-103 618-382 927-432 309-49 619 131 928 179 309 49 618-34 929-181 309-150 618-366 927-643 309-278 619-618 928-834 309-218 618-311 927-42 310 266 619 897 928 1214 310 317 619 321 929 121 309-198 618-598 927-721s619 32 928 64c309 33 618-56 927-159 310-101 620-212 929-172 309 41 618 234 928 586 309 353 618 866 927 1125 309 260 619 267 928 101s618-501 928-1985c310-1485 619-4119 928-5502 309-1384 618-1519 928-1551 309-33 618 36 927 1240 309 1206 619 3542 928 4754 310 1214 619 1299 928 1519 310 220 619 574 928 806s618 343 928 535c309 190 618 461 927 703s620 454 929 545 618 63 928 49c309-16 618-16 927-140 309-121 619-365 928-444 309-77 619 12 928 77 310 64 619 105 928 89 309-14 618-83 928-166 309-81 618-174 927-376s619-511 929-579c309-69 618 103 927 190 310 86 619 92 928-491 309-582 618-1749 928-2464 309-715 618-976 927-806 310 168 620 767 929 1466s618 1499 927 1580c310 82 619-554 928-1085 309-529 618-955 928-1167 309-212 619-212 928 20 309 230 619 693 928 965 309 273 618 356 927 489 310 131 619 313 928 248 309-64 618-377 929-347 309 32 618 406 927 860 309 457 619 994 928 1406s618 701 927 855c310 151 619 171 928 147 310-24 620-91 929-376 309-284 618-785 927-1397 310-614 619-1339 928-1788 309-450 618-624 928-436 309 188 619 737 928 1262s619 1026 928 1107c309 79 618-263 927-446 310-184 619-210 928-291s618-218 929 8c309 224 618 808 927 1115 309 309 619 339 928 402 309 62 618 155 927 48 310-105 619-410 774-563l154-152v988l-154 129c-155 127-464 384-774 503-309 117-618 95-927 79s-619-26-928-275c-309-248-618-733-927-905-311-173-620-32-929 53s-618 115-928 279c-309 161-618 454-927 397-309-56-619-462-928-870s-619-816-928-957c-310-144-619-17-928 309-309 327-618 854-928 1209-309 358-618 546-927 653-309 109-619 139-929 157-309 21-618 27-928-14-309-40-618-127-927-359-309-233-619-608-928-978-309-372-618-735-927-723-311 10-620 394-929 499s-618-69-928-202c-309-135-618-228-927-509s-619-749-928-986c-309-236-619-244-928-74-310 167-619 513-928 945s-618 953-928 937c-309-14-618-566-927-1101s-619-1054-929-1195c-309-142-618 93-927 652-310 559-619 1440-928 1844-309 402-618 325-928 232-309-95-618-206-927-121-310 85-620 366-929 555-309 190-618 289-927 368-310 79-619 137-928 148-309 10-618-27-928-106-309-76-619-193-928-141-309 53-619 275-928 386s-618 111-927 111c-310 0-619 0-928-67-309-68-620-202-929-377-309-174-618-388-927-477-310-91-619-57-928-196s-618-454-928-565c-309-114-618-23-928-889-309-867-619-2690-928-3587-309-899-618-873-927-867-310 6-619-8-928 984-309 994-618 2997-928 4019-310 1024-619 1069-928 1083s-619 0-928-107-618-305-927-435c-310-129-619-191-928-199-309-9-619 38-929 78-309 39-618 73-927 21-309-53-619-192-928-59-309 135-618 539-927 709-310 167-619 101-929-188-309-287-618-796-928-864-309-69-618 301-927 551-309 248-619 376-928 446-309 71-618 85-927 65-311-20-620-75-929-194-309-121-619-305-928-303-309 4-618 194-927 275-310 83-619 56-928 56s-619 27-929 67c-309 40-618 99-927 50-309-46-619-199-928-264-309-67-618-45-927-69-310-22-619-91-929-276-309-188-618-495-928-1002-309-505-618-1208-927-1483-309-274-619-119-928 31-309 147-618 288-927 494-311 204-620 473-929 719-309 249-618 473-928 633-309 159-618 254-927 234s-619-154-928-499c-309-343-619-899-928-1252-310-354-619-509-928-275s-618 858-928 1331c-309 471-618 792-927 1170-309 375-619 807-929 1011-309 204-618 178-927 160-310-18-619-26-928-287-309-260-618-775-928-1161-309-388-618-649-927-461-311 188-620 826-929 1214-309 386-618 525-928 584-309 58-618 36-927 26s-619-10-928 10c-309 18-619 57-928-24-310-79-619-275-928-366-309-88-618-72-928-76-309-4-618-31-927-206-309-176-619-501-929-697-309-198-618-269-927-166-310 103-619 382-773 521l-155 140z">
            <text:p/>
          </draw:path>
          <draw:path draw:style-name="gr12" draw:text-style-name="P13" draw:layer="layout" svg:width="89.999cm" svg:height="15.98cm" svg:x="20.35cm" svg:y="26.01cm" svg:viewBox="0 0 90000 15981" svg:d="M0 0l155 1101c154 1103 463 3306 773 4368 309 1063 618 986 927 946 310-41 620-43 929-19 309 23 618 71 927 213 310 141 619 379 928 739 309 359 618 842 928 1006 309 161 619 2 928 22 309 18 619 216 928 436 309 218 618 461 927 725 310 265 619 554 928 543 309-10 618-319 929-137 309 184 618 858 927 1507 310 648 619 1270 928 1624 309 353 618 438 928 250 309-188 618-648 927-1349 310-703 620-1644 929-2628 309-985 618-2009 927-2587 310-578 619-707 928-614 309 91 618 404 928 945 309 540 619 1309 928 1458 309 150 619-321 928-1848 309-1528 618-4114 927-5408 310-1293 619-1293 928-1293s618 0 929 0c309 0 618 0 927 893 309 892 619 2680 928 3773 309 1090 618 1488 927 1718 310 231 619 295 928 972 310 678 619 1971 929 2492 309 521 618 273 927 95 309-176 619-279 928-541 309-261 618-681 927-745 310-65 620 226 929 430 309 202 618 319 928-1210 309-1529 618-4704 927-5253 309-550 619 1525 928 2773s618 1668 929 1916c309 247 618 320 927 657 309 335 619 937 928 1111 309 173 618-79 927-804 310-725 619-1921 928-2398 310-476 619-230 929 15 309 242 618 484 927 547 309 65 619-51 928-210 309-160 618-364 927 54 310 418 620 1459 929 2163 309 705 618 1073 928 1477 309 404 618 842 927 1076 309 233 619 261 928-500 309-760 618-2311 928-2636s619 575 928 1034c309 456 618 473 928 466 309-6 618-32 927-42s619-2 928-656c310-655 619-1970 928-2672 310-705 619-798 928-1695s618-2597 928-3450c309-850 618-850 927-850s620 0 929 0 618 0 928 0c309 0 618 0 927 0s619 0 928 0 619 0 928 689c310 688 619 2066 928 2785 309 717 618 775 928 868 309 95 618 225 927-492s619-2285 929-2038c309 246 618 2302 927 3470 310 1167 619 1442 928 1496 309 55 618-113 928-378 309-264 618-628 927-751 310-123 620-6 929 194 309 202 618 491 927 612 310 121 619 79 928 121 309 45 618 176 928 291 309 113 619 210 928 349 309 140 619 322 928 1525 309 1206 618 3434 927 4636 310 1199 619 1375 928 1268 309-105 618-489 929-967 309-479 618-1055 927-1218 309-164 619 82 928 549 309 465 618 1149 927 1466 310 317 619 265 928 138 310-130 620-336 929-1087 309-749 618-2042 927-2832 310-791 619-1078 928-1363 309-287 618-571 928-2127 309-1553 619-4378 928-5792 309-1412 619-1412 928-1412s618 0 927 0c310 0 619 0 928 0s618 0 929 0c309 0 618 0 927 1026s619 3078 928 4189c309 1113 618 1284 927 258 310-1026 619-3249 774-4360l154-1113v5162l-154 1121c-155 1123-464 3365-774 4323-309 955-618 624-927-437-309-1060-619-2850-928-3389-309-537-618 172-927 606-311 432-620 586-929 657-309 70-618 56-928-235-309-293-618-860-927-1496-309-637-619-1341-928-467-309 873-619 3325-928 4637-310 1313-619 1487-928 1659-309 169-618 337-928 824-309 488-618 1298-927 1785-309 485-619 646-929 739-309 93-618 117-928-111-309-230-618-713-927-1070-309-356-619-586-928-459s-618 614-927 1048c-311 437-620 818-929 998s-618 154-928-832c-309-988-618-2933-927-3749-309-818-619-502-928-347-309 158-619 158-928 145-310-14-619-38-928-10-309 27-618 107-928-48-309-158-618-549-927-745s-619-198-929-67c-309 131-618 392-927 667-310 272-619 561-928 601-309 41-618-165-928-1226-309-1062-618-2979-927-3290-310-313-620 980-929 1446-309 465-618 101-927-167-310-269-619-445-928-1178s-618-2023-928-2510c-309-489-619-174-928 36s-619 313-928 479c-309 165-618 392-927 503-310 109-619 103-928 85-309-17-620-47-929-51s-618 14-927 715c-310 699-619 2078-928 2698-309 622-618 485-928 954-309 470-618 1545-928 2005-309 463-619 309-928 269-309-41-618 32-927 93-310 60-619 111-928-218-309-330-618-1043-928-679s-619 1800-928 2515-619 709-928 450-618-772-927-1125c-310-353-619-545-928-1184-309-640-619-1724-929-2195-309-473-618-333-927-250-309 82-619 111-928-13-309-123-618-393-927-614-310-218-619-385-929 118-309 500-618 1672-928 2304-309 632-618 725-927 556-309-170-619-604-928-720-309-113-618 91-927 148-311 54-620-40-929-1139-309-1101-619-3205-928-2822-309 386-618 3262-927 4535-310 1272-619 941-928 612-309-332-619-661-929-703-309-43-618 202-927 333-309 133-619 151-928 301-309 149-618 428-927 38-310-390-619-1450-929-1937-309-486-618-400-928-513-309-113-618-424-927-1242s-619-2145-928-2672-618-254-927 63c-311 319-620 684-929 771-309 85-618-107-928 895-309 1000-618 3193-927 4201s-619 830-928 406-619-1097-928-1527c-310-430-619-620-928-525s-618 470-928 1016c-309 545-618 1256-927 1842-309 584-619 1040-929 1333-309 293-618 422-927 428-310 6-619-111-928-364-309-254-618-644-928-1013-309-368-618-715-927-800-311-85-620 91-929 113s-618-107-928-335c-309-229-618-556-927-740-309-183-619-226-928-238-309-10-619 8-928-109-310-117-619-372-928-592-309-218-618-404-928-355-309 46-618 327-927 513s-619 276-929 309c-309 32-618 6-927-1030-310-1036-619-3078-773-4100l-155-1022z">
            <text:p/>
          </draw:path>
          <draw:frame draw:style-name="gr15" draw:text-style-name="P6" draw:layer="layout" svg:width="0.002cm" svg:height="1.908cm" svg:x="20.35cm" svg:y="25.44cm">
            <draw:text-box>
              <text:p/>
            </draw:text-box>
          </draw:frame>
          <draw:frame draw:style-name="gr15" draw:text-style-name="P6" draw:layer="layout" svg:width="0.002cm" svg:height="1.908cm" svg:x="20.35cm" svg:y="25.44cm">
            <draw:text-box>
              <text:p/>
            </draw:text-box>
          </draw:frame>
          <draw:frame draw:style-name="gr15" draw:text-style-name="P6" draw:layer="layout" svg:width="0.002cm" svg:height="1.908cm" svg:x="20.35cm" svg:y="25.44cm">
            <draw:text-box>
              <text:p/>
            </draw:text-box>
          </draw:frame>
          <draw:frame draw:style-name="gr15" draw:text-style-name="P6" draw:layer="layout" svg:width="0.002cm" svg:height="1.908cm" svg:x="20.35cm" svg:y="25.44cm">
            <draw:text-box>
              <text:p/>
            </draw:text-box>
          </draw:frame>
          <draw:frame draw:style-name="gr15" draw:text-style-name="P6" draw:layer="layout" svg:width="0.002cm" svg:height="1.908cm" svg:x="20.35cm" svg:y="25.44cm">
            <draw:text-box>
              <text:p/>
            </draw:text-box>
          </draw:frame>
          <draw:frame draw:style-name="gr15" draw:text-style-name="P6" draw:layer="layout" svg:width="0.002cm" svg:height="1.908cm" svg:x="20.35cm" svg:y="25.44cm">
            <draw:text-box>
              <text:p/>
            </draw:text-box>
          </draw:frame>
          <draw:frame draw:style-name="gr15" draw:text-style-name="P6" draw:layer="layout" svg:width="0.002cm" svg:height="1.908cm" svg:x="20.35cm" svg:y="25.44cm">
            <draw:text-box>
              <text:p/>
            </draw:text-box>
          </draw:frame>
          <draw:line draw:style-name="gr5" draw:text-style-name="P6" draw:layer="layout" svg:x1="26.033cm" svg:y1="63.658cm" svg:x2="26.033cm" svg:y2="47.27cm">
            <text:p/>
          </draw:line>
          <draw:line draw:style-name="gr5" draw:text-style-name="P6" draw:layer="layout" svg:x1="32.528cm" svg:y1="63.658cm" svg:x2="32.528cm" svg:y2="47.27cm">
            <text:p/>
          </draw:line>
          <draw:line draw:style-name="gr5" draw:text-style-name="P6" draw:layer="layout" svg:x1="39.022cm" svg:y1="63.658cm" svg:x2="39.022cm" svg:y2="47.27cm">
            <text:p/>
          </draw:line>
          <draw:line draw:style-name="gr5" draw:text-style-name="P6" draw:layer="layout" svg:x1="45.518cm" svg:y1="63.658cm" svg:x2="45.518cm" svg:y2="47.27cm">
            <text:p/>
          </draw:line>
          <draw:line draw:style-name="gr5" draw:text-style-name="P6" draw:layer="layout" svg:x1="52.012cm" svg:y1="63.658cm" svg:x2="52.012cm" svg:y2="47.27cm">
            <text:p/>
          </draw:line>
          <draw:line draw:style-name="gr5" draw:text-style-name="P6" draw:layer="layout" svg:x1="58.507cm" svg:y1="63.658cm" svg:x2="58.507cm" svg:y2="47.27cm">
            <text:p/>
          </draw:line>
          <draw:line draw:style-name="gr5" draw:text-style-name="P6" draw:layer="layout" svg:x1="65.002cm" svg:y1="63.658cm" svg:x2="65.002cm" svg:y2="47.27cm">
            <text:p/>
          </draw:line>
          <draw:line draw:style-name="gr5" draw:text-style-name="P6" draw:layer="layout" svg:x1="71.497cm" svg:y1="63.658cm" svg:x2="71.497cm" svg:y2="47.27cm">
            <text:p/>
          </draw:line>
          <draw:line draw:style-name="gr5" draw:text-style-name="P6" draw:layer="layout" svg:x1="77.991cm" svg:y1="63.658cm" svg:x2="77.991cm" svg:y2="47.27cm">
            <text:p/>
          </draw:line>
          <draw:line draw:style-name="gr5" draw:text-style-name="P6" draw:layer="layout" svg:x1="84.486cm" svg:y1="63.658cm" svg:x2="84.486cm" svg:y2="47.27cm">
            <text:p/>
          </draw:line>
          <draw:line draw:style-name="gr5" draw:text-style-name="P6" draw:layer="layout" svg:x1="90.981cm" svg:y1="63.658cm" svg:x2="90.981cm" svg:y2="47.27cm">
            <text:p/>
          </draw:line>
          <draw:line draw:style-name="gr5" draw:text-style-name="P6" draw:layer="layout" svg:x1="97.476cm" svg:y1="63.658cm" svg:x2="97.476cm" svg:y2="47.27cm">
            <text:p/>
          </draw:line>
          <draw:line draw:style-name="gr5" draw:text-style-name="P6" draw:layer="layout" svg:x1="103.971cm" svg:y1="63.658cm" svg:x2="103.971cm" svg:y2="47.27cm">
            <text:p/>
          </draw:line>
          <draw:polyline draw:style-name="gr5" draw:text-style-name="P6" draw:layer="layout" svg:width="89.999cm" svg:height="16.389cm" svg:x="20.35cm" svg:y="47.27cm" svg:viewBox="0 0 90000 16390" draw:points="0,0 0,16390 90000,16390 90000,0">
            <text:p/>
          </draw:polyline>
          <draw:path draw:style-name="gr6" draw:text-style-name="P7" draw:layer="layout" svg:width="89.999cm" svg:height="14.669cm" svg:x="20.35cm" svg:y="47.27cm" svg:viewBox="0 0 90000 14670" svg:d="M0 10806l155 186c154 185 463 555 773 991 309 439 618 942 927 905 310-36 620-612 929-1272 309-661 618-1408 927-1705 310-297 619-145 928-125s618-93 928-235c309-143 619-315 928-1070s619-2094 928-3605c309-1509 618-3194 927-4034 310-842 619-842 928-842s618 0 929 998c309 998 618 2991 927 4524 310 1533 619 2604 928 3757 309 1151 618 2387 928 2896 309 507 618 289 927-281 310-569 620-1488 929-2878 309-1391 618-3254 927-2993 310 261 619 2644 928 3528 309 883 618 269 928 91 309-179 619 77 928 247 309 169 619 254 928 323s618 123 927-507c310-632 619-1947 928-2735 309-790 618-1052 929-1404 309-353 618-793 927-282s619 1975 928 2809c309 832 618 1034 927 386 310-650 619-2149 928-3704 310-1553 619-3165 929-3969 309-806 618-806 927-806s619 0 928 0 618 0 927 0c310 0 620 0 929 0s618 0 928 0c309 0 618 0 927 0s619 0 928 0 618 0 929 0c309 0 618 0 927 0s619 0 928 0 618 0 927 0c310 0 619 0 928 0 310 0 619 0 929 818 309 818 618 2456 927 2456s619-1638 928-2456 618-818 927-818c310 0 620 0 929 0s618 0 928 0c309 0 618 0 927 0s619 0 928 0 618 0 928 0 619 0 928 0 618 0 928 0c309 0 618 0 927 0s619 0 928 0c310 0 619 0 928 0 310 0 619 0 928 0s618 0 928 806c309 806 618 2420 927 3922 309 1503 620 2897 929 2979 309 83 618-1143 928-2647 309-1503 618-3281 927-4171 309-889 619-889 928-889s619 0 928 0c310 0 619 0 928 0s618 0 928 856c309 859 618 2572 927 3408s619 791 929 1577c309 786 618 2402 927 3321 310 921 619 1147 928 1232 309 87 618 32 928-101 309-136 618-348 927-731 310-384 620-940 929-1121 309-182 618 10 927-562 310-571 619-1905 928-1341 309 561 618 3022 928 4367 309 1345 619 1575 928 1543s619-329 928-2448 618-6059 927-8031c310-1969 619-1969 928-1969s618 0 929 0c309 0 618 0 927 0s619 0 928 1303 618 3908 927 5243c310 1333 619 1396 928 1230 310-168 620-561 929-319 309 244 618 1123 927 1064 310-60 619-1060 928-2096s618-2107 928-2404c309-295 619 186 928 1216 309 1028 619 2606 928 3559s618 1283 927 1121c310-162 619-818 928-1309s618-818 929-1238c309-418 618-927 927-723 309 206 619 1125 928 2056s618 1870 927 2339c310 469 619 465 774 463l154-2v1486l-154 22c-155 23-464 67-774-190-309-254-618-807-927-1387-309-582-619-1192-928-1283-309-93-618 330-927 505-311 174-620 101-929 350-309 246-618 814-928 997-309 184-618-16-927-704-309-689-619-1869-928-2780-309-913-619-1559-928-1365-310 196-619 1234-928 2266-309 1030-618 2054-928 2111-309 56-618-855-927-968-309-111-619 576-929 1049-309 474-618 731-928-148-309-880-618-2898-927-3674-309-775-619-309-928-133s-618 61-927-119c-311-178-620-422-929-855-309-430-618-1048-928 190-309 1240-618 4337-927 5977-309 1642-619 1828-928 1820s-619-210-928-1350c-310-1139-619-3217-928-3607s-618 909-928 1450c-309 544-618 329-927 348-309 18-619 266-929 557-309 291-618 622-927 869-310 248-619 412-928 474-309 61-618 25-928-668-309-693-618-2040-927-2622-310-582-620-396-929-1099-309-701-618-2286-927-3013-310-727-619-594-928-523-309 72-618 85-928 115-309 28-619 75-928-95s-619-556-928-12c-309 541-618 2011-927 3298-310 1287-619 2389-928 2365s-620-1177-929-2426c-309-1248-618-2595-927-3112-310-519-619-208-928 10-309 216-618 341-928 440-309 99-618 176-928 172-309-4-619-89-928 0-309 87-618 350-927 624-310 275-619 564-928 844-309 283-618 560-928 449-310-113-619-612-928-1054-309-443-619-827-928-1188-309-362-618-699-927-796-310-97-619 49-928 83s-619-42-929-53c-309-10-618 43-927 780-309 735-619 2151-928 2125-309-28-618-1501-927-2246-310-745-619-764-929-701-309 63-618 208-928 343-309 136-618 263-927 572s-619 802-928 1212c-309 408-618 735-927 884-311 152-620 124-929-78-309-204-619-582-928-711-309-132-618-10-927 123-310 133-619 281-928 418s-619 267-929 107c-309-157-618-606-927-984-309-379-619-692-928-971-309-281-618-527-927-2-310 525-619 1822-929 3181-309 1359-618 2779-928 3373-309 594-618 364-927-456s-619-2228-928-2767c-309-542-618-215-927 50-311 263-620 463-929 1125-309 661-618 1783-928 2278-309 497-618 364-927 196-309-169-619-375-928-553s-619-329-928-49c-310 281-619 990-928 295s-618-2795-928-3013c-309-216-618 1448-927 2575-309 1129-619 1719-929 2060-309 341-618 432-927 41-310-394-619-1271-928-1907s-618-1032-928-2062c-309-1030-618-2695-927-3652-311-959-620-1212-929-1388-309-173-618-268-928 475-309 743-618 2323-927 3595-309 1271-619 2234-928 2684-309 451-619 392-928 318-310-73-619-162-928-303-309-142-618-338-928-101-309 238-618 906-927 1454-309 547-619 971-929 953-309-18-618-476-927-876-310-402-619-742-773-913l-155-170z">
            <text:p/>
          </draw:path>
          <draw:path draw:style-name="gr7" draw:text-style-name="P8" draw:layer="layout" svg:width="89.999cm" svg:height="14.945cm" svg:x="20.35cm" svg:y="47.27cm" svg:viewBox="0 0 90000 14946" svg:d="M0 6449l155-52c154-55 463-162 773-251 309-89 618-159 927-170 310-10 620 41 929 9 309-33 618-148 927-251 310-101 619-192 928-275 309-82 618-159 928-195 309-37 619-33 928 719 309 751 619 2248 928 2973 309 727 618 682 927-59 310-743 619-2185 928-2779s618-341 929-1220c309-879 618-2888 927-3892 310-1006 619-1006 928-1006s618 0 928 0c309 0 618 0 927 0 310 0 620 0 929 0s618 0 927 0c310 0 619 0 928 0s618 0 928 0c309 0 619 0 928 852 309 855 619 2561 928 3648s618 1555 927 2379c310 824 619 2006 928 2495 309 491 618 291 929 28 309-265 618-592 927-1432s619-2195 928-2761c309-568 618-345 927 442 310 786 619 2139 928 2842 310 705 619 762 929 236 309-527 618-1632 927-1452 309 182 619 1652 928 2557 309 903 618 1242 927 1390 310 147 620 105 929 339s618 745 928 996c309 248 618 232 927 101 309-133 619-382 928-489s618-73 929-153c309-83 618-281 927-479 309-196 619-390 928-568 309-175 618-335 927-488 310-154 619-301 928-429 310-125 619-230 929-319 309-89 618-163 927-99 309 63 619 263 928 313 309 53 618-46 927-93 310-44 620-38 929-137s618-303 928-345c309-43 618 74 927-285 309-362 619-1202 928-856 309 345 618 1876 928 2755 310 880 619 1108 928 1104 309-2 618-236 928-523 309-285 618-626 927-923 309-299 619-553 928-660 310-105 619-61 928-31 310 31 619 49 928-38s618-277 928-477c309-198 618-404 927-1090 309-687 620-1854 929-1830 309 26 618 1240 928 2276 309 1038 618 1895 927 2454 309 562 619 824 928 923 309 101 619 37 928-204 310-242 619-662 928-1002 309-339 618-598 928-761 309-164 618-230 927-356 309-125 619-311 929-1042 309-733 618-2016 927-2619 310-604 619-532 928-570 309-40 618-190 928-1145 309-956 618-2715 927-3595 310-879 620-879 929-57s618 2468 927 3805c310 1337 619 2367 928 1545s618-3498 928-4835c309-1337 619-1337 928-1337s619 0 928 1440c309 1438 618 4318 927 5464 310 1143 619 555 928 383 309-171 618 73 929 251 309 180 618 295 927 119s619-642 928-1967 618-3507 927-4599c310-1091 619-1091 928-1091 310 0 620 0 929 1068 309 1069 618 3206 927 4777 310 1572 619 2575 928 2559s618-1054 928-1250c309-194 619 452 928 549 309 95 619-357 928-367s618 422 927 1054c310 632 619 1464 928 1917 309 450 618 523 929 349 309-175 618-598 927-505 309 91 619 701 928 1475 309 775 618 1715 927 1969 310 255 619-176 774-392l154-214v1479l-154 157c-155 158-464 473-774 234-309-238-618-1030-927-1702-309-673-619-1226-928-1271-309-42-618 427-927 651-311 226-620 210-929-186-309-394-618-1168-928-1721-309-551-618-881-927-826-309 54-619 495-928 460-309-32-619-537-928-321-310 216-619 1158-928 1196-309 40-618-818-928-1689-309-870-618-1749-927-1993-309-242-619 151-929 319-309 166-618 103-928 646-309 542-618 1689-927 2113s-619 127-928-52c-309-180-618-243-927-388-311-146-620-372-929-67s-618 1141-928 384c-309-760-618-3111-927-4343-309-1234-619-1347-928-1434-309-84-619-141-928 903-310 1044-619 3191-928 3892s-618-44-928-1177c-309-1135-618-2656-927-3280-309-626-619-352-929 696-309 1051-618 2877-927 3818-310 939-619 994-928 907-309-85-618-311-928 40-309 352-618 1279-927 1747-310 469-620 477-929 487-309 12-618 28-927 105-310 77-619 214-928 527s-618 806-928 1105c-309 297-619 404-928 402-309-4-619-113-928-541-309-427-618-1174-927-2101-310-927-619-2036-928-2028s-620 1133-929 1759c-309 627-618 750-927 833-310 80-619 121-928 179-309 61-618 142-928 162-309 20-618-20-928 50-309 69-619 247-928 384-309 138-618 232-927 416-310 184-619 457-928 517-309 61-618-91-928-767-310-679-619-1885-928-2062-309-178-619 674-928 1038-309 365-618 242-927 151-310-91-619-151-928-145s-619 77-929 127c-309 53-618 83-927-18-309-103-619-339-928-366-309-26-618 160-927 287-310 127-619 196-929 271-309 77-618 161-928 137-309-24-618-155-927-137s-619 186-928 367c-309 180-618 374-927 386-311 12-620-155-929-103-309 51-619 323-928 491-309 166-618 228-927 81-310-148-619-505-928-558-309-50-619 204-929 259-309 54-618-93-927-814s-619-2018-928-2139-618 931-927 1491c-310 559-619 626-929 28-309-596-618-1856-928-2586-309-729-618-931-927-496-309 432-619 1500-928 2080s-618 671-927 866c-311 194-620 493-929 190s-618-1203-928-1682c-309-479-618-533-927-1361-309-829-619-2428-928-3279-309-848-619-943-928-1165-310-220-619-566-928-772-309-204-618-270-928 47-309 319-618 1020-927 1951s-619 2095-929 2797c-309 705-618 950-927 901-310-48-619-394-928-1101-309-706-618-1777-928-1494-309 285-618 1925-927 2648-311 723-620 531-929 987-309 455-618 1558-928 2030-309 473-618 315-927-446-309-762-619-2127-928-2725-309-596-619-424-928-281-310 142-619 255-928 235s-618-172-928-243c-309-70-618-60-927-78-309-19-619-63-929-57-309 8-618 69-927-38-310-107-619-382-773-519l-155-136z">
            <text:p/>
          </draw:path>
          <draw:path draw:style-name="gr8" draw:text-style-name="P9" draw:layer="layout" svg:width="89.999cm" svg:height="10.269cm" svg:x="20.35cm" svg:y="53.389cm" svg:viewBox="0 0 90000 10270" svg:d="M0 7857l155 319c154 317 463 955 773 1266 309 313 618 299 927 287 310-12 620-22 929-212 309-192 618-563 927-715 310-151 619-81 928-48 309 30 618 22 928 183 309 162 619 493 928 683s619 238 928 293c309 52 618 113 927 147 310 37 619 47 928 51 309 6 618 6 929-55 309-60 618-184 927-226 310-42 619-6 928 10 309 18 618 14 928 28 309 17 618 53 927 55 310 4 620-26 929-75 309-48 618-119 927-196 310-78 619-165 928-202 309-34 618-18 928 6 309 27 619 59 928 91 309 31 619 59 928 63 309 6 618-14 927 38 310 55 619 180 928 249 309 68 618 81 929 87 309 8 618 10 927 8s619-8 928-61c309-52 618-151 927-242 310-89 619-168 928-241 310-70 619-135 929-153 309-20 618 4 927 129 309 127 619 354 928 487 309 131 618 168 927 131 310-36 620-147 929-297 309-147 618-335 928-454 309-117 618-166 927-166s619 49 928 152 618 264 929 406c309 141 618 264 927 303 309 38 619-6 928-25 309-18 618-10 927-72 310-63 619-198 928-200 310-2 619 127 929 183 309 59 618 45 927 57 309 10 619 47 928 65s618 18 927 8c310-10 620-31 929-31 309-2 618 17 928 7 309-9 618-43 927-83 309-43 619-91 928-89 309 0 618 50 928 105 310 54 619 113 928 123 309 8 618-34 928-46 309-15 618 0 927 4s619-4 928-45c310-40 619-111 928-125 310-12 619 32 928 32s618-44 928-99c309-54 618-115 927-151 309-34 620-43 929-24 309 16 618 56 928 54 309-4 618-50 927-26 309 22 619 113 928 127 309 16 619-42 928-159 310-116 619-289 928-421 309-129 618-218 928-139 309 79 618 325 927 501 309 178 619 287 929 353 309 67 618 93 927 110 310 18 619 28 928 36 309 10 618 20 928-8 309-30 618-101 927-170 310-66 620-131 929-321 309-192 618-509 927-495 310 14 619 358 928 562s618 264 928 317c309 52 619 95 928 119 309 22 619 28 928 36 309 10 618 23 927 31 310 8 619 12 928 14 309 4 618 8 929 8 309 2 618-2 927-4 309-4 619-8 928-2 309 8 618 26 927 30 310 2 619-8 928-10 310 0 620 10 929-2 309-14 618-47 927-69 310-22 619-30 928-46s618-37 928-37c309-2 619 17 928 37s619 42 928 48c309 4 618-8 927-24 310-18 619-42 928-67 309-24 618-50 929-557 309-509 618-1497 927-3187 309-1689 619-4078 928-5225 309-1150 618-1057 927-905 310 149 619 359 774 462l154 105v2798l-154 42c-155 43-464 125-774-20-309-148-618-525-927 248-309 776-619 2703-928 3985-309 1283-618 1923-927 2242-311 319-620 319-929 319s-618 0-928 0c-309 0-618 0-927 0s-619 0-928 0-619 0-928 0c-310 0-619 0-928 0s-618 0-928 0c-309 0-618 0-927 0s-619 0-929 0c-309 0-618 0-928 0-309 0-618 0-927 0s-619 0-928 0-618 0-927 0c-311 0-620 0-929 0s-618 0-928 0c-309 0-618 0-927 0s-619 0-928 0-619 0-928 0c-310 0-619 0-928-127s-618-384-928-384c-309 0-618 257-927 384s-619 127-929 127c-309 0-618 0-927 0-310 0-619 0-928 0s-618 0-928 0c-309 0-618 0-927 0-310 0-620 0-929-109-309-111-618-331-927-414-310-81-619-26-928 41-309 68-618 147-928 198-309 48-619 66-928 54s-619-54-928-20c-309 32-618 141-927 196-310 54-619 54-928 54s-620 0-929 0-618 0-927 0c-310 0-619 0-928-36s-618-111-928-111c-309 0-618 75-928 111-309 36-619 36-928 36s-618 0-927 0c-310 0-619 0-928 0s-618 0-928-42-619-127-928-127-619 85-928 127-618 42-927 42c-310 0-619 0-928 0s-619 0-929 0c-309 0-618 0-927 0s-619 0-928 0-618 0-927-58c-310-59-619-178-929-178-309 0-618 119-928 178-309 58-618 58-927 58s-619 0-928-46c-309-49-618-143-927-202-311-59-620-83-929-103s-619-38-928-34c-309 2-618 24-927 56-310 30-619 71-928 127-309 57-619 130-929 166-309 36-618 36-927-34-309-73-619-218-928-289-309-73-618-73-927-57-310 16-619 47-929 69-309 22-618 38-928 95-309 56-618 155-927 204-309 48-619 48-928 48s-618 0-927 0c-311 0-620 0-929-48-309-51-618-150-928-186-309-36-618-12-927-18s-619-42-928-67c-309-24-619-36-928-52-310-16-619-35-928-12-309 24-618 91-928 133-309 44-618 65-927 79s-619 20-929 16c-309-6-618-24-927-32-310-11-619-11-928-21s-618-28-928 4c-309 35-618 120-927 162-311 42-620 42-929 42s-618 0-928 0c-309 0-618 0-927 0s-619 0-928-109-619-329-928-422c-310-93-619-58-928-75-309-14-618-82-928 11-309 92-618 345-927 470s-619 125-929 125c-309 0-618 0-927-151-310-154-619-459-773-610l-155-154z">
            <text:p/>
          </draw:path>
          <draw:path draw:style-name="gr9" draw:text-style-name="P10" draw:layer="layout" svg:width="89.999cm" svg:height="14.691cm" svg:x="20.35cm" svg:y="48.968cm" svg:viewBox="0 0 90000 14692" svg:d="M0 13777l155-72c154-71 463-215 773-316 309-103 618-163 927-167 310-4 620 46 929 174 309 129 618 335 927 472 310 135 619 202 928 218s618-18 928-123c309-103 619-279 928-343 309-67 619-27 928-41 309-16 618-85 927-64 310 18 619 129 928 200 309 70 618 101 929 214 309 113 618 311 927 418 310 107 619 127 928 137 309 8 618 10 928 18 309 10 618 29 927 35 310 4 620-4 929-16 309-15 618-37 927-79 310-45 619-109 928-134 309-24 618-4 928 13 309 16 619 28 928 52s619 61 928 67 618-18 927-89c310-71 619-186 928-243 309-58 618-56 929-54 309 2 618 4 927 10s619 16 928 73c309 56 618 159 927 202 310 44 619 28 928 6 310-24 619-55 929-69 309-16 618-16 927-40s619-71 928-57 618 89 927 148c310 60 620 103 929 105s618-39 928-71c309-30 618-53 927-57 309-2 619 17 928 37s618 44 929 24c309-20 618-85 927-153 309-69 619-146 928-174 309-30 618-14 927 44 310 57 619 156 928 150 310-6 619-117 929-190 309-73 618-107 927-105s619 40 928 62c309 21 618 25 927 6 310-18 620-58 929-48s618 71 928 75c309 4 618-49 927 10 309 58 619 226 928 226 309-2 618-174 928-208s619 71 928 73 618-97 928-121c309-25 618 28 927 54 309 28 619 30 928 95 310 63 619 186 928 147 310-36 619-236 928-535s618-699 928-991c309-293 618-477 927-419 309 59 620 360 929 586s618 378 928 600c309 224 618 521 927 689 309 169 619 212 928 224 309 10 619-6 928-57 310-48 619-127 928-196 309-66 618-123 928-284 309-162 618-431 927-489 309-59 619 89 929 212 309 123 618 218 927 293 310 75 619 129 928 167 309 39 618 61 928-14 309-74 618-248 927-414 310-165 620-323 929-579 309-259 618-616 927-564 310 51 619 507 928 814s618 463 928 580c309 115 619 194 928 202s619-53 928-132c309-78 618-175 927-232 310-56 619-75 928-60 309 12 618 56 929 117 309 62 618 143 927 208 309 64 619 113 928 157 309 43 618 81 927 43 310-39 619-152 928-717 310-568 620-1586 929-3658 309-2074 618-5201 927-7304 310-2100 619-3177 928-2179 309 1000 618 4074 928 6578 309 2507 619 4446 928 5434 309 987 619 1024 928 1066 309 43 618 91 927 113 310 22 619 18 928 22 309 6 618 21 929 69 309 49 618 131 927 168 309 34 619 22 928-4 309-27 618-67 927-57 310 10 619 71 774 101l154 30v796h-154c-155 0-464 0-774 0-309 0-618 0-927 0s-619 0-928-64c-309-63-618-192-927-243-311-50-620-26-929 0-309 24-618 49-928 65-309 18-618 30-927 24-309-4-619-26-928-771-309-746-619-2216-928-4361-310-2147-619-4969-928-5851-309-885-618 167-928 2005-309 1836-618 4458-927 6094-309 1638-619 2290-929 2624-309 333-618 343-928 339-309-2-618-22-927-28-309-9-619-4-928 0s-618 6-927 6c-311 0-620-4-929-8s-618-7-928-15c-309-8-618-20-927-30-309-8-619-14-928-38s-619-65-928-117c-310-53-619-114-928-318s-618-549-928-561c-309-14-618 303-927 495-309 190-619 254-929 321-309 67-618 137-927 168-310 30-619 20-928 10s-618-20-928-37c-309-18-618-42-927-109-310-66-620-175-929-115-309 59-618 287-927 402-310 113-619 113-928 113s-618 0-928 0c-309 0-619 0-928 0s-619 0-928-99-618-297-927-416c-310-119-619-159-928-313-309-151-620-414-929-483-309-68-618 55-927 245-310 190-619 442-928 632-309 188-618 311-928 323-309 14-618-83-928-127-309-45-619-38-928-41-309-4-618-18-927-4-310 13-619 55-928 45-309-8-618-67-928-36-310 32-619 153-928 151-309 0-619-123-928-168-309-44-618-10-927-2-310 8-619-8-928-6-309 0-619 20-929 29-309 10-618 12-927-6-309-19-619-55-928-65-309-12-618 2-927 62-310 61-619 170-929 172-309 4-618-101-928-157-309-55-618-65-927-47-309 20-619 65-928 121-309 57-618 124-927 156-311 34-620 34-929 34s-619 0-928 0-618 0-927 0c-310 0-619 0-928-26s-619-77-929-121c-309-45-618-81-927-55-309 24-619 113-928 158-309 44-618 44-927 44-310 0-619 0-929 0-309 0-618 0-928-48-309-49-618-146-927-192-309-47-619-41-928-39-309 3-618-2-927-8-311-6-620-18-929 29-309 48-618 153-928 206-309 52-618 52-927 52s-619 0-928 0-619 0-928 0c-310 0-619 0-928 0s-618 0-928 0c-309 0-618 0-927 0s-619 0-929 0c-309 0-618 0-927 0-310 0-619 0-928 0s-618 0-928-81c-309-80-618-244-927-329-311-85-620-91-929-125-309-32-618-91-928-67-309 25-618 132-927 160-309 30-619-18-928 42-309 61-619 231-928 315-310 85-619 85-928 85s-618 0-928-95c-309-97-618-287-927-377-309-91-619-81-929-69-309 12-618 24-927 115-310 91-619 259-773 343l-155 83z">
            <text:p/>
          </draw:path>
          <draw:path draw:style-name="gr10" draw:text-style-name="P11" draw:layer="layout" svg:width="89.999cm" svg:height="7.154cm" svg:x="20.35cm" svg:y="55.983cm" svg:viewBox="0 0 90000 7155" svg:d="M0 0l155 137c154 138 463 410 773 517 309 107 618 49 927 41 310-8 620 38 929 408 309 371 618 1068 927 1517 310 446 619 642 928 783 309 142 618 229 928 303 309 73 619 134 928 255s619 303 928 472c309 172 618 330 927 501 310 172 619 358 928 451 309 95 618 97 929 103 309 6 618 14 927 109 310 95 619 279 928 382 309 101 618 125 928 90 309-34 618-125 927-466 310-342 620-933 929-1428s618-895 927-1723c310-826 619-2080 928-2018 309 63 618 1442 928 2208 309 763 619 913 928 1093 309 177 619 383 928 553 309 168 618 299 927 309 310 10 619-103 928-307s618-503 929-697c309-196 618-289 927-204 309 83 619 344 928 590 309 244 618 477 927 543 310 67 619-32 928-115 310-83 619-147 929-125 309 22 618 133 927 254 309 122 619 255 928 394 309 140 618 285 927 233 310-55 620-312 929-792 309-479 618-1186 928-1543 309-358 618-368 927 179 309 546 619 1647 928 2283 309 634 618 804 929 899 309 95 618 117 927 38 309-81 619-261 928-335 309-75 618-45 927-305 310-259 619-806 928-820 310-12 619 511 929 757 309 248 618 218 927 295 309 79 619 261 928 325 309 65 618 12 927-69 310-80 620-191 929-202 309-12 618 77 928 103 309 27 618-10 927 65 309 73 619 255 928 299s618-48 928-6c310 44 619 224 928 242 309 19 618-127 928-187 309-61 618-37 927-59 309-20 619-85 928-79 310 6 619 83 928 81 310-4 619-85 928-63 309 23 618 150 928 152 309 0 618-123 927-620 309-495 620-1364 929-1786 309-424 618-402 928-1054 309-652 618-1977 927-2480 309-501 619-182 928-2 309 177 619 214 928 846 310 630 619 1858 928 2401 309 546 618 410 928 554 309 143 618 567 927 555s619-460 929-557c309-99 618 153 927 299 310 143 619 182 928 377 309 194 618 544 928 627 309 82 618-103 927-202 310-101 620-118 929 153 309 269 618 824 927 309 310-513 619-2096 928-3272 309-1177 618-1945 928-2280 309-335 619-236 928-129 309 109 619 228 928 751s618 1452 927 2199c310 750 619 1317 928 1012s618-1482 929-2040c309-557 618-492 927 21 309 515 619 1480 928 2298 309 820 618 1491 927 1626 310 133 619-271 928-438 310-168 620-99 929-362 309-260 618-852 927-1224 310-371 619-525 928-654 309-132 618-241 928-457 309-216 619-543 928-531s619 362 928 895c309 531 618 1246 927 1404 310 157 619-245 928-437s618-173 929-400c309-226 618-692 927-650s619 598 928 339c309-258 618-1331 927-1906 310-578 619-663 774-705l154-43v1931l-154 2c-155 2-464 6-774 515-309 511-618 1525-927 1780-309 254-619-253-928-319-309-67-618 307-927 484-311 180-620 166-929 354s-618 580-928 499c-309-81-618-636-927-996-309-362-619-525-928-428s-619 456-928 672c-310 219-619 293-928 378-309 87-618 182-928 384-309 200-618 507-927 535-309 26-619-222-929-162-309 61-618 435-928 419-309-17-618-425-927-1008-309-586-619-1349-928-1798-309-448-618-584-927-103-311 479-620 1572-929 1879s-618-174-928-766c-309-594-618-1299-927-1503s-619 93-928 128c-309 32-619-198-928-47-310 152-619 685-928 1414s-618 1652-928 1864c-309 214-618-285-927-454-309-170-619-12-929 153-309 166-618 340-927 281-310-61-619-351-928-543-309-194-618-289-928-441-309-153-618-361-927-329-310 32-620 305-929 271-309-35-618-378-927-459-310-80-619 101-928-190-309-292-618-1058-928-1407-309-352-619-287-928-388-309-99-619-364-928-22-309 341-618 1286-927 1644-310 357-619 127-928 345-309 220-620 889-929 1252-309 366-618 429-927 408-310-22-619-125-928-125s-618 103-928 142c-309 38-618 10-928-7-309-16-619-18-928-46-309-26-618-79-927-55-310 25-619 124-928 122s-618-107-928-117c-310-9-619 76-928 78-309 0-619-81-928-97-309-14-618 39-927 35-310-4-619-65-928-75s-619 30-929 48c-309 19-618 15-927-6-309-22-619-60-928-62s-618 32-927-176c-310-208-619-658-929-652-309 6-618 468-928 692-309 223-618 206-927 237-309 28-619 103-928 125s-618-8-927-105c-311-95-620-257-929-764s-619-1361-928-1781-618-406-927-2c-310 404-619 1196-928 1638-309 440-619 533-929 511-309-22-618-158-927-303s-619-301-928-436c-309-138-618-253-927-287-310-32-619 16-929 79-309 62-618 139-928 143-309 6-618-58-927-147-309-91-619-208-928-261-309-52-618-42-927 26-311 71-620 200-929 305-309 103-618 180-928 223-309 42-618 50-927 40-309-12-619-42-928-85-309-44-619-101-928-703-310-604-619-1753-928-1739s-618 1192-928 1869c-309 674-618 846-927 1032-309 185-619 385-929 456-309 73-618 18-927-4-310-20-619-6-928-36-309-31-618-105-928-111-309-4-618 60-927 76-311 19-620-14-929-82-309-71-618-182-928-324-309-139-618-311-927-434-309-121-619-194-928-305s-619-260-928-345c-310-87-619-109-928-208s-618-273-928-636c-309-362-618-911-927-1188-309-279-619-285-929-249-309 35-618 114-927-32-310-145-619-517-773-701l-155-186z">
            <text:p/>
          </draw:path>
          <draw:path draw:style-name="gr11" draw:text-style-name="P12" draw:layer="layout" svg:width="89.999cm" svg:height="4.724cm" svg:x="20.35cm" svg:y="58.778cm" svg:viewBox="0 0 90000 4725" svg:d="M0 954l155 172c154 170 463 511 773 380 309-129 618-731 927-713 310 16 620 654 929 933 309 277 618 196 927 242 310 47 619 220 928 319s618 124 928 208c309 87 619 237 928 346 309 111 619 184 928 404s618 586 927 800c310 212 619 270 928 303 309 32 618 40 929-49 309-89 618-273 927-327 310-55 619 18 928 48 309 31 618 19 928 39 309 22 618 77 927 4 310-73 620-271 929-457 309-185 618-357 927-525 310-165 619-329 928-343s618 119 928 214c309 95 619 151 928 194 309 44 619 75 928 85 309 12 618 2 927-41 310-42 619-119 928-222s618-232 929-303c309-71 618-81 927-26 309 52 619 170 928 258 309 91 618 156 927 150 310-6 619-81 928-144 310-62 619-113 929-78 309 34 618 149 927 284 309 136 619 291 928 437 309 145 618 283 927 303 310 22 620-69 929-251 309-179 618-452 928-618 309-167 618-228 927-396 309-167 619-438 928-490 309-53 618 117 929 105 309-15 618-206 927-388 309-180 619-350 928-368s618 113 927 372c310 258 619 644 928 567 310-76 619-614 929-975 309-362 618-546 927-521 309 26 619 262 928 365s618 71 927 21c310-53 620-124 929-130 309-4 618 55 928 146 309 93 618 214 927 430s619 525 928 703c309 177 618 222 928 319 310 99 619 248 928 188 309-61 618-332 928-515 309-184 618-281 927-418 309-136 619-313 928-384 310-69 619-30 928-51 310-20 619-101 928-159 309-61 618-99 928-182 309-83 618-206 927-53 309 154 620 586 929 917 309 330 618 560 928 709 309 150 618 217 927 305 309 89 619 198 928 200s619-103 928-181c310-79 619-132 928-249 309-115 618-297 928-594 309-295 618-707 927-672 309 36 619 517 929 860 309 346 618 554 927 705 310 154 619 248 928-36 309-287 618-952 928-1451 309-498 618-830 927-1120 310-291 620-540 929-558s618 196 927 586c310 390 619 957 928 1347s618 604 928 810c309 208 619 410 928 418 309 6 619-180 928-333 309-156 618-279 927-697 310-418 619-1131 928-1137s618 695 929 1129c309 432 618 598 927 747 309 148 619 279 928 299s618-69 927-52c310 16 619 139 928 327 310 186 620 436 929 408 309-29 618-333 927-535 310-200 619-297 928-382 309-87 618-162 928-378 309-218 619-578 928-675 309-96 619 69 928-56 309-123 618-537 927-455 310 81 619 657 928 954 309 295 618 311 929 369 309 61 618 164 927 231 309 66 619 97 928-128 309-226 618-706 927-721 310-16 619 433 774 657l154 224v1129l-154-220c-155-218-464-657-774-667-309-10-618 408-927 622-309 217-619 229-928 192-309-34-618-119-927-167-311-49-620-63-929-293-309-232-618-683-928-705-309-22-618 384-927 570-309 183-619 145-928 298-309 154-619 499-928 681-310 184-619 204-928 218-309 16-618 26-928 47-309 22-618 56-927-27-309-80-619-280-929-444-309-164-618-293-928-254-309 38-618 242-927 321s-619 30-928-35c-309-64-618-145-927-486-311-340-620-940-929-952-309-14-618 560-928 895-309 335-618 432-927 511s-619 139-928 131c-309-10-619-86-928-204-310-115-619-270-928-577s-618-766-928-972c-309-208-618-163-927-133s-619 44-929 145c-309 101-618 287-927 590-310 301-619 721-928 905-309 182-618 129-928 54-309-74-618-171-927-450-310-279-620-741-929-810-309-66-618 261-927 469-310 208-619 297-928 428-309 129-618 303-928 418-309 117-619 176-928 162-309-17-619-107-928-233-309-127-618-286-927-444-310-156-619-307-928-533-309-224-620-525-929-584s-618 125-927 301c-310 178-619 347-928 473-309 125-618 206-928 208-309 4-618-73-928-79-309-6-619 58-928 79-309 20-618-2-927 58-310 61-619 204-928 188-309-18-618-200-928-242-310-45-619 50-928 6-309-45-619-228-928-301s-618-37-927-63c-310-26-619-115-928-105-309 12-619 121-929 204-309 81-618 133-927 69-309-67-619-249-928-325-309-77-618-49-927 159-310 208-619 596-929 610-309 12-618-349-928-547-309-196-618-226-927-150-309 75-619 255-928 334-309 80-618 58-927-37-311-95-620-264-929-228-309 38-619 281-928 426-309 146-618 192-927 311-310 117-619 305-928 422-309 118-619 162-929 148-309-14-618-91-927-190-309-101-619-224-928-299s-618-99-927-79c-310 20-619 83-929 156-309 70-618 149-928 188-309 38-618 36-927 28-309-6-619-16-928-24-309-6-618-8-927-10-311 0-620-2-929-13-309-8-618-26-928-24-309 0-618 20-927 16s-619-34-928-64c-309-31-619-65-928-89-310-26-619-43-928-6-309 34-618 121-928 200-309 79-618 147-927 196-309 50-619 78-929 76-309-4-618-38-927-54-310-16-619-12-928-28-309-17-618-55-928-12-309 42-618 165-927 226-311 60-620 60-929 56-309-6-618-16-928-165-309-152-618-443-927-608-309-168-619-208-928-283-309-73-619-182-928-230-310-51-619-43-928-73s-618-101-928-85c-309 18-618 123-927-89s-619-741-929-737c-309 4-618 545-927 636-310 91-619-264-773-444l-155-178z">
            <text:p/>
          </draw:path>
          <draw:path draw:style-name="gr12" draw:text-style-name="P13" draw:layer="layout" svg:width="89.999cm" svg:height="14.472cm" svg:x="20.35cm" svg:y="47.27cm" svg:viewBox="0 0 90000 14473" svg:d="M0 0h155c154 0 463 0 773 0 309 0 618 0 927 0 310 0 620 0 929 0s618 0 927 0c310 0 619 0 928 0s618 0 928 0c309 0 619 0 928 0s619 0 928 830c309 832 618 2493 927 4213 310 1721 619 3503 928 4488 309 986 618 1180 929 1295 309 115 618 155 927 374 310 218 619 614 928 482 309-133 618-793 928-1246 309-454 618-699 927-1404 310-702 620-1866 929-2147 309-282 618 315 927-2 310-317 619-1551 928-1995 309-445 618-99 928 121 309 222 619 317 928-537 309-857 619-2664 928-3569 309-903 618-903 927-903 310 0 619 0 928 0s618 0 929 0c309 0 618 0 927 0s619 0 928 0 618 0 927 0c310 0 619 0 928 875 310 874 619 2623 929 4247 309 1626 618 3125 927 3405 309 279 619-660 928-906 309-247 618 200 927 357 310 160 620 30 929-107s618-285 928-418c309-133 618-255 927-123 309 129 619 507 928 711 309 202 618 230 929 78 309-149 618-476 927-884 309-410 619-903 928-1212s618-436 927-572c310-135 619-280 928-343 310-63 619-44 929-881 309-838 618-2532 927-2504 309 26 619 1775 928 2624 309 846 618 793 927 803 310 11 620 87 929 53s618-180 928-83c309 97 618 434 927 1384 309 951 619 2512 928 2955 309 442 618-237 928-713 310-477 619-754 928-1037 309-280 618-569 928-844 309-274 618-535 927-624s619-4 928 0c310 4 619-73 928-172 310-99 619-224 928-440 309-218 618-529 928-1482 309-954 618-2549 927-3349 309-798 620-798 929-798s618 0 928 761c309 760 618 2283 927 3236s619 1339 928 1509 619 123 928 95c310-30 619-43 928-115 309-71 618-204 928-1129 309-925 618-2640 927-3499 309-858 619-858 929-858 309 0 618 0 927 0 310 0 619 0 928 0s618 0 928 816c309 816 618 2446 927 3125 310 680 620 406 929-408 309-816 618-2176 927-2854 310-679 619-679 928 60s618 2218 928 2985c309 770 619 827 928 911 309 87 619 200 928 269s618 91 927 848c310 758 619 2252 928 3432 309 1179 618 2046 929 2547 309 501 618 634 927 495 309-142 619-556 928-538 309 17 618 465 927 560 310 97 619-162 928-634 310-475 620-1162 929-3133s618-5225 927-6312c310-1086 619-2 928-2s618-1084 928-1626c309-541 619-541 928-541s619 0 928 0 618 0 927 0c310 0 619 0 928 0s618 0 929 0c309 0 618 0 927 0s619 0 928 0 618 0 927 0c310 0 619 0 774 0h154v6776l-154-105c-155-103-464-313-774-462-309-152-618-245-927-281s-619-16-928 250c-309 265-618 774-927 1192-311 420-620 747-929 869-309 121-618 38-928-221-309-260-618-692-927-1276s-619-1319-928-1927-619-1089-928-794c-310 297-619 1368-928 1366s-618-1081-928-57c-309 1026-618 4153-927 5958-309 1808-619 2293-929 2612-309 317-618 469-928 335-309-135-618-553-927-573-309-23-619 357-928 462-309 107-618-58-927-491-311-434-620-1135-929-2011-309-879-618-1931-928-2361-309-431-618-235-927-196-309 36-619-81-928-190s-619-208-928-911c-310-705-619-2014-928-2620s-618-507-928 65c-309 572-618 1616-927 2416-309 797-619 1353-929 886-309-464-618-1949-927-2615-310-667-619-517-928-477-309 38-618-34-928-154-309-119-618-286-927-347-310-63-620-18-929 830-309 851-618 2507-927 3464-310 957-619 1216-928 1105s-618-592-928-850c-309-261-619-295-928-475-309-178-619-499-928-1165-309-667-618-1679-927-2186-310-507-619-509-928-592-309-84-620-248-929 439-309 686-618 2223-927 3088-310 864-619 1054-928 1141s-618 69-928 38c-309-30-618-74-928 31-309 107-619 361-928 660-309 297-618 638-927 923-310 287-619 521-928 523-309 4-618-224-928 65-310 291-619 1099-928 753-309-345-619-1844-928-2654-309-808-618-925-927-882-310 42-619 246-928 345s-619 93-929 137c-309 47-618 146-927-670s-619-2545-928-2610c-309-62-618 1541-927 2396-310 852-619 957-929 1082-309 128-618 275-928 429-309 153-618 313-927 488-309 178-619 372-928 568-309 198-618 396-927 479-311 80-620 46-929-116-309-161-619-450-928-589-309-140-618-130-927-109-310 20-619 50-928 87-309 38-619 80-929-67-309-148-618-487-927-182-309 303-619 1250-928 1069-309-182-618-1491-927-2893-310-1401-619-2894-929-3597-309-705-618-620-928-689-309-68-618-291-927-416s-619-155-928 51-618 646-927 999c-311 352-620 614-929 760-309 143-618 170-928-51-309-220-618-688-927-113-309 576-619 2196-928 2876-309 681-619 425-928 67-310-357-619-814-928-416s-618 1650-928 1927c-309 275-618-426-927-319-309 109-619 1028-929 1597-309 570-618 788-927 1210-310 420-619 1044-928 1265-309 220-618 38-928-59-309-95-618-103-927-109-311-6-620-8-929-776-309-767-618-2298-928-3821-309-1525-618-3040-927-3767-309-725-619-662-928-634s-619 24-928 61c-310 36-619 113-928 195-309 83-618 174-928 275-309 103-618 218-927 251-309 32-619-19-929-9-309 11-618 81-927 170-310 89-619 196-773 251l-155 52z">
            <text:p/>
          </draw:path>
          <draw:frame draw:style-name="gr13" draw:text-style-name="P6" draw:layer="layout" svg:width="0.002cm" svg:height="1.909cm" svg:x="20.35cm" svg:y="46.7cm">
            <draw:text-box>
              <text:p/>
            </draw:text-box>
          </draw:frame>
          <draw:frame draw:style-name="gr13" draw:text-style-name="P6" draw:layer="layout" svg:width="0.002cm" svg:height="1.909cm" svg:x="20.35cm" svg:y="46.7cm">
            <draw:text-box>
              <text:p/>
            </draw:text-box>
          </draw:frame>
          <draw:frame draw:style-name="gr13" draw:text-style-name="P6" draw:layer="layout" svg:width="0.002cm" svg:height="1.909cm" svg:x="20.35cm" svg:y="46.7cm">
            <draw:text-box>
              <text:p/>
            </draw:text-box>
          </draw:frame>
          <draw:frame draw:style-name="gr13" draw:text-style-name="P6" draw:layer="layout" svg:width="0.002cm" svg:height="1.909cm" svg:x="20.35cm" svg:y="46.7cm">
            <draw:text-box>
              <text:p/>
            </draw:text-box>
          </draw:frame>
          <draw:frame draw:style-name="gr13" draw:text-style-name="P6" draw:layer="layout" svg:width="0.002cm" svg:height="1.909cm" svg:x="20.35cm" svg:y="46.7cm">
            <draw:text-box>
              <text:p/>
            </draw:text-box>
          </draw:frame>
          <draw:frame draw:style-name="gr13" draw:text-style-name="P6" draw:layer="layout" svg:width="0.002cm" svg:height="1.909cm" svg:x="20.35cm" svg:y="46.7cm">
            <draw:text-box>
              <text:p/>
            </draw:text-box>
          </draw:frame>
          <draw:frame draw:style-name="gr13" draw:text-style-name="P6" draw:layer="layout" svg:width="0.002cm" svg:height="1.909cm" svg:x="20.35cm" svg:y="46.7cm">
            <draw:text-box>
              <text:p/>
            </draw:text-box>
          </draw:frame>
          <draw:line draw:style-name="gr5" draw:text-style-name="P6" draw:layer="layout" svg:x1="26.033cm" svg:y1="84.758cm" svg:x2="26.033cm" svg:y2="68.37cm">
            <text:p/>
          </draw:line>
          <draw:line draw:style-name="gr5" draw:text-style-name="P6" draw:layer="layout" svg:x1="32.528cm" svg:y1="84.758cm" svg:x2="32.528cm" svg:y2="68.37cm">
            <text:p/>
          </draw:line>
          <draw:line draw:style-name="gr5" draw:text-style-name="P6" draw:layer="layout" svg:x1="39.022cm" svg:y1="84.758cm" svg:x2="39.022cm" svg:y2="68.37cm">
            <text:p/>
          </draw:line>
          <draw:line draw:style-name="gr5" draw:text-style-name="P6" draw:layer="layout" svg:x1="45.518cm" svg:y1="84.758cm" svg:x2="45.518cm" svg:y2="68.37cm">
            <text:p/>
          </draw:line>
          <draw:line draw:style-name="gr5" draw:text-style-name="P6" draw:layer="layout" svg:x1="52.012cm" svg:y1="84.758cm" svg:x2="52.012cm" svg:y2="68.37cm">
            <text:p/>
          </draw:line>
          <draw:line draw:style-name="gr5" draw:text-style-name="P6" draw:layer="layout" svg:x1="58.507cm" svg:y1="84.758cm" svg:x2="58.507cm" svg:y2="68.37cm">
            <text:p/>
          </draw:line>
          <draw:line draw:style-name="gr5" draw:text-style-name="P6" draw:layer="layout" svg:x1="65.002cm" svg:y1="84.758cm" svg:x2="65.002cm" svg:y2="68.37cm">
            <text:p/>
          </draw:line>
          <draw:line draw:style-name="gr5" draw:text-style-name="P6" draw:layer="layout" svg:x1="71.497cm" svg:y1="84.758cm" svg:x2="71.497cm" svg:y2="68.37cm">
            <text:p/>
          </draw:line>
          <draw:line draw:style-name="gr5" draw:text-style-name="P6" draw:layer="layout" svg:x1="77.991cm" svg:y1="84.758cm" svg:x2="77.991cm" svg:y2="68.37cm">
            <text:p/>
          </draw:line>
          <draw:line draw:style-name="gr5" draw:text-style-name="P6" draw:layer="layout" svg:x1="84.486cm" svg:y1="84.758cm" svg:x2="84.486cm" svg:y2="68.37cm">
            <text:p/>
          </draw:line>
          <draw:line draw:style-name="gr5" draw:text-style-name="P6" draw:layer="layout" svg:x1="90.981cm" svg:y1="84.758cm" svg:x2="90.981cm" svg:y2="68.37cm">
            <text:p/>
          </draw:line>
          <draw:line draw:style-name="gr5" draw:text-style-name="P6" draw:layer="layout" svg:x1="97.476cm" svg:y1="84.758cm" svg:x2="97.476cm" svg:y2="68.37cm">
            <text:p/>
          </draw:line>
          <draw:line draw:style-name="gr5" draw:text-style-name="P6" draw:layer="layout" svg:x1="103.971cm" svg:y1="84.758cm" svg:x2="103.971cm" svg:y2="68.37cm">
            <text:p/>
          </draw:line>
          <draw:polyline draw:style-name="gr5" draw:text-style-name="P6" draw:layer="layout" svg:width="89.999cm" svg:height="16.389cm" svg:x="20.35cm" svg:y="68.37cm" svg:viewBox="0 0 90000 16390" draw:points="0,0 0,16390 90000,16390 90000,0">
            <text:p/>
          </draw:polyline>
          <draw:path draw:style-name="gr6" draw:text-style-name="P7" draw:layer="layout" svg:width="89.999cm" svg:height="16.389cm" svg:x="20.35cm" svg:y="68.37cm" svg:viewBox="0 0 90000 16390" svg:d="M0 15801l155-21c154-18 463-56 773-86 309-29 618-51 927-79 310-28 620-63 929-45 309 19 618 91 927 63 310-26 619-153 928-141s618 161 928-711c309-873 619-2767 928-3697 309-929 619-894 928-731 309 166 618 459 927 703 310 247 619 443 928 406 309-36 618-305 929-165 309 141 618 692 927 1256 310 563 619 1137 928 1555s618 681 928 529c309-151 618-715 927-1193 310-477 620-871 929-1180 309-307 618-531 927 34 310 568 619 1923 928 2109 309 184 618-802 928-1246 309-447 619-350 928-196 309 153 619 367 928 666 309 301 618 685 927 671 310-14 619-426 928-844 309-420 618-849 929-996 309-147 618-12 927-216 309-202 619-741 928-1289 309-547 618-1103 927-2240 310-1137 619-2858 928-4407 310-1549 619-2930 929-3619 309-691 618-691 927-691s619 0 928 0 618 0 927 0c310 0 620 0 929 0s618 0 928 806c309 806 618 2418 927 3264 309 848 619 931 928 1058 309 129 618 303 929 374 309 69 618 36 927-12 309-49 619-115 928-1034 309-917 618-2687 927-2028 310 660 619 3746 928 5197 310 1448 619 1258 929 1731 309 472 618 1605 927 2215 309 612 619 699 928 778 309 77 618 145 927 174 310 28 620 18 929-1134 309-1149 618-3439 928-4673 309-1234 618-1412 927-2355 309-944 619-2652 928-1877 309 776 618 4036 928 5642 310 1605 619 1555 928 1524 309-32 618-44 928 524 309 569 618 1718 927 2161 309 442 619 175 928 24 310-149 619-184 928-313 310-127 619-350 928-867 309-515 618-1325 928-1333 309-6 618 790 927 1198s620 426 929 224 618-626 928-894c309-267 618-380 927-516 309-135 619-294 928-551 309-258 619-614 928-60 310 551 619 2011 928 2740 309 731 618 729 928 818 309 87 618 265 927 4 309-258 619-955 929-860 309 97 618 984 927 1400 310 416 619 359 928 438 309 81 618 297 928 483 309 183 618 335 927-37 310-371 620-1264 929-1601 309-338 618-120 927 80 310 200 619 382 928 788 309 408 618 1040 928 907 309-133 619-1032 928-1240 309-210 619 271 928-414 309-683 618-2531 927-4157 310-1626 619-3030 928-4425 309-1396 618-2783 929-3478 309-693 618-693 927 664 309 1356 619 4070 928 6106s618 3393 927 4023c310 633 619 538 928 942 310 406 620 1312 929 1789s618 525 927 503c310-22 619-113 928-153 309-39 618-27 928-107 309-81 619-253 928-166s619 432 928 602c309 171 618 163 927 169 310 4 619 21 928-66s618-277 929-323c309-49 618 44 927-263 309-309 619-1020 928-1143s618 341 927 454c310 113 619-125 774-244l154-119v1161l-154 83c-155 83-464 248-774 145-309-101-618-470-927-351s-619 727-928 1022c-309 293-618 275-927 297-311 22-620 85-929 107-309 20-618 0-928-10-309-10-618-10-927-150-309-137-619-416-928-507-309-89-619 10-928 71-310 61-619 83-928 127-309 45-618 109-928 158-309 50-618 85-927-196-309-283-619-879-929-1058-309-178-618 62-928-307-309-372-618-1354-927-3048-309-1697-619-4104-928-5242-309-1137-618-1001-927-450-311 549-620 1519-929 2616-309 1094-618 2320-928 3577-309 1256-618 2545-927 2896s-619-234-928-133-619 884-928 1024c-310 137-619-370-928-713-309-342-618-517-928-673-309-155-618-293-927 24s-619 1085-929 1380c-309 295-618 117-927-77-310-196-619-406-928-485-309-78-618-26-928-353-309-329-618-1040-927-1038-310 4-620 721-929 1012s-618 157-927 64c-310-93-619-143-928-787-309-645-618-1883-928-2277-309-396-619 53-928 376-309 325-619 525-928 570-309 44-618-67-927 84-310 152-619 568-928 770s-620 192-929-141c-309-336-618-992-927-861-310 131-619 1050-928 1537-309 489-618 543-928 598-309 55-618 109-928 133-309 25-619 21-928-408-309-428-618-1278-927-1581-310-305-619-63-928 113s-618 287-928-1004-619-3983-928-4526c-309-546-619 1056-928 1896-309 841-618 921-927 1762-310 842-619 2448-928 3225-309 780-619 733-929 685-309-49-618-97-927-119s-619-16-928-406-618-1176-927-1345c-310-170-619 276-929-897-309-1174-618-3967-928-4617-309-651-618 842-927 1577-309 733-619 709-928 723s-618 65-927 69c-311 4-620-41-929-24-309 18-619 95-928-544-309-638-618-1989-927-2361-310-371-619 238-928 291-309 55-619-448-929-879-309-428-618-781-927-947-309-165-619-141-928-176-309-32-618-121-927 431-310 551-619 1741-929 2906-309 1167-618 2311-928 3088-309 776-618 1184-927 1590-309 408-619 814-928 941-309 129-618-22-927 93-311 115-620 495-929 850-309 356-618 687-928 677-309-10-618-360-927-602-309-244-619-384-928-553-309-168-619-366-928-17-310 350-619 1247-928 1146s-618-1200-928-1683c-309-485-618-353-927-147-309 204-619 482-929 840-309 357-618 794-927 939-310 144-619-4-928-266-309-263-618-643-928-994-309-352-618-679-927-806-311-127-620-57-929-71-309-16-618-119-928-337-309-216-618-549-927-759-309-211-619-299-928 434-309 735-619 2290-928 3003-310 715-619 584-928 584s-618 131-928 196c-309 64-618 64-927 64s-619 0-929 0c-309 0-618 0-927 0-310 0-619 0-773 0h-155z">
            <text:p/>
          </draw:path>
          <draw:path draw:style-name="gr7" draw:text-style-name="P8" draw:layer="layout" svg:width="89.999cm" svg:height="13.882cm" svg:x="20.35cm" svg:y="68.37cm" svg:viewBox="0 0 90000 13883" svg:d="M0 5571l155 14c154 16 463 44 773 28 309-18 618-81 927-115 310-35 620-39 929-949 309-911 618-2731 927-2646 310 82 619 2068 928 2068s618-1986 928-2109c309-125 619 1614 928 1614s619-1739 928-2607c309-869 618-869 927-869 310 0 619 0 928 0s618 0 929 0c309 0 618 0 927 0 310 0 619 0 928 0s618 0 928 0c309 0 618 0 927 0 310 0 620 0 929 0s618 0 927 858c310 859 619 2576 928 2576s618-1717 928-2576c309-858 619-858 928 176s619 3102 928 4124 618 998 927 1564c310 565 619 1721 928 2306 309 586 618 602 929 63 309-539 618-1634 927-2149s619-452 928-652c309-198 618-659 927-384 310 274 619 1286 928 1198 310-89 619-1279 929-1830 309-552 618-463 927-431 309 35 619 11 928 1097 309 1087 618 3282 927 4399 310 1115 620 1151 929 895 309-257 618-808 928-1123 309-317 618-398 927-479 309-78 619-155 928 277 309 430 618 1371 929 1369 309-4 618-953 927-1415 309-461 619-439 928-384 309 54 618 139 927-602 310-739 619-2305 928-3074 310-772 619-745 929-614 309 131 618 369 927 497 309 125 619 137 928 99 309-39 618-132 927-239 310-109 620-236 929-1163s618-2654 928-3519c309-864 618-864 927-66 309 796 619 2391 928 3395 309 1006 618 1420 928 1525s619-101 928-28c309 72 618 420 928-483 309-901 618-3054 927-3098 309-43 619 2023 928 3118 310 1095 619 1218 928 1418 310 200 619 479 928 408 309-73 618-495 928-828 309-331 618-572 927-650 309-79 620 4 929 56 309 55 618 75 928 79 309 2 618-14 927-115 309-99 619-283 928-451 309-165 619-317 928-396 310-78 619-84 928 11s618 292 928 565c309 273 618 620 927 818s619 249 929 372c309 123 618 319 927-756 310-1072 619-3415 928-3520s618 2030 928 2975c309 945 618 703 927 634 310-68 620 37 929 87 309 51 618 45 927 53 310 8 619 28 928-968s618-3007 928-4013c309-1006 619-1006 928-1006s619 0 928 0 618 0 927 0c310 0 619 0 928 800 309 798 618 2397 929 3128 309 734 618 598 927-200 309-799 619-2264 928-2995 309-733 618-733 927-733 310 0 619 0 928 0 310 0 620 0 929 893 309 892 618 2676 927 3488 310 812 619 652 928-240 309-893 618-2517 928-2345 309 173 619 2143 928 3379 309 1238 619 1743 928 2086s618 523 927 1131c310 608 619 1644 928 1628 309-18 618-1087 929-1101 309-14 618 1026 927 1570 309 543 619 591 928 581s618-76 927-1003c310-926 619-2709 774-3602l154-892v3193l-154 680c-155 679-464 2040-774 2693-309 652-618 598-927 541-309-54-619-111-928-547-309-437-618-1253-927-1212-311 40-620 935-929 1044s-618-567-928-872c-309-305-618-239-927-144-309 97-619 220-928-765-309-984-619-3078-928-3460-310-380-619 953-928 1698-309 744-618 899-928 564-309-335-618-1161-927-1141s-619 886-929 1343c-309 454-618 499-928 256-309-244-618-773-927-935-309-159-619 49-928 123-309 75-618 15-927-753-311-767-620-2242-929-2803-309-562-618-210-928 232-309 442-618 973-927 1418-309 444-619 802-928 697-309-103-619-665-928-23-310 645-619 2495-928 3276-309 780-618 493-928 293-309-198-618-309-927-450-309-139-619-309-929-156-309 156-618 631-927 2-310-630-619-2363-928-2120-309 242-618 2460-928 3276-309 814-618 226-927-319-310-544-620-1043-929-1477s-618-802-927-1036c-310-236-619-341-928-378-309-36-618-4-928 190-309 192-619 548-928 806-309 257-619 416-928 551-309 136-618 249-927 162-310-85-619-368-928-578-309-208-620-339-929-393-309-55-618-29-927 387-310 418-619 1228-928 1743-309 517-618 740-928 867-309 129-618 164-928-580-309-743-619-2262-928-2704-309-441-618 196-927 519-310 325-619 339-928 369-309 33-618 81-928 67s-619-91-928-868c-309-776-619-2250-928-2897-309-648-618-470-927 263-310 733-619 2020-928 2688-309 671-619 721-929 701-309-22-618-115-927-103-309 10-619 125-928 8s-618-466-927-545c-310-81-619 109-929 943-309 832-618 2309-928 2929-309 620-618 383-927 129-309-253-619-523-928-240-309 284-618 1123-927 1157-311 34-620-735-929-1081-309-347-619-268-928-159-309 111-618 254-927 480-310 225-619 532-928 635s-619 4-929-938c-309-943-618-2726-927-3560-309-835-619-721-928-683s-618 2-927 487c-310 484-619 1492-929 1618-309 127-618-629-928-728-309-99-618 457-927 554-309 95-619-267-928-63-309 202-618 970-927 1339-311 370-620 342-929-64-309-408-618-1194-928-1154-309 43-618 909-927 679s-619-1559-928-2343-619-1020-928-699c-310 323-619 1202-928 748-309-455-618-2244-928-3000-309-753-618-470-927 406-309 875-619 2343-929 3288-309 946-618 1366-927 1671-310 305-619 491-928 228s-618-976-928-1658c-309-683-618-1335-927-1669-311-333-620-349-929-509-309-159-618-466-928-880-309-414-618-939-927-408-309 529-619 2115-928 2262-309 145-619-1147-928-860-310 286-619 2155-928 2102-309-50-618-2024-928-2367-309-343-618 943-927 1648-309 707-619 832-929 877-309 46-618 14-927 2-310-12-619-2-773 2l-155 6z">
            <text:p/>
          </draw:path>
          <draw:path draw:style-name="gr8" draw:text-style-name="P9" draw:layer="layout" svg:width="89.999cm" svg:height="16.389cm" svg:x="20.35cm" svg:y="68.37cm" svg:viewBox="0 0 90000 16390" svg:d="M0 11890l155 497c154 499 463 1493 773 1982 309 488 618 472 927-120 310-591 620-1755 929-2351 309-595 618-620 927-535 310 87 619 285 928 943 309 661 618 1782 928 2226 309 447 619 214 928-91s619-684 928-779 618 93 927 533c310 440 619 1131 928 1436s618 224 929 214c309-12 618 49 927 30 310-18 619-113 928-78 309 36 618 202 928 276 309 77 618 61 927-36 310-95 620-271 929-351 309-81 618-69 927-209 310-139 619-428 928-345s618 539 928 681c309 141 619-37 928-67 309-32 619 81 928 107s618-34 927-64c310-29 619-29 928-49s618-61 929-339c309-281 618-802 927-889 309-85 619 263 928-143 309-408 618-1572 927-1850 310-281 619 323 928 630 310 307 619 317 929 713 309 396 618 1177 927 1559 309 380 619 357 928 353s618 8 927 69c310 61 620 170 929 208s618 6 928-30c309-35 618-73 927-103 309-33 619-55 928-47s618 45 929 79c309 34 618 65 927 101s619 81 928 77 618-57 927-73c310-18 619-4 928-93 310-87 619-278 929-305 309-24 618 117 927 178 309 63 619 46 928 53 309 6 618 34 927 52 310 18 620 28 929 14s618-48 928-170c309-121 618-325 927-422s619-86 928-282 618-600 928-841c310-240 619-315 928-694 309-378 618-1061 928-717 309 345 618 1716 927 2419s619 735 928 752c310 16 619 16 928 0 310-19 619-51 928-273 309-220 618-630 928-822 309-194 618-172 927-34 309 135 620 385 929 551s618 248 928 153c309-94 618-363 927-521 309-155 619-200 928-951 309-753 619-2214 928-3308 310-1095 619-1822 928-2133 309-313 618-208 928 337 309 547 618 1535 927 2202 309 664 619 1003 929 1238 309 232 618 359 927 798 310 436 619 1185 928 1195s618-721 928-1248c309-527 618-850 927-1256 310-406 620-893 929-424 309 466 618 1886 927 2648 310 763 619 866 928 640s618-782 928-748c309 37 619 663 928 1059s619 559 928 719c309 161 618 321 927 392 310 70 619 56 928 40s618-32 929-50c309-17 618-39 927-29 309 8 619 45 928 65s618 24 927 20c310-4 619-14 928-119 310-105 620-307 929-424s618-152 927-202c310-49 619-113 928-63 309 53 618 222 928 291 309 67 619 32 928-246 309-281 619-806 928-1295s618-941 927-1176c310-236 619-254 928-383 309-128 618-366 929-2491 309-2124 618-6138 927-8145 309-2006 619-2006 928-2006s618 0 927 1460c310 1463 619 4383 774 5846l154 1460v3076l-154-937c-155-937-464-2814-774-3741-309-929-618-911-927-951-309-41-619-142-928 1044-309 1184-618 3654-927 5013-311 1359-620 1612-929 1713s-618 52-928 208c-309 157-618 519-927 921-309 400-619 840-928 1058-309 220-619 220-928 134-310-87-619-261-928-320-309-56-618 0-928 29-309 26-618 24-927 81-309 58-619 177-929 236-309 60-618 60-928 60-309 0-618 0-927 0s-619 0-928 0-618 0-927 0c-311 0-620 0-929 0s-618 0-928 0c-309 0-618 0-927-72-309-73-619-216-928-556-309-337-619-870-928-886-310-19-619 478-928 709-309 228-618 191-928-439-309-628-618-1850-927-2213-309-366-619 127-929 498-309 370-618 621-927 996-310 374-619 875-928 794s-618-739-928-1062c-309-322-618-307-927-402-310-95-620-303-929-804s-618-1297-927-1749c-310-455-619-568-928-305-309 264-618 905-928 1771-309 869-619 1961-928 2496-309 538-619 520-928 631s-618 351-927 472c-310 121-619 121-928 20s-620-301-929-426-618-171-927-72c-310 101-619 351-928 474-309 125-618 125-928 125-309 0-618 0-928-34-309-36-619-107-928-616-309-511-618-1462-927-1640-310-178-619 418-928 737s-618 364-928 493c-310 131-619 345-928 444-309 101-619 87-928 170-309 85-618 265-927 356-310 90-619 90-928 90s-619 0-929 0c-309 0-618 0-927 0s-619 0-928-60c-309-59-618-178-927-178-310 0-619 119-929 178-309 60-618 60-928 60-309 0-618 0-927 0s-619 0-928 0-618 0-927 0c-311 0-620 0-929 0s-619 0-928 0-618 0-927 0c-310 0-619 0-928 0s-619 0-929 0c-309 0-618 0-927 0s-619 0-928-292c-309-295-618-881-927-1164-310-281-619-258-929-521-309-262-618-808-928-614-309 192-618 1121-927 1426-309 307-619-12-928 77-309 91-618 590-927 838-311 250-620 250-929 250s-618 0-928 0c-309 0-618 0-927-56-309-57-619-170-928-170s-619 113-928 35c-310-79-619-350-928-350s-618 271-928 406c-309 135-618 135-927 135s-619 0-929 0c-309 0-618 0-927-78-310-77-619-235-928-235s-618 158-928 235c-309 78-618 78-927 78-311 0-620 0-929-264-309-263-618-792-928-1117-309-327-618-453-927-319-309 131-619 521-928 749s-619 297-928-107c-310-404-619-1278-928-1767-309-487-618-590-928-645-309-56-618-68-927 390-309 459-619 1386-929 1860-309 473-618 495-927 120-310-374-619-1146-773-1531l-155-386z">
            <text:p/>
          </draw:path>
          <draw:path draw:style-name="gr9" draw:text-style-name="P10" draw:layer="layout" svg:width="89.999cm" svg:height="16.056cm" svg:x="20.35cm" svg:y="68.703cm" svg:viewBox="0 0 90000 16057" svg:d="M0 9756l155-4c154-5 463-15 773-3 309 13 618 45 927-2 310-44 620-169 929 283 309 453 618 1481 927 2260 310 778 619 1305 928 1416 309 113 618-188 928-377 309-190 619-265 928-526 309-260 619-705 928-761 309-57 618 277 927 493 310 218 619 321 928 515s618 476 929 733c309 254 618 481 927 818 310 337 619 784 928 919s618-42 928-117c309-75 618-49 927-202 310-152 620-483 929-687s618-281 927-438c310-158 619-398 928-222 309 177 618 771 928 1153 309 380 619 545 928 10s619-1771 928-2426c309-654 618-725 927-765 310-43 619-53 928 375 309 431 618 1297 929 1764 309 466 618 531 927 723s619 511 928 610 618-22 927-214c310-192 619-457 928-449 310 6 619 285 929 366 309 81 618-36 927-117 309-83 619-128 928-148 309-18 618-10 927 115 310 126 620 368 929 437 309 70 618-33 928-138 309-103 618-210 927-420 309-208 619-521 928-602 309-80 618 73 929 291 309 218 618 503 927 707s619 325 928 214c309-113 618-460 927-628 310-168 619-155 928-242 310-87 619-271 929-360 309-89 618-83 927-81 309 0 619-6 928 17 309 22 618 70 927 119 310 48 620 95 929 111 309 18 618 4 928-12 309-16 618-37 927-35 309 4 619 33 928 152 309 117 618 325 928 406s619 36 928-49 618-208 928-30c309 178 618 658 927 808 309 149 619-32 928-127 310-95 619-101 928-140 310-36 619-105 928-826 309-723 618-2100 928-3173 309-1074 618-1844 927-2163 309-317 620-186 929 325 309 513 618 1402 928 2452 309 1050 618 2258 927 2874 309 614 619 633 928 616 309-16 619-68 928-111 310-40 619-72 928-97 309-24 618-42 928-173 309-130 618-370 927-443 309-72 619 22 929 18 309-2 618-103 927-181 310-77 619-130 928-51s618 289 928 129c309-161 618-694 927-773 310-79 620 295 929 335 309 39 618-258 927-62 310 195 619 884 928 1228 309 341 618 337 928 355 309 18 619 57 928-549 309-604 619-1852 928-2204 309-351 618 196 927 380 310 184 619 4 928-376 309-378 618-955 929-1135 309-180 618 40 927 487 309 446 619 1119 928 1507 309 387 618 490 927 420 310-69 619-309 928-1570 310-1262 620-3542 929-5849s618-4639 927-5807c310-1165 619-1165 928 374 309 1541 618 4621 928 6504 309 1882 619 2567 928 3185s619 1169 928 1618c309 448 618 793 927 991 310 198 619 247 928 146s618-354 929-624c309-269 618-558 927-469s619 555 928 610c309 56 618-299 927-644 310-346 619-681 774-847l154-167v1519l-154 119c-155 119-464 357-774 628-309 271-618 573-927 505-309-69-619-509-928-584s-618 214-927 455c-311 238-620 428-929 515-309 86-618 70-928-85-309-158-618-453-927-796-309-341-619-731-928-1044-309-311-619-546-928-1901-310-1355-619-3827-928-4985-309-1157-618-995-928 27-309 1022-618 2902-927 4534s-619 3014-929 3720c-309 707-618 740-928 730-309-11-618-63-927-243s-619-485-928-721-618-404-927-139c-311 266-620 967-929 1315-309 345-618 339-928 32-309-307-618-917-927-810s-619 933-928 1345-619 412-928 412c-310 0-619 0-928-264-309-263-618-790-928-903-309-113-618 188-927 178-309-9-619-328-929-307-309 20-618 377-927 446-310 69-619-150-928-234-309-85-618-37-928 70-309 105-618 267-927 321-310 55-620 0-929 99-309 97-618 346-927 469-310 125-619 125-928 125s-618 0-928 0c-309 0-619 0-928 0s-619 0-928-511c-309-509-618-1531-927-2347-310-818-619-1430-928-1745-309-317-620-335-929-24-309 309-618 949-927 1697-310 745-619 1599-928 2044-309 444-618 476-928 494-309 17-618 17-928 79-309 63-619 188-928 152-309-37-618-233-927-285-310-51-619 44-928 99-309 54-618 66-928-65-310-133-619-412-928-557-309-146-619-156-928-158-309 0-618 12-927 47-310 34-619 93-928 105-309 14-619-19-929-45-309-24-618-40-927-40s-619 14-928 44c-309 29-618 73-927 136-310 60-619 139-929 151-309 12-618-42-928 32-309 75-618 279-927 358s-619 36-928-103c-309-137-618-372-927-523-311-154-620-222-929-129-309 94-619 353-928 502-309 150-618 188-927 223-310 36-619 66-928 30-309-38-619-148-929-208-309-61-618-73-927-69s-619 26-928 131c-309 106-618 295-927 253-310-40-619-315-929-315-309 0-618 275-928 410-309 137-618 137-927 20-309-119-619-353-928-479-309-125-618-139-927-509-311-369-620-1094-929-1436-309-339-618-295-928-280-309 14-618-4-927 460-309 465-619 1414-928 1844s-619 344-928 71c-310-273-619-729-928-812-309-85-618 206-928 345-309 140-618 128-927 208-309 81-619 257-929 313-309 57-618-8-927 39-310 44-619 200-928 125s-618-376-928-596c-309-220-618-359-927-565-311-206-620-481-929-669s-618-289-928-432c-309-146-618-333-927-238-309 94-619 474-928 676s-619 226-928 366c-310 139-619 396-928 307s-618-521-928-1192c-309-673-618-1581-927-1955-309-372-619-208-929-93-309 115-618 180-927 192-310 12-619-30-773-53l-155-20z">
            <text:p/>
          </draw:path>
          <draw:path draw:style-name="gr10" draw:text-style-name="P11" draw:layer="layout" svg:width="89.999cm" svg:height="6.752cm" svg:x="20.35cm" svg:y="78.006cm" svg:viewBox="0 0 90000 6753" svg:d="M0 5004l155-194c154-196 463-586 773-804 309-220 618-271 927-134 310 138 620 461 929 744 309 281 618 521 927 806 310 284 619 614 928 543s618-543 928-610c309-67 619 271 928 408s619 75 928 79 618 72 927 32c310-38 619-188 928-281s618-127 929-74c309 52 618 189 927 333 310 141 619 287 928 361 309 75 618 77 928-64 309-142 618-426 927-1329 310-905 620-2428 929-3397 309-968 618-1382 927-1420 310-37 619 305 928 1044s618 1878 928 2545c309 668 619 866 928 1165 309 297 619 695 928 580s618-743 927-865c310-119 619 269 928 275 309 4 618-378 929-224 309 151 618 838 927 965 309 126 619-307 928-517 309-208 618-192 927 6 310 198 619 578 928 610 310 33 619-280 929-549 309-271 618-495 927-669 309-173 619-295 928-343s618-26 927 210c310 236 620 685 929 871 309 185 618 107 928 0 309-107 618-245 927-184 309 58 619 315 928 478 309 164 618 235 929 192 309-40 618-194 927-179 309 12 619 191 928 307 309 113 618 161 927 212 310 50 619 105 928 181 310 79 619 180 929 120 309-63 618-287 927-406 309-122 619-136 928-134 309 0 618 16 927 41 310 24 620 56 929 44s618-71 928-8c309 65 618 253 927 354 309 99 619 113 928 159 309 47 618 125 928 158 310 32 619 18 928-37 309-52 618-147 928-436 309-289 618-772 927-1012 309-238 619-234 928-258 310-25 619-79 928-134 310-54 619-109 928 132 309 240 618 775 928 1066 309 291 618 339 927 164 309-176 620-574 929-772 309-200 618-198 928-351 309-156 618-465 927-602 309-138 619-101 928 6 309 105 619 283 928 343 310 61 619 6 928 4s618 51 928 301c309 251 618 701 927 953 309 253 619 305 929 346 309 38 618 60 927 60 310 0 619-26 928-34s618 2 928-18c309-20 618-67 927-87 310-20 620-10 929-2 309 10 618 18 927-214 310-232 619-709 928-937 309-230 618-214 928-354 309-137 619-430 928-284 309 147 619 733 928 1108 309 378 618 546 927 635 310 86 619 93 928 82 309-8 618-34 929-64 309-33 618-71 927-41 309 31 619 128 928 178 309 49 618 51 927 59 310 6 619 16 928 42 310 26 620 69 929 93 309 22 618 26 927-2 310-26 619-85 928-214s618-329 928-479c309-149 619-248 928-159s619 367 928 507c309 139 618 137 927 147 310 12 619 32 928 10 309-20 618-85 929-107 309-22 618-2 927 12 309 16 619 31 928 35 309 6 618 2 927-35 310-38 619-109 774-145l154-37v843h-154c-155 0-464 0-774 0-309 0-618 0-927 0s-619 0-928 0-618 0-927 0c-311 0-620 0-929 0s-618 0-928 0c-309 0-618 0-927-107-309-109-619-326-928-416-309-91-619-57-928 50-310 109-619 291-928 382s-618 91-928 91c-309 0-618 0-927-25-309-26-619-78-929-99-309-20-618-10-928-8-309 4-618 2-927-18s-619-58-928-66c-309-9-618 12-927 30-311 18-620 34-929 48-309 17-618 33-928-38-309-73-618-230-927-533-309-301-619-748-928-857s-619 120-928 225c-310 107-619 90-928 292-309 204-618 627-928 839-309 210-618 210-927 210s-619 0-929 0c-309 0-618 0-927 0-310 0-619 0-928 0s-618 0-928 0c-309 0-618 0-927 0-310 0-620 0-929-162-309-161-618-485-927-638-310-154-619-135-928-109-309 24-618 54-928-55-309-111-619-363-928-468s-619-61-928 97c-309 155-618 426-927 519-310 95-619 14-928 121-309 105-620 400-929 547-309 148-618 148-927-115-310-264-619-792-928-1012s-618-135-928-72c-309 62-618 103-928 159-309 55-619 125-928 327-309 200-618 531-927 697-310 164-619 164-928 164s-618 0-928 0-619 0-928 0-619 0-928-87-618-261-927-329c-310-69-619-33-928-21-309 15-619 6-929-12-309-18-618-48-927-54s-619 12-928 99-618 246-927 270c-310 27-619-82-929-143-309-63-618-77-928-103-309-26-618-65-927-143-309-81-619-204-928-196s-618 145-927 196c-311 50-620 12-929-120-309-131-619-355-928-414-309-58-618 47-927 152-310 105-619 208-928 137s-619-313-929-438c-309-125-618-131-927-113s-619 64-928 145-618 198-927 400c-310 202-619 489-929 481-309-6-618-307-928-519-309-210-618-334-927-182-309 149-619 572-928 501s-618-634-927-739c-311-105-620 248-929 248s-618-353-928-323c-309 30-618 444-927 513s-619-206-928-404c-309-200-619-323-928-780-310-456-619-1246-928-1785s-618-830-928-863c-309-32-618 192-927 893s-619 1879-929 2543c-309 665-618 816-927 891-310 74-619 77-928 40-309-34-618-105-928-172-309-64-618-125-927-115-311 10-620 91-929 194s-618 228-928 291c-309 61-618 61-927 61s-619 0-928-196-619-590-928-590c-310 0-619 394-928 481s-618-134-928-279c-309-145-618-218-927-370-309-151-619-381-929-488-309-107-618-89-927 72-310 164-619 473-773 626l-155 154z">
            <text:p/>
          </draw:path>
          <draw:path draw:style-name="gr11" draw:text-style-name="P12" draw:layer="layout" svg:width="89.999cm" svg:height="9.641cm" svg:x="20.35cm" svg:y="74.609cm" svg:viewBox="0 0 90000 9642" svg:d="M0 7135l155-224c154-226 463-679 773-937 309-261 618-326 927-188 310 137 620 476 929 850 309 372 618 778 927 834 310 57 619-236 928-549 309-311 618-642 928-885 309-244 619-398 928-24s619 1279 928 1792c309 515 618 640 927 610 310-33 619-219 928-507 309-289 618-679 929-709 309-33 618 295 927 646 310 351 619 731 928 798 309 68 618-176 928-319 309-146 618-192 927-354 310-161 620-440 929-646 309-204 618-335 927-519 310-186 619-426 928-152 309 277 618 1067 928 1523 309 457 619 580 928 574s619-142 928-1036c309-897 618-2555 927-3945 310-1392 619-2515 928-3167s618-832 929-246c309 583 618 1935 927 3106 309 1174 619 2167 928 2696 309 532 618 598 927 382 310-216 619-717 928-905 310-188 619-66 929-12 309 53 618 39 927 6 309-30 619-78 928-551s618-1372 927-1002c310 372 620 2008 929 2674 309 667 618 360 928 136 309-227 618-370 927-481s619-188 928-701 618-1462 929-1497c309-34 618 847 927 1422 309 576 619 847 928 1099 309 255 618 491 927 551 310 63 619-52 928-333 310-281 619-725 929-1327 309-602 618-1359 927-1795 309-435 619-550 928-560 309-12 618 81 927 101 310 22 620-30 929 535 309 564 618 1741 928 2374 309 632 618 719 927 775 309 59 619 89 928 12 309-76 618-260 928-406 310-145 619-256 928-177 309 78 618 345 928 824 309 480 618 1169 927 1480 309 309 619 238 928 182 310-55 619-95 928-158 310-62 619-149 928-434 309-287 618-771 928-1032 309-259 618-293 927-303 309-12 620-2 929 12 309 12 618 28 928-125 309-152 618-471 927-731 309-259 619-461 928-447 309 13 619 237 928 29 310-208 619-849 928-1113 309-263 618-150 928-295 309-143 618-543 927-42 309 500 619 1904 929 2847 309 944 618 1428 927 1162 310-265 619-1279 928-1919 309-642 618-913 928-1285 309-373 618-850 927-531 310 317 620 1430 929 1572 309 139 618-693 927-966 310-273 619 14 928 194s618 255 928 711c309 456 619 1299 928 931s619-1947 928-3492 618-3058 927-3399c310-344 619 484 928 1892s618 3397 929 4474c309 1079 618 1246 927 1482 309 237 619 542 928 722 309 179 618 232 927 242 310 10 619-22 928-317 310-293 620-849 929-1265s618-694 927-862c310-166 619-220 928-279 309-58 618-121 928-34 309 87 619 321 928 93s619-921 928-1301 618-448 927-895c310-446 619-1270 928-1379s618 499 929 1402c309 902 618 2102 927 2922s619 1260 928 1487c309 226 618 236 927 159 310-76 619-242 774-325l154-83v1024l-154 37c-155 36-464 109-774 145-309 38-618 40-927-117-309-158-619-477-928-1099s-618-1547-927-2171c-311-624-620-947-929-820-309 129-618 709-928 1022-309 313-618 359-927 563-309 206-619 566-928 835-309 266-619 438-928 519-310 80-619 68-928 107-309 40-618 131-928 153-309 22-618-26-927 160s-619 606-929 810c-309 204-618 194-928 188-309-7-618-9-927-59-309-49-619-147-928-176-309-30-618 8-927-830-311-836-620-2547-929-3767s-618-1945-928-1668c-309 275-618 1553-927 2714-309 1160-619 2200-928 2408-309 206-619-420-928-763-310-344-619-402-928-524-309-119-618-300-928-66-309 232-618 880-927 761-309-121-619-1010-929-1292-309-283-618 40-927 315-310 272-619 497-928 979-309 483-618 1224-928 1446-309 223-618-76-927-801-310-728-620-1879-929-2256-309-378-618 20-927 218-310 200-619 200-928 464-309 265-618 794-928 970-309 175-619 0-928-105-309-107-619-144-928-6-309 135-618 446-927 599-310 156-619 154-928 180s-620 81-929 97-618-6-927 105c-310 109-619 350-928 503-309 156-618 222-928 259-309 38-618 44-928 97-309 50-619 143-928-6-309-150-618-544-927-887-310-346-619-640-928-751-309-112-618-37-928 92-310 130-619 313-928 390s-619 49-928 45c-309-2-618 18-927-317-310-336-619-1026-928-1366-309-339-619-329-929-357-309-29-618-97-927-174-309-79-619-168-928 166-309 331-618 1080-927 1549-310 468-619 654-929 741-309 85-618 75-928 160-309 86-618 272-927 274-309 4-619-175-928-709-309-533-618-1422-927-1531-311-109-620 560-929 917-309 358-619 402-928 493-309 89-618 226-927 333-310 109-619 186-928-371-309-560-619-1757-929-1994-309-236-618 489-927 911-309 424-619 546-928 525-309-18-618-177-927-262-310-85-619-95-929 64-309 160-618 489-928 645-309 157-618 141-927-168-309-307-619-909-928-1699-309-789-618-1767-927-2266-311-497-620-515-929-101s-618 1259-928 2240c-309 982-618 2101-927 2680-309 580-619 618-928 629-309 10-619-4-928-311-310-305-619-899-928-1075-309-178-618 63-928 220-309 158-618 234-927 331s-619 217-929 271c-309 57-618 47-927 145-310 99-619 303-928 267-309-38-618-319-928-574-309-252-618-478-927-420-311 59-620 402-929 647-309 246-618 396-928 436-309 40-618-30-927-414s-619-1081-928-1392c-309-309-619-234-928-44-310 190-619 491-928 735s-618 430-928 404c-309-26-618-267-927-549-309-281-619-604-929-742-309-137-618-89-927 132-310 220-619 610-773 804l-155 195z">
            <text:p/>
          </draw:path>
          <draw:path draw:style-name="gr12" draw:text-style-name="P13" draw:layer="layout" svg:width="89.999cm" svg:height="14.322cm" svg:x="20.35cm" svg:y="68.37cm" svg:viewBox="0 0 90000 14323" svg:d="M0 0h155c154 0 463 0 773 0 309 0 618 0 927 0 310 0 620 0 929 988 309 987 618 2963 927 2963 310 0 619-1976 928-1923 309 52 618 2133 928 2133 309 0 619-2081 928-2228 309-146 619 1642 928 2799 309 1156 618 1681 927 2095 310 414 619 721 928 880 309 160 618 176 929 509 309 334 618 986 927 1669 310 682 619 1395 928 1658s618 77 928-228c309-305 618-725 927-1671 310-945 620-2413 929-3288 309-876 618-1159 927-2119 310-961 619-2599 928-2145 309 457 618 3004 928 4398 309 1391 619 1627 928 353 309-1272 619-4058 928-5451 309-1392 618-1392 927-1392 310 0 619 0 928 0s618 0 929 0c309 0 618 0 927 0s619 0 928 0 618 0 927 0c310 0 619 0 928 1424 310 1422 619 4270 929 5712 309 1442 618 1478 927 1440s619-152 928-612c309-461 618-1266 927-1416 310-151 620 352 929 299 309-55 618-664 928-1899 309-1232 618-3090 927-4019s619-929 928-929 618 0 929 0c309 0 618 0 927 0s619 0 928 828 618 2486 927 2486c310 0 619-1658 928-2486 310-828 619-828 929-828 309 0 618 0 927 0s619 0 928 0 618 0 927 0c310 0 620 0 929 1638s618 4912 928 6510c309 1599 618 1519 927 1472 309-46 619-58 928-1656 309-1600 618-4781 928-6372 310-1592 619-1592 928-1592s618 0 928 1281c309 1280 618 3841 927 3841s619-2561 928-3841c310-1281 619-1281 928-1281 310 0 619 0 928 0s618 0 928 0c309 0 618 0 927 0s620 0 929 0 618 0 928 0c309 0 618 0 927 0s619 0 928 0 619 0 928 0c310 0 619 0 928 0s618 0 928 0c309 0 618 0 927 0s619 0 929 0c309 0 618 0 927 1044 310 1044 619 3135 928 3135s618-2091 928-3135c309-1044 618-1044 927-1044 310 0 620 0 929 0s618 0 927 0c310 0 619 0 928 1032s618 3098 928 4411c309 1315 619 1877 928 1980 309 105 619-253 928 329s618 2102 927 2725c310 624 619 351 928-114 309-464 618-1121 929-1417 309-299 618-239 927 266s619 1454 928 1616c309 160 618-469 927-806 310-335 619-380 928-168 310 213 620 679 929 659s618-527 927-859c310-333 619-488 928-1232 309-745 618-2078 928-3581 309-1500 619-3171 928-4007 309-834 619-834 928-834s618 0 927 0c310 0 619 0 928 0s618 0 929 996c309 995 618 2987 927 4031s619 1145 928 1186c309 40 618 22 927-1022 310-1046 619-3119 774-4155l154-1036v5573l-154 892c-155 893-464 2676-774 3602-309 927-618 993-927 1003s-619-38-928-581c-309-544-618-1584-927-2040-311-457-620-330-929-313-309 16-618-77-928-214-309-138-618-318-927-661s-619-848-928-545-619 1414-928 2510c-310 1095-619 2174-928 2741-309 568-618 622-928 788-309 167-618 446-927 327-309-121-619-638-929-848-309-210-618-115-928 272-309 388-618 1071-927 1073-309 4-619-669-928-1115s-618-665-927-487c-311 180-620 758-929 1137-309 378-618 558-928-36-309-592-618-1959-927-2187-309-231-619 678-928 1046-309 369-619 198-928-877-310-1072-619-3048-928-4047-309-998-618-1018-928-1026-309-8-618-2-927-53-309-50-619-155-929-87-309 69-618 311-927 1412-310 1101-619 3060-928 3165s-618-1644-928-2618c-309-973-618-1169-927-1292-310-123-620-174-929-372s-618-545-927-818c-310-273-619-470-928-565s-618-89-928-11c-309 79-619 231-928 396-309 168-619 352-928 451-309 101-618 117-927 115-310-4-619-24-928-79-309-52-620-135-929-56-309 78-618 319-927 650-310 333-619 755-928 828-309 71-618-208-928-408-309-200-618-323-928 755-309 1081-619 3361-928 3406-309 42-618-2153-927-3424-310-1272-619-1620-928-1692-309-73-618 133-928 1464-310 1333-619 3791-928 5005-309 1216-619 1186-928 1127-309-57-618-143-927-1499-310-1355-619-3979-928-5227-309-1250-619-1123-929-1014-309 107-618 200-927 239-309 38-619 26-928-99-309-128-618-366-927-497-310-131-619-158-929 614-309 769-618 2335-928 2383-309 51-618-1414-927-2113-309-698-619-632-928-583-309 48-618 81-927 12-311-71-620-245-929-374-309-127-619-210-928 588-309 800-618 2480-927 3595-310 1115-619 1666-928 1527-309-137-619-965-929-929-309 36-618 933-927 1406-309 472-619 521-928 551-309 32-618 47-927-1242-310-1291-619-3886-929-5013-309-1127-618-784-928-382-309 402-618 863-927 1061-309 200-619 137-928 16s-618-301-927-299c-311 0-620 182-929 232-309 51-618-28-928-54-309-29-618-5-927 1125-309 1129-619 3362-928 4431-309 1070-619 975-928-317-310-1293-619-3783-928-4343-309-559-618 812-928 1705-309 893-618 1307-927 1989-309 683-619 1634-929 2293-309 658-618 1026-927 1177-310 152-619 85-928-234s-618-895-928-1458c-309-562-618-1115-927-1256-311-140-620 131-929 167-309 37-618-161-928-408-309-244-618-537-927-1519-309-981-619-2654-928-2326-309 327-619 2652-928 2775-310 123-619-1953-928-2109-309-155-618 1610-928 1527-309-85-618-2016-927-2981-309-964-619-960-929-925-309 34-618 97-927 115-310 16-619-12-773-28l-155-14z">
            <text:p/>
          </draw:path>
          <draw:frame draw:style-name="gr13" draw:text-style-name="P6" draw:layer="layout" svg:width="0.002cm" svg:height="1.909cm" svg:x="20.35cm" svg:y="67.8cm">
            <draw:text-box>
              <text:p/>
            </draw:text-box>
          </draw:frame>
          <draw:frame draw:style-name="gr13" draw:text-style-name="P6" draw:layer="layout" svg:width="0.002cm" svg:height="1.909cm" svg:x="20.35cm" svg:y="67.8cm">
            <draw:text-box>
              <text:p/>
            </draw:text-box>
          </draw:frame>
          <draw:frame draw:style-name="gr13" draw:text-style-name="P6" draw:layer="layout" svg:width="0.002cm" svg:height="1.909cm" svg:x="20.35cm" svg:y="67.8cm">
            <draw:text-box>
              <text:p/>
            </draw:text-box>
          </draw:frame>
          <draw:frame draw:style-name="gr13" draw:text-style-name="P6" draw:layer="layout" svg:width="0.002cm" svg:height="1.909cm" svg:x="20.35cm" svg:y="67.8cm">
            <draw:text-box>
              <text:p/>
            </draw:text-box>
          </draw:frame>
          <draw:frame draw:style-name="gr13" draw:text-style-name="P6" draw:layer="layout" svg:width="0.002cm" svg:height="1.909cm" svg:x="20.35cm" svg:y="67.8cm">
            <draw:text-box>
              <text:p/>
            </draw:text-box>
          </draw:frame>
          <draw:frame draw:style-name="gr13" draw:text-style-name="P6" draw:layer="layout" svg:width="0.002cm" svg:height="1.909cm" svg:x="20.35cm" svg:y="67.8cm">
            <draw:text-box>
              <text:p/>
            </draw:text-box>
          </draw:frame>
          <draw:frame draw:style-name="gr13" draw:text-style-name="P6" draw:layer="layout" svg:width="0.002cm" svg:height="1.909cm" svg:x="20.35cm" svg:y="67.8cm">
            <draw:text-box>
              <text:p/>
            </draw:text-box>
          </draw:frame>
          <draw:frame draw:style-name="gr16" draw:text-style-name="P14" draw:layer="layout" svg:width="9.1cm" svg:height="2.474cm" svg:x="31.75cm" svg:y="89.78cm">
            <draw:text-box>
              <text:p text:style-name="P1"><text:span text:style-name="T5">Elections</text:span></text:p>
            </draw:text-box>
          </draw:frame>
          <draw:frame draw:style-name="gr17" draw:text-style-name="P15" draw:layer="layout" svg:width="10.6cm" svg:height="4.697cm" svg:x="42.35cm" svg:y="89.747cm">
            <draw:text-box>
              <text:p text:style-name="P1"><text:span text:style-name="T5">Missing person</text:span></text:p>
            </draw:text-box>
          </draw:frame>
          <draw:frame draw:style-name="gr18" draw:text-style-name="P16" draw:layer="layout" svg:width="7.6cm" svg:height="4.697cm" svg:x="54.65cm" svg:y="89.68cm">
            <draw:text-box>
              <text:p text:style-name="P1"><text:span text:style-name="T5">Social leader</text:span></text:p>
            </draw:text-box>
          </draw:frame>
          <draw:frame draw:style-name="gr19" draw:text-style-name="P17" draw:layer="layout" svg:width="8.8cm" svg:height="4.8cm" svg:x="63.95cm" svg:y="89.58cm">
            <draw:text-box>
              <text:p text:style-name="P1"><text:span text:style-name="T5">Current President</text:span></text:p>
            </draw:text-box>
          </draw:frame>
          <draw:frame draw:style-name="gr20" draw:text-style-name="P18" draw:layer="layout" svg:width="9.8cm" svg:height="6.92cm" svg:x="74.25cm" svg:y="89.506cm">
            <draw:text-box>
              <text:p text:style-name="P1"><text:span text:style-name="T5">Former Planning minister</text:span></text:p>
            </draw:text-box>
          </draw:frame>
          <draw:frame draw:style-name="gr21" draw:text-style-name="P19" draw:layer="layout" svg:width="11.8cm" svg:height="4.697cm" svg:x="85.55cm" svg:y="89.506cm">
            <draw:text-box>
              <text:p text:style-name="P1"><text:span text:style-name="T5">Former Vice-President</text:span></text:p>
            </draw:text-box>
          </draw:frame>
          <draw:frame draw:style-name="gr22" draw:text-style-name="P20" draw:layer="layout" svg:width="11.1cm" svg:height="4.697cm" svg:x="98.85cm" svg:y="89.48cm">
            <draw:text-box>
              <text:p text:style-name="P1"><text:span text:style-name="T5">Prosecutor's death</text:span></text:p>
            </draw:text-box>
          </draw:frame>
          <draw:g>
            <draw:frame draw:style-name="gr23" draw:text-style-name="P21" draw:layer="layout" svg:width="4.132cm" svg:height="1.483cm" svg:x="24.501cm" svg:y="22.1cm">
              <draw:text-box>
                <text:p text:style-name="P1"><text:span text:style-name="T6">Aug 06</text:span></text:p>
              </draw:text-box>
            </draw:frame>
            <draw:frame draw:style-name="gr24" draw:text-style-name="P21" draw:layer="layout" svg:width="4.133cm" svg:height="1.483cm" svg:x="30.991cm" svg:y="22.1cm">
              <draw:text-box>
                <text:p text:style-name="P1"><text:span text:style-name="T6">Aug 13</text:span></text:p>
              </draw:text-box>
            </draw:frame>
            <draw:frame draw:style-name="gr24" draw:text-style-name="P21" draw:layer="layout" svg:width="4.133cm" svg:height="1.483cm" svg:x="37.48cm" svg:y="22.1cm">
              <draw:text-box>
                <text:p text:style-name="P1"><text:span text:style-name="T6">Aug 20</text:span></text:p>
              </draw:text-box>
            </draw:frame>
            <draw:frame draw:style-name="gr23" draw:text-style-name="P21" draw:layer="layout" svg:width="4.132cm" svg:height="1.483cm" svg:x="43.971cm" svg:y="22.1cm">
              <draw:text-box>
                <text:p text:style-name="P1"><text:span text:style-name="T6">Aug 27</text:span></text:p>
              </draw:text-box>
            </draw:frame>
            <draw:frame draw:style-name="gr25" draw:text-style-name="P21" draw:layer="layout" svg:width="4.051cm" svg:height="1.483cm" svg:x="50.46cm" svg:y="22.1cm">
              <draw:text-box>
                <text:p text:style-name="P1"><text:span text:style-name="T6">Sep 03</text:span></text:p>
              </draw:text-box>
            </draw:frame>
            <draw:frame draw:style-name="gr25" draw:text-style-name="P21" draw:layer="layout" svg:width="4.051cm" svg:height="1.483cm" svg:x="56.95cm" svg:y="22.1cm">
              <draw:text-box>
                <text:p text:style-name="P1"><text:span text:style-name="T6">Sep 10</text:span></text:p>
              </draw:text-box>
            </draw:frame>
            <draw:frame draw:style-name="gr25" draw:text-style-name="P21" draw:layer="layout" svg:width="4.051cm" svg:height="1.483cm" svg:x="63.44cm" svg:y="22.1cm">
              <draw:text-box>
                <text:p text:style-name="P1"><text:span text:style-name="T6">Sep 17</text:span></text:p>
              </draw:text-box>
            </draw:frame>
            <draw:frame draw:style-name="gr25" draw:text-style-name="P21" draw:layer="layout" svg:width="4.051cm" svg:height="1.483cm" svg:x="69.93cm" svg:y="22.1cm">
              <draw:text-box>
                <text:p text:style-name="P1"><text:span text:style-name="T6">Sep 24</text:span></text:p>
              </draw:text-box>
            </draw:frame>
            <draw:frame draw:style-name="gr26" draw:text-style-name="P21" draw:layer="layout" svg:width="3.87cm" svg:height="1.483cm" svg:x="76.419cm" svg:y="22.1cm">
              <draw:text-box>
                <text:p text:style-name="P1"><text:span text:style-name="T6">Oct 01</text:span></text:p>
              </draw:text-box>
            </draw:frame>
            <draw:frame draw:style-name="gr27" draw:text-style-name="P21" draw:layer="layout" svg:width="3.869cm" svg:height="1.483cm" svg:x="82.91cm" svg:y="22.1cm">
              <draw:text-box>
                <text:p text:style-name="P1"><text:span text:style-name="T6">Oct 08</text:span></text:p>
              </draw:text-box>
            </draw:frame>
            <draw:frame draw:style-name="gr26" draw:text-style-name="P21" draw:layer="layout" svg:width="3.87cm" svg:height="1.483cm" svg:x="89.399cm" svg:y="22.1cm">
              <draw:text-box>
                <text:p text:style-name="P1"><text:span text:style-name="T6">Oct 15</text:span></text:p>
              </draw:text-box>
            </draw:frame>
            <draw:frame draw:style-name="gr26" draw:text-style-name="P21" draw:layer="layout" svg:width="3.87cm" svg:height="1.483cm" svg:x="95.889cm" svg:y="22.1cm">
              <draw:text-box>
                <text:p text:style-name="P1"><text:span text:style-name="T6">Oct 22</text:span></text:p>
              </draw:text-box>
            </draw:frame>
            <draw:frame draw:style-name="gr27" draw:text-style-name="P21" draw:layer="layout" svg:width="3.869cm" svg:height="1.483cm" svg:x="102.38cm" svg:y="22.1cm">
              <draw:text-box>
                <text:p text:style-name="P1"><text:span text:style-name="T6">Oct 29</text:span></text:p>
              </draw:text-box>
            </draw:frame>
            <draw:frame draw:style-name="gr24" draw:text-style-name="P21" draw:layer="layout" svg:width="4.133cm" svg:height="1.483cm" svg:x="18.771cm" svg:y="22.101cm">
              <draw:text-box>
                <text:p text:style-name="P1"><text:span text:style-name="T6">Jul 31</text:span></text:p>
              </draw:text-box>
            </draw:frame>
            <draw:frame draw:style-name="gr26" draw:text-style-name="P21" draw:layer="layout" svg:width="3.87cm" svg:height="1.483cm" svg:x="108.58cm" svg:y="22.101cm">
              <draw:text-box>
                <text:p text:style-name="P1"><text:span text:style-name="T6">Nov 5</text:span></text:p>
              </draw:text-box>
            </draw:frame>
          </draw:g>
          <draw:g>
            <draw:frame draw:style-name="gr23" draw:text-style-name="P21" draw:layer="layout" svg:width="4.132cm" svg:height="1.483cm" svg:x="24.472cm" svg:y="43cm">
              <draw:text-box>
                <text:p text:style-name="P1"><text:span text:style-name="T6">Aug 06</text:span></text:p>
              </draw:text-box>
            </draw:frame>
            <draw:frame draw:style-name="gr24" draw:text-style-name="P21" draw:layer="layout" svg:width="4.133cm" svg:height="1.483cm" svg:x="30.962cm" svg:y="43cm">
              <draw:text-box>
                <text:p text:style-name="P1"><text:span text:style-name="T6">Aug 13</text:span></text:p>
              </draw:text-box>
            </draw:frame>
            <draw:frame draw:style-name="gr24" draw:text-style-name="P21" draw:layer="layout" svg:width="4.133cm" svg:height="1.483cm" svg:x="37.451cm" svg:y="43cm">
              <draw:text-box>
                <text:p text:style-name="P1"><text:span text:style-name="T6">Aug 20</text:span></text:p>
              </draw:text-box>
            </draw:frame>
            <draw:frame draw:style-name="gr23" draw:text-style-name="P21" draw:layer="layout" svg:width="4.132cm" svg:height="1.483cm" svg:x="43.942cm" svg:y="43cm">
              <draw:text-box>
                <text:p text:style-name="P1"><text:span text:style-name="T6">Aug 27</text:span></text:p>
              </draw:text-box>
            </draw:frame>
            <draw:frame draw:style-name="gr25" draw:text-style-name="P21" draw:layer="layout" svg:width="4.051cm" svg:height="1.483cm" svg:x="50.431cm" svg:y="43cm">
              <draw:text-box>
                <text:p text:style-name="P1"><text:span text:style-name="T6">Sep 03</text:span></text:p>
              </draw:text-box>
            </draw:frame>
            <draw:frame draw:style-name="gr25" draw:text-style-name="P21" draw:layer="layout" svg:width="4.051cm" svg:height="1.483cm" svg:x="56.921cm" svg:y="43cm">
              <draw:text-box>
                <text:p text:style-name="P1"><text:span text:style-name="T6">Sep 10</text:span></text:p>
              </draw:text-box>
            </draw:frame>
            <draw:frame draw:style-name="gr25" draw:text-style-name="P21" draw:layer="layout" svg:width="4.051cm" svg:height="1.483cm" svg:x="63.411cm" svg:y="43cm">
              <draw:text-box>
                <text:p text:style-name="P1"><text:span text:style-name="T6">Sep 17</text:span></text:p>
              </draw:text-box>
            </draw:frame>
            <draw:frame draw:style-name="gr25" draw:text-style-name="P21" draw:layer="layout" svg:width="4.051cm" svg:height="1.483cm" svg:x="69.901cm" svg:y="43cm">
              <draw:text-box>
                <text:p text:style-name="P1"><text:span text:style-name="T6">Sep 24</text:span></text:p>
              </draw:text-box>
            </draw:frame>
            <draw:frame draw:style-name="gr26" draw:text-style-name="P21" draw:layer="layout" svg:width="3.87cm" svg:height="1.483cm" svg:x="76.39cm" svg:y="43cm">
              <draw:text-box>
                <text:p text:style-name="P1"><text:span text:style-name="T6">Oct 01</text:span></text:p>
              </draw:text-box>
            </draw:frame>
            <draw:frame draw:style-name="gr27" draw:text-style-name="P21" draw:layer="layout" svg:width="3.869cm" svg:height="1.483cm" svg:x="82.881cm" svg:y="43cm">
              <draw:text-box>
                <text:p text:style-name="P1"><text:span text:style-name="T6">Oct 08</text:span></text:p>
              </draw:text-box>
            </draw:frame>
            <draw:frame draw:style-name="gr26" draw:text-style-name="P21" draw:layer="layout" svg:width="3.87cm" svg:height="1.483cm" svg:x="89.37cm" svg:y="43cm">
              <draw:text-box>
                <text:p text:style-name="P1"><text:span text:style-name="T6">Oct 15</text:span></text:p>
              </draw:text-box>
            </draw:frame>
            <draw:frame draw:style-name="gr26" draw:text-style-name="P21" draw:layer="layout" svg:width="3.87cm" svg:height="1.483cm" svg:x="95.86cm" svg:y="43cm">
              <draw:text-box>
                <text:p text:style-name="P1"><text:span text:style-name="T6">Oct 22</text:span></text:p>
              </draw:text-box>
            </draw:frame>
            <draw:frame draw:style-name="gr27" draw:text-style-name="P21" draw:layer="layout" svg:width="3.869cm" svg:height="1.483cm" svg:x="102.351cm" svg:y="43cm">
              <draw:text-box>
                <text:p text:style-name="P1"><text:span text:style-name="T6">Oct 29</text:span></text:p>
              </draw:text-box>
            </draw:frame>
            <draw:frame draw:style-name="gr24" draw:text-style-name="P21" draw:layer="layout" svg:width="4.133cm" svg:height="1.483cm" svg:x="18.742cm" svg:y="43.001cm">
              <draw:text-box>
                <text:p text:style-name="P1"><text:span text:style-name="T6">Jul 31</text:span></text:p>
              </draw:text-box>
            </draw:frame>
            <draw:frame draw:style-name="gr26" draw:text-style-name="P21" draw:layer="layout" svg:width="3.87cm" svg:height="1.483cm" svg:x="108.551cm" svg:y="43.001cm">
              <draw:text-box>
                <text:p text:style-name="P1"><text:span text:style-name="T6">Nov 5</text:span></text:p>
              </draw:text-box>
            </draw:frame>
          </draw:g>
          <draw:g>
            <draw:frame draw:style-name="gr23" draw:text-style-name="P21" draw:layer="layout" svg:width="4.132cm" svg:height="1.483cm" svg:x="24.472cm" svg:y="64.1cm">
              <draw:text-box>
                <text:p text:style-name="P1"><text:span text:style-name="T6">Aug 06</text:span></text:p>
              </draw:text-box>
            </draw:frame>
            <draw:frame draw:style-name="gr24" draw:text-style-name="P21" draw:layer="layout" svg:width="4.133cm" svg:height="1.483cm" svg:x="30.962cm" svg:y="64.1cm">
              <draw:text-box>
                <text:p text:style-name="P1"><text:span text:style-name="T6">Aug 13</text:span></text:p>
              </draw:text-box>
            </draw:frame>
            <draw:frame draw:style-name="gr24" draw:text-style-name="P21" draw:layer="layout" svg:width="4.133cm" svg:height="1.483cm" svg:x="37.451cm" svg:y="64.1cm">
              <draw:text-box>
                <text:p text:style-name="P1"><text:span text:style-name="T6">Aug 20</text:span></text:p>
              </draw:text-box>
            </draw:frame>
            <draw:frame draw:style-name="gr23" draw:text-style-name="P21" draw:layer="layout" svg:width="4.132cm" svg:height="1.483cm" svg:x="43.942cm" svg:y="64.1cm">
              <draw:text-box>
                <text:p text:style-name="P1"><text:span text:style-name="T6">Aug 27</text:span></text:p>
              </draw:text-box>
            </draw:frame>
            <draw:frame draw:style-name="gr25" draw:text-style-name="P21" draw:layer="layout" svg:width="4.051cm" svg:height="1.483cm" svg:x="50.431cm" svg:y="64.1cm">
              <draw:text-box>
                <text:p text:style-name="P1"><text:span text:style-name="T6">Sep 03</text:span></text:p>
              </draw:text-box>
            </draw:frame>
            <draw:frame draw:style-name="gr25" draw:text-style-name="P21" draw:layer="layout" svg:width="4.051cm" svg:height="1.483cm" svg:x="56.921cm" svg:y="64.1cm">
              <draw:text-box>
                <text:p text:style-name="P1"><text:span text:style-name="T6">Sep 10</text:span></text:p>
              </draw:text-box>
            </draw:frame>
            <draw:frame draw:style-name="gr25" draw:text-style-name="P21" draw:layer="layout" svg:width="4.051cm" svg:height="1.483cm" svg:x="63.411cm" svg:y="64.1cm">
              <draw:text-box>
                <text:p text:style-name="P1"><text:span text:style-name="T6">Sep 17</text:span></text:p>
              </draw:text-box>
            </draw:frame>
            <draw:frame draw:style-name="gr25" draw:text-style-name="P21" draw:layer="layout" svg:width="4.051cm" svg:height="1.483cm" svg:x="69.901cm" svg:y="64.1cm">
              <draw:text-box>
                <text:p text:style-name="P1"><text:span text:style-name="T6">Sep 24</text:span></text:p>
              </draw:text-box>
            </draw:frame>
            <draw:frame draw:style-name="gr26" draw:text-style-name="P21" draw:layer="layout" svg:width="3.87cm" svg:height="1.483cm" svg:x="76.39cm" svg:y="64.1cm">
              <draw:text-box>
                <text:p text:style-name="P1"><text:span text:style-name="T6">Oct 01</text:span></text:p>
              </draw:text-box>
            </draw:frame>
            <draw:frame draw:style-name="gr27" draw:text-style-name="P21" draw:layer="layout" svg:width="3.869cm" svg:height="1.483cm" svg:x="82.881cm" svg:y="64.1cm">
              <draw:text-box>
                <text:p text:style-name="P1"><text:span text:style-name="T6">Oct 08</text:span></text:p>
              </draw:text-box>
            </draw:frame>
            <draw:frame draw:style-name="gr26" draw:text-style-name="P21" draw:layer="layout" svg:width="3.87cm" svg:height="1.483cm" svg:x="89.37cm" svg:y="64.1cm">
              <draw:text-box>
                <text:p text:style-name="P1"><text:span text:style-name="T6">Oct 15</text:span></text:p>
              </draw:text-box>
            </draw:frame>
            <draw:frame draw:style-name="gr26" draw:text-style-name="P21" draw:layer="layout" svg:width="3.87cm" svg:height="1.483cm" svg:x="95.86cm" svg:y="64.1cm">
              <draw:text-box>
                <text:p text:style-name="P1"><text:span text:style-name="T6">Oct 22</text:span></text:p>
              </draw:text-box>
            </draw:frame>
            <draw:frame draw:style-name="gr27" draw:text-style-name="P21" draw:layer="layout" svg:width="3.869cm" svg:height="1.483cm" svg:x="102.351cm" svg:y="64.1cm">
              <draw:text-box>
                <text:p text:style-name="P1"><text:span text:style-name="T6">Oct 29</text:span></text:p>
              </draw:text-box>
            </draw:frame>
            <draw:frame draw:style-name="gr24" draw:text-style-name="P21" draw:layer="layout" svg:width="4.133cm" svg:height="1.483cm" svg:x="18.742cm" svg:y="64.101cm">
              <draw:text-box>
                <text:p text:style-name="P1"><text:span text:style-name="T6">Jul 31</text:span></text:p>
              </draw:text-box>
            </draw:frame>
            <draw:frame draw:style-name="gr26" draw:text-style-name="P21" draw:layer="layout" svg:width="3.87cm" svg:height="1.483cm" svg:x="108.551cm" svg:y="64.101cm">
              <draw:text-box>
                <text:p text:style-name="P1"><text:span text:style-name="T6">Nov 5</text:span></text:p>
              </draw:text-box>
            </draw:frame>
          </draw:g>
          <draw:g>
            <draw:frame draw:style-name="gr23" draw:text-style-name="P21" draw:layer="layout" svg:width="4.132cm" svg:height="1.483cm" svg:x="24.472cm" svg:y="85.4cm">
              <draw:text-box>
                <text:p text:style-name="P1"><text:span text:style-name="T6">Aug 06</text:span></text:p>
              </draw:text-box>
            </draw:frame>
            <draw:frame draw:style-name="gr24" draw:text-style-name="P21" draw:layer="layout" svg:width="4.133cm" svg:height="1.483cm" svg:x="30.962cm" svg:y="85.4cm">
              <draw:text-box>
                <text:p text:style-name="P1"><text:span text:style-name="T6">Aug 13</text:span></text:p>
              </draw:text-box>
            </draw:frame>
            <draw:frame draw:style-name="gr24" draw:text-style-name="P21" draw:layer="layout" svg:width="4.133cm" svg:height="1.483cm" svg:x="37.451cm" svg:y="85.4cm">
              <draw:text-box>
                <text:p text:style-name="P1"><text:span text:style-name="T6">Aug 20</text:span></text:p>
              </draw:text-box>
            </draw:frame>
            <draw:frame draw:style-name="gr23" draw:text-style-name="P21" draw:layer="layout" svg:width="4.132cm" svg:height="1.483cm" svg:x="43.942cm" svg:y="85.4cm">
              <draw:text-box>
                <text:p text:style-name="P1"><text:span text:style-name="T6">Aug 27</text:span></text:p>
              </draw:text-box>
            </draw:frame>
            <draw:frame draw:style-name="gr25" draw:text-style-name="P21" draw:layer="layout" svg:width="4.051cm" svg:height="1.483cm" svg:x="50.431cm" svg:y="85.4cm">
              <draw:text-box>
                <text:p text:style-name="P1"><text:span text:style-name="T6">Sep 03</text:span></text:p>
              </draw:text-box>
            </draw:frame>
            <draw:frame draw:style-name="gr25" draw:text-style-name="P21" draw:layer="layout" svg:width="4.051cm" svg:height="1.483cm" svg:x="56.921cm" svg:y="85.4cm">
              <draw:text-box>
                <text:p text:style-name="P1"><text:span text:style-name="T6">Sep 10</text:span></text:p>
              </draw:text-box>
            </draw:frame>
            <draw:frame draw:style-name="gr25" draw:text-style-name="P21" draw:layer="layout" svg:width="4.051cm" svg:height="1.483cm" svg:x="63.411cm" svg:y="85.4cm">
              <draw:text-box>
                <text:p text:style-name="P1"><text:span text:style-name="T6">Sep 17</text:span></text:p>
              </draw:text-box>
            </draw:frame>
            <draw:frame draw:style-name="gr25" draw:text-style-name="P21" draw:layer="layout" svg:width="4.051cm" svg:height="1.483cm" svg:x="69.901cm" svg:y="85.4cm">
              <draw:text-box>
                <text:p text:style-name="P1"><text:span text:style-name="T6">Sep 24</text:span></text:p>
              </draw:text-box>
            </draw:frame>
            <draw:frame draw:style-name="gr26" draw:text-style-name="P21" draw:layer="layout" svg:width="3.87cm" svg:height="1.483cm" svg:x="76.39cm" svg:y="85.4cm">
              <draw:text-box>
                <text:p text:style-name="P1"><text:span text:style-name="T6">Oct 01</text:span></text:p>
              </draw:text-box>
            </draw:frame>
            <draw:frame draw:style-name="gr27" draw:text-style-name="P21" draw:layer="layout" svg:width="3.869cm" svg:height="1.483cm" svg:x="82.881cm" svg:y="85.4cm">
              <draw:text-box>
                <text:p text:style-name="P1"><text:span text:style-name="T6">Oct 08</text:span></text:p>
              </draw:text-box>
            </draw:frame>
            <draw:frame draw:style-name="gr26" draw:text-style-name="P21" draw:layer="layout" svg:width="3.87cm" svg:height="1.483cm" svg:x="89.37cm" svg:y="85.4cm">
              <draw:text-box>
                <text:p text:style-name="P1"><text:span text:style-name="T6">Oct 15</text:span></text:p>
              </draw:text-box>
            </draw:frame>
            <draw:frame draw:style-name="gr26" draw:text-style-name="P21" draw:layer="layout" svg:width="3.87cm" svg:height="1.483cm" svg:x="95.86cm" svg:y="85.4cm">
              <draw:text-box>
                <text:p text:style-name="P1"><text:span text:style-name="T6">Oct 22</text:span></text:p>
              </draw:text-box>
            </draw:frame>
            <draw:frame draw:style-name="gr27" draw:text-style-name="P21" draw:layer="layout" svg:width="3.869cm" svg:height="1.483cm" svg:x="102.351cm" svg:y="85.4cm">
              <draw:text-box>
                <text:p text:style-name="P1"><text:span text:style-name="T6">Oct 29</text:span></text:p>
              </draw:text-box>
            </draw:frame>
            <draw:frame draw:style-name="gr24" draw:text-style-name="P21" draw:layer="layout" svg:width="4.133cm" svg:height="1.483cm" svg:x="18.742cm" svg:y="85.401cm">
              <draw:text-box>
                <text:p text:style-name="P1"><text:span text:style-name="T6">Jul 31</text:span></text:p>
              </draw:text-box>
            </draw:frame>
            <draw:frame draw:style-name="gr26" draw:text-style-name="P21" draw:layer="layout" svg:width="3.87cm" svg:height="1.483cm" svg:x="108.551cm" svg:y="85.401cm">
              <draw:text-box>
                <text:p text:style-name="P1"><text:span text:style-name="T6">Nov 5</text:span></text:p>
              </draw:text-box>
            </draw:frame>
          </draw:g>
        </draw:g>
        <draw:g>
          <draw:frame draw:style-name="gr28" draw:text-style-name="P22" draw:layer="measurelines" svg:width="70cm" svg:height="52.5cm" svg:x="25.934cm" svg:y="102.55cm">
            <draw:image xlink:href="Pictures/1000020100000280000001E0AF004829.png" xlink:type="simple" xlink:show="embed" xlink:actuate="onLoad">
              <text:p/>
            </draw:image>
          </draw:frame>
          <draw:frame draw:style-name="gr29" draw:text-style-name="P23" draw:layer="layout" svg:width="13.949cm" svg:height="7.581cm" svg:x="27.867cm" svg:y="115.259cm">
            <draw:text-box>
              <text:p text:style-name="P1"><text:span text:style-name="T7">Current President</text:span></text:p>
            </draw:text-box>
          </draw:frame>
          <draw:frame draw:style-name="gr29" draw:text-style-name="P23" draw:layer="layout" svg:width="12.107cm" svg:height="7.581cm" svg:x="73.887cm" svg:y="146.232cm">
            <draw:text-box>
              <text:p text:style-name="P1"><text:span text:style-name="T7">Social leader</text:span></text:p>
            </draw:text-box>
          </draw:frame>
          <draw:frame draw:style-name="gr30" draw:text-style-name="P23" draw:layer="layout" svg:width="14.159cm" svg:height="3.966cm" svg:x="48.408cm" svg:y="104.025cm">
            <draw:text-box>
              <text:p text:style-name="P1"><text:span text:style-name="T7">Elections</text:span></text:p>
            </draw:text-box>
          </draw:frame>
          <draw:frame draw:style-name="gr29" draw:text-style-name="P23" draw:layer="layout" svg:width="18.052cm" svg:height="7.581cm" svg:x="44.115cm" svg:y="149.619cm">
            <draw:text-box>
              <text:p text:style-name="P1"><text:span text:style-name="T7">Prosecutor's death</text:span></text:p>
            </draw:text-box>
          </draw:frame>
          <draw:frame draw:style-name="gr31" draw:text-style-name="P25" draw:layer="layout" svg:width="16.52cm" svg:height="11.298cm" svg:x="82.547cm" svg:y="123.391cm">
            <draw:text-box>
              <text:p text:style-name="P24"><text:span text:style-name="T7">Former </text:span></text:p>
              <text:p text:style-name="P24"><text:span text:style-name="T7">Vice-President</text:span></text:p>
            </draw:text-box>
          </draw:frame>
          <draw:frame draw:style-name="gr32" draw:text-style-name="P23" draw:layer="layout" svg:width="12.633cm" svg:height="11.196cm" svg:x="74.487cm" svg:y="101.6cm">
            <draw:text-box>
              <text:p text:style-name="P1"><text:span text:style-name="T7">Former Planning minister</text:span></text:p>
            </draw:text-box>
          </draw:frame>
          <draw:frame draw:style-name="gr29" draw:text-style-name="P23" draw:layer="layout" svg:width="12.078cm" svg:height="7.581cm" svg:x="30.189cm" svg:y="137.804cm">
            <draw:text-box>
              <text:p text:style-name="P1"><text:span text:style-name="T7">Missing person</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25cm" fo:page-height="160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7-03T14:47:39.250942529</dc:date>
    <meta:editing-duration>PT52M51S</meta:editing-duration>
    <meta:editing-cycles>9</meta:editing-cycles>
    <meta:generator>LibreOffice/4.4.6.3$Linux_X86_64 LibreOffice_project/40m0$Build-3</meta:generator>
    <meta:document-statistic meta:object-count="204"/>
  </office:meta>
</office:document-meta>
</file>